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00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0.944" calcext:value-type="float">
            <text:p>0.944</text:p>
          </table:table-cell>
          <table:table-cell office:value-type="float" office:value="5.066762" calcext:value-type="float">
            <text:p>5.066762</text:p>
          </table:table-cell>
          <table:table-cell office:value-type="float" office:value="0.325615" calcext:value-type="float">
            <text:p>0.325615</text:p>
          </table:table-cell>
          <table:table-cell office:value-type="float" office:value="0.356092748" calcext:value-type="float">
            <text:p>0.356092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4" calcext:value-type="float">
            <text:p>0.944</text:p>
          </table:table-cell>
          <table:table-cell office:value-type="float" office:value="5.178832" calcext:value-type="float">
            <text:p>5.178832</text:p>
          </table:table-cell>
          <table:table-cell office:value-type="float" office:value="0.326938" calcext:value-type="float">
            <text:p>0.326938</text:p>
          </table:table-cell>
          <table:table-cell office:value-type="float" office:value="0.361132365" calcext:value-type="float">
            <text:p>0.361132365</text:p>
          </table:table-cell>
          <table:table-cell/>
          <table:table-cell office:value-type="string" calcext:value-type="string">
            <text:p>Min</text:p>
          </table:table-cell>
          <table:table-cell table:formula="of:=MIN([.B1:.B100])" office:value-type="float" office:value="0.944" calcext:value-type="float">
            <text:p>0.944</text:p>
          </table:table-cell>
          <table:table-cell table:formula="of:=MIN([.C1:.C100])" office:value-type="float" office:value="5.066762" calcext:value-type="float">
            <text:p>5.066762</text:p>
          </table:table-cell>
          <table:table-cell table:formula="of:=MIN([.D1:.D100])" office:value-type="float" office:value="0.325615" calcext:value-type="float">
            <text:p>0.325615</text:p>
          </table:table-cell>
          <table:table-cell table:formula="of:=MIN([.E1:.E100])" office:value-type="float" office:value="0.356092748" calcext:value-type="float">
            <text:p>0.356092748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5.262445" calcext:value-type="float">
            <text:p>5.262445</text:p>
          </table:table-cell>
          <table:table-cell office:value-type="float" office:value="0.327111" calcext:value-type="float">
            <text:p>0.327111</text:p>
          </table:table-cell>
          <table:table-cell office:value-type="float" office:value="0.363400432" calcext:value-type="float">
            <text:p>0.363400432</text:p>
          </table:table-cell>
          <table:table-cell/>
          <table:table-cell office:value-type="string" calcext:value-type="string">
            <text:p>25% Quart</text:p>
          </table:table-cell>
          <table:table-cell table:formula="of:=QUARTILE([.B1:.B100]; 1)" office:value-type="float" office:value="1.047" calcext:value-type="float">
            <text:p>1.047</text:p>
          </table:table-cell>
          <table:table-cell table:formula="of:=QUARTILE([.C1:.C100]; 1)" office:value-type="float" office:value="6.31103" calcext:value-type="float">
            <text:p>6.31103</text:p>
          </table:table-cell>
          <table:table-cell table:formula="of:=QUARTILE([.D1:.D100]; 1)" office:value-type="float" office:value="0.35346525" calcext:value-type="float">
            <text:p>0.35346525</text:p>
          </table:table-cell>
          <table:table-cell table:formula="of:=QUARTILE([.E1:.E100]; 1)" office:value-type="float" office:value="0.418484875" calcext:value-type="float">
            <text:p>0.418484875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5.273546" calcext:value-type="float">
            <text:p>5.273546</text:p>
          </table:table-cell>
          <table:table-cell office:value-type="float" office:value="0.327265" calcext:value-type="float">
            <text:p>0.327265</text:p>
          </table:table-cell>
          <table:table-cell office:value-type="float" office:value="0.367392845" calcext:value-type="float">
            <text:p>0.367392845</text:p>
          </table:table-cell>
          <table:table-cell/>
          <table:table-cell office:value-type="string" calcext:value-type="string">
            <text:p>Median</text:p>
          </table:table-cell>
          <table:table-cell table:formula="of:=MEDIAN([.B1:.B100])" office:value-type="float" office:value="1.1" calcext:value-type="float">
            <text:p>1.1</text:p>
          </table:table-cell>
          <table:table-cell table:formula="of:=MEDIAN([.C1:.C100])" office:value-type="float" office:value="6.4638275" calcext:value-type="float">
            <text:p>6.4638275</text:p>
          </table:table-cell>
          <table:table-cell table:formula="of:=MEDIAN([.D1:.D100])" office:value-type="float" office:value="0.3572135" calcext:value-type="float">
            <text:p>0.3572135</text:p>
          </table:table-cell>
          <table:table-cell table:formula="of:=MEDIAN([.E1:.E100])" office:value-type="float" office:value="0.4483378255" calcext:value-type="float">
            <text:p>0.4483378255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5.294893" calcext:value-type="float">
            <text:p>5.294893</text:p>
          </table:table-cell>
          <table:table-cell office:value-type="float" office:value="0.327301" calcext:value-type="float">
            <text:p>0.327301</text:p>
          </table:table-cell>
          <table:table-cell office:value-type="float" office:value="0.369535867" calcext:value-type="float">
            <text:p>0.369535867</text:p>
          </table:table-cell>
          <table:table-cell/>
          <table:table-cell office:value-type="string" calcext:value-type="string">
            <text:p>75% Quart</text:p>
          </table:table-cell>
          <table:table-cell table:formula="of:=QUARTILE([.B1:.B100]; 3)" office:value-type="float" office:value="1.116" calcext:value-type="float">
            <text:p>1.116</text:p>
          </table:table-cell>
          <table:table-cell table:formula="of:=QUARTILE([.C1:.C100]; 3)" office:value-type="float" office:value="6.670128" calcext:value-type="float">
            <text:p>6.670128</text:p>
          </table:table-cell>
          <table:table-cell table:formula="of:=QUARTILE([.D1:.D100]; 3)" office:value-type="float" office:value="0.35860675" calcext:value-type="float">
            <text:p>0.35860675</text:p>
          </table:table-cell>
          <table:table-cell table:formula="of:=QUARTILE([.E1:.E100]; 3)" office:value-type="float" office:value="0.4600404415" calcext:value-type="float">
            <text:p>0.4600404415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5.31626" calcext:value-type="float">
            <text:p>5.31626</text:p>
          </table:table-cell>
          <table:table-cell office:value-type="float" office:value="0.32733" calcext:value-type="float">
            <text:p>0.32733</text:p>
          </table:table-cell>
          <table:table-cell office:value-type="float" office:value="0.373843881" calcext:value-type="float">
            <text:p>0.373843881</text:p>
          </table:table-cell>
          <table:table-cell/>
          <table:table-cell office:value-type="string" calcext:value-type="string">
            <text:p>Max</text:p>
          </table:table-cell>
          <table:table-cell table:formula="of:=MAX([.B1:.B100])" office:value-type="float" office:value="1.232" calcext:value-type="float">
            <text:p>1.232</text:p>
          </table:table-cell>
          <table:table-cell table:formula="of:=MAX([.C1:.C100])" office:value-type="float" office:value="6.993642" calcext:value-type="float">
            <text:p>6.993642</text:p>
          </table:table-cell>
          <table:table-cell table:formula="of:=MAX([.D1:.D100])" office:value-type="float" office:value="0.381187" calcext:value-type="float">
            <text:p>0.381187</text:p>
          </table:table-cell>
          <table:table-cell table:formula="of:=MAX([.E1:.E100])" office:value-type="float" office:value="0.536102585" calcext:value-type="float">
            <text:p>0.536102585</text:p>
          </table:table-cell>
        </table:table-row>
        <table:table-row table:style-name="ro1">
          <table:table-cell/>
          <table:table-cell office:value-type="float" office:value="0.964" calcext:value-type="float">
            <text:p>0.964</text:p>
          </table:table-cell>
          <table:table-cell office:value-type="float" office:value="5.364697" calcext:value-type="float">
            <text:p>5.364697</text:p>
          </table:table-cell>
          <table:table-cell office:value-type="float" office:value="0.327536" calcext:value-type="float">
            <text:p>0.327536</text:p>
          </table:table-cell>
          <table:table-cell office:value-type="float" office:value="0.375355909" calcext:value-type="float">
            <text:p>0.375355909</text:p>
          </table:table-cell>
          <table:table-cell/>
          <table:table-cell office:value-type="string" calcext:value-type="string">
            <text:p>STD</text:p>
          </table:table-cell>
          <table:table-cell table:formula="of:=STDEV([.B1:.B100])" office:value-type="float" office:value="0.0575959594542408" calcext:value-type="float">
            <text:p>0.0575959595</text:p>
          </table:table-cell>
          <table:table-cell table:formula="of:=STDEV([.C1:.C100])" office:value-type="float" office:value="0.478234661765726" calcext:value-type="float">
            <text:p>0.4782346618</text:p>
          </table:table-cell>
          <table:table-cell table:formula="of:=STDEV([.D1:.D100])" office:value-type="float" office:value="0.0129061163961828" calcext:value-type="float">
            <text:p>0.0129061164</text:p>
          </table:table-cell>
          <table:table-cell table:formula="of:=STDEV([.E1:.E100])" office:value-type="float" office:value="0.0332915108186558" calcext:value-type="float">
            <text:p>0.0332915108</text:p>
          </table:table-cell>
        </table:table-row>
        <table:table-row table:style-name="ro1">
          <table:table-cell/>
          <table:table-cell office:value-type="float" office:value="0.972" calcext:value-type="float">
            <text:p>0.972</text:p>
          </table:table-cell>
          <table:table-cell office:value-type="float" office:value="5.385507" calcext:value-type="float">
            <text:p>5.385507</text:p>
          </table:table-cell>
          <table:table-cell office:value-type="float" office:value="0.334071" calcext:value-type="float">
            <text:p>0.334071</text:p>
          </table:table-cell>
          <table:table-cell office:value-type="float" office:value="0.377630376" calcext:value-type="float">
            <text:p>0.377630376</text:p>
          </table:table-cell>
          <table:table-cell/>
          <table:table-cell office:value-type="string" calcext:value-type="string">
            <text:p>Mean</text:p>
          </table:table-cell>
          <table:table-cell table:formula="of:=AVERAGE([.B1:.B100])" office:value-type="float" office:value="1.07472" calcext:value-type="float">
            <text:p>1.07472</text:p>
          </table:table-cell>
          <table:table-cell table:formula="of:=AVERAGE([.C1:.C100])" office:value-type="float" office:value="6.33734123" calcext:value-type="float">
            <text:p>6.33734123</text:p>
          </table:table-cell>
          <table:table-cell table:formula="of:=AVERAGE([.D1:.D100])" office:value-type="float" office:value="0.35560835" calcext:value-type="float">
            <text:p>0.35560835</text:p>
          </table:table-cell>
          <table:table-cell table:formula="of:=AVERAGE([.E1:.E100])" office:value-type="float" office:value="0.43850312383" calcext:value-type="float">
            <text:p>0.4385031238</text:p>
          </table:table-cell>
        </table:table-row>
        <table:table-row table:style-name="ro1">
          <table:table-cell/>
          <table:table-cell office:value-type="float" office:value="0.972" calcext:value-type="float">
            <text:p>0.972</text:p>
          </table:table-cell>
          <table:table-cell office:value-type="float" office:value="5.416864" calcext:value-type="float">
            <text:p>5.416864</text:p>
          </table:table-cell>
          <table:table-cell office:value-type="float" office:value="0.334255" calcext:value-type="float">
            <text:p>0.334255</text:p>
          </table:table-cell>
          <table:table-cell office:value-type="float" office:value="0.383417629" calcext:value-type="float">
            <text:p>0.383417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5.451575" calcext:value-type="float">
            <text:p>5.451575</text:p>
          </table:table-cell>
          <table:table-cell office:value-type="float" office:value="0.334562" calcext:value-type="float">
            <text:p>0.334562</text:p>
          </table:table-cell>
          <table:table-cell office:value-type="float" office:value="0.386101064" calcext:value-type="float">
            <text:p>0.38610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5.487077" calcext:value-type="float">
            <text:p>5.487077</text:p>
          </table:table-cell>
          <table:table-cell office:value-type="float" office:value="0.33497" calcext:value-type="float">
            <text:p>0.33497</text:p>
          </table:table-cell>
          <table:table-cell office:value-type="float" office:value="0.391914779" calcext:value-type="float">
            <text:p>0.391914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4" calcext:value-type="float">
            <text:p>0.984</text:p>
          </table:table-cell>
          <table:table-cell office:value-type="float" office:value="5.52413" calcext:value-type="float">
            <text:p>5.5241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392701339" calcext:value-type="float">
            <text:p>0.392701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8" calcext:value-type="float">
            <text:p>0.988</text:p>
          </table:table-cell>
          <table:table-cell office:value-type="float" office:value="5.54423" calcext:value-type="float">
            <text:p>5.54423</text:p>
          </table:table-cell>
          <table:table-cell office:value-type="float" office:value="0.335422" calcext:value-type="float">
            <text:p>0.335422</text:p>
          </table:table-cell>
          <table:table-cell office:value-type="float" office:value="0.393340751" calcext:value-type="float">
            <text:p>0.393340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2" calcext:value-type="float">
            <text:p>0.992</text:p>
          </table:table-cell>
          <table:table-cell office:value-type="float" office:value="5.587581" calcext:value-type="float">
            <text:p>5.587581</text:p>
          </table:table-cell>
          <table:table-cell office:value-type="float" office:value="0.336006" calcext:value-type="float">
            <text:p>0.336006</text:p>
          </table:table-cell>
          <table:table-cell office:value-type="float" office:value="0.39431004" calcext:value-type="float">
            <text:p>0.39431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6" calcext:value-type="float">
            <text:p>0.996</text:p>
          </table:table-cell>
          <table:table-cell office:value-type="float" office:value="5.618547" calcext:value-type="float">
            <text:p>5.618547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94969298" calcext:value-type="float">
            <text:p>0.394969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683279" calcext:value-type="float">
            <text:p>5.683279</text:p>
          </table:table-cell>
          <table:table-cell office:value-type="float" office:value="0.33985" calcext:value-type="float">
            <text:p>0.33985</text:p>
          </table:table-cell>
          <table:table-cell office:value-type="float" office:value="0.395231032" calcext:value-type="float">
            <text:p>0.395231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4" calcext:value-type="float">
            <text:p>1.004</text:p>
          </table:table-cell>
          <table:table-cell office:value-type="float" office:value="5.687932" calcext:value-type="float">
            <text:p>5.687932</text:p>
          </table:table-cell>
          <table:table-cell office:value-type="float" office:value="0.344986" calcext:value-type="float">
            <text:p>0.344986</text:p>
          </table:table-cell>
          <table:table-cell office:value-type="float" office:value="0.39730029" calcext:value-type="float">
            <text:p>0.39730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2" calcext:value-type="float">
            <text:p>1.012</text:p>
          </table:table-cell>
          <table:table-cell office:value-type="float" office:value="5.693107" calcext:value-type="float">
            <text:p>5.693107</text:p>
          </table:table-cell>
          <table:table-cell office:value-type="float" office:value="0.345814" calcext:value-type="float">
            <text:p>0.345814</text:p>
          </table:table-cell>
          <table:table-cell office:value-type="float" office:value="0.398863422" calcext:value-type="float">
            <text:p>0.398863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2" calcext:value-type="float">
            <text:p>1.012</text:p>
          </table:table-cell>
          <table:table-cell office:value-type="float" office:value="5.775998" calcext:value-type="float">
            <text:p>5.775998</text:p>
          </table:table-cell>
          <table:table-cell office:value-type="float" office:value="0.346445" calcext:value-type="float">
            <text:p>0.346445</text:p>
          </table:table-cell>
          <table:table-cell office:value-type="float" office:value="0.399573673" calcext:value-type="float">
            <text:p>0.399573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6" calcext:value-type="float">
            <text:p>1.016</text:p>
          </table:table-cell>
          <table:table-cell office:value-type="float" office:value="5.929671" calcext:value-type="float">
            <text:p>5.929671</text:p>
          </table:table-cell>
          <table:table-cell office:value-type="float" office:value="0.348105" calcext:value-type="float">
            <text:p>0.348105</text:p>
          </table:table-cell>
          <table:table-cell office:value-type="float" office:value="0.39974341" calcext:value-type="float">
            <text:p>0.39974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6" calcext:value-type="float">
            <text:p>1.016</text:p>
          </table:table-cell>
          <table:table-cell office:value-type="float" office:value="5.98943" calcext:value-type="float">
            <text:p>5.98943</text:p>
          </table:table-cell>
          <table:table-cell office:value-type="float" office:value="0.348316" calcext:value-type="float">
            <text:p>0.348316</text:p>
          </table:table-cell>
          <table:table-cell office:value-type="float" office:value="0.400182538" calcext:value-type="float">
            <text:p>0.400182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28" calcext:value-type="float">
            <text:p>1.028</text:p>
          </table:table-cell>
          <table:table-cell office:value-type="float" office:value="6.07745" calcext:value-type="float">
            <text:p>6.07745</text:p>
          </table:table-cell>
          <table:table-cell office:value-type="float" office:value="0.348604" calcext:value-type="float">
            <text:p>0.348604</text:p>
          </table:table-cell>
          <table:table-cell office:value-type="float" office:value="0.40023111" calcext:value-type="float">
            <text:p>0.40023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32" calcext:value-type="float">
            <text:p>1.032</text:p>
          </table:table-cell>
          <table:table-cell office:value-type="float" office:value="6.262723" calcext:value-type="float">
            <text:p>6.262723</text:p>
          </table:table-cell>
          <table:table-cell office:value-type="float" office:value="0.35139" calcext:value-type="float">
            <text:p>0.35139</text:p>
          </table:table-cell>
          <table:table-cell office:value-type="float" office:value="0.402291592" calcext:value-type="float">
            <text:p>0.402291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36" calcext:value-type="float">
            <text:p>1.036</text:p>
          </table:table-cell>
          <table:table-cell office:value-type="float" office:value="6.267216" calcext:value-type="float">
            <text:p>6.267216</text:p>
          </table:table-cell>
          <table:table-cell office:value-type="float" office:value="0.352979" calcext:value-type="float">
            <text:p>0.352979</text:p>
          </table:table-cell>
          <table:table-cell office:value-type="float" office:value="0.407088884" calcext:value-type="float">
            <text:p>0.407088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44" calcext:value-type="float">
            <text:p>1.044</text:p>
          </table:table-cell>
          <table:table-cell office:value-type="float" office:value="6.306791" calcext:value-type="float">
            <text:p>6.306791</text:p>
          </table:table-cell>
          <table:table-cell office:value-type="float" office:value="0.353286" calcext:value-type="float">
            <text:p>0.353286</text:p>
          </table:table-cell>
          <table:table-cell office:value-type="float" office:value="0.411195184" calcext:value-type="float">
            <text:p>0.411195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48" calcext:value-type="float">
            <text:p>1.048</text:p>
          </table:table-cell>
          <table:table-cell office:value-type="float" office:value="6.312443" calcext:value-type="float">
            <text:p>6.312443</text:p>
          </table:table-cell>
          <table:table-cell office:value-type="float" office:value="0.353525" calcext:value-type="float">
            <text:p>0.353525</text:p>
          </table:table-cell>
          <table:table-cell office:value-type="float" office:value="0.420914772" calcext:value-type="float">
            <text:p>0.420914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2" calcext:value-type="float">
            <text:p>1.052</text:p>
          </table:table-cell>
          <table:table-cell office:value-type="float" office:value="6.315339" calcext:value-type="float">
            <text:p>6.315339</text:p>
          </table:table-cell>
          <table:table-cell office:value-type="float" office:value="0.353909" calcext:value-type="float">
            <text:p>0.353909</text:p>
          </table:table-cell>
          <table:table-cell office:value-type="float" office:value="0.421754803" calcext:value-type="float">
            <text:p>0.421754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2" calcext:value-type="float">
            <text:p>1.052</text:p>
          </table:table-cell>
          <table:table-cell office:value-type="float" office:value="6.319588" calcext:value-type="float">
            <text:p>6.319588</text:p>
          </table:table-cell>
          <table:table-cell office:value-type="float" office:value="0.355075" calcext:value-type="float">
            <text:p>0.355075</text:p>
          </table:table-cell>
          <table:table-cell office:value-type="float" office:value="0.426743709" calcext:value-type="float">
            <text:p>0.426743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2" calcext:value-type="float">
            <text:p>1.052</text:p>
          </table:table-cell>
          <table:table-cell office:value-type="float" office:value="6.324926" calcext:value-type="float">
            <text:p>6.324926</text:p>
          </table:table-cell>
          <table:table-cell office:value-type="float" office:value="0.356054" calcext:value-type="float">
            <text:p>0.356054</text:p>
          </table:table-cell>
          <table:table-cell office:value-type="float" office:value="0.432399021" calcext:value-type="float">
            <text:p>0.432399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2" calcext:value-type="float">
            <text:p>1.052</text:p>
          </table:table-cell>
          <table:table-cell office:value-type="float" office:value="6.336648" calcext:value-type="float">
            <text:p>6.336648</text:p>
          </table:table-cell>
          <table:table-cell office:value-type="float" office:value="0.356178" calcext:value-type="float">
            <text:p>0.356178</text:p>
          </table:table-cell>
          <table:table-cell office:value-type="float" office:value="0.43487604" calcext:value-type="float">
            <text:p>0.43487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6" calcext:value-type="float">
            <text:p>1.056</text:p>
          </table:table-cell>
          <table:table-cell office:value-type="float" office:value="6.337654" calcext:value-type="float">
            <text:p>6.337654</text:p>
          </table:table-cell>
          <table:table-cell office:value-type="float" office:value="0.356262" calcext:value-type="float">
            <text:p>0.356262</text:p>
          </table:table-cell>
          <table:table-cell office:value-type="float" office:value="0.438767681" calcext:value-type="float">
            <text:p>0.438767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6" calcext:value-type="float">
            <text:p>1.056</text:p>
          </table:table-cell>
          <table:table-cell office:value-type="float" office:value="6.357989" calcext:value-type="float">
            <text:p>6.357989</text:p>
          </table:table-cell>
          <table:table-cell office:value-type="float" office:value="0.356286" calcext:value-type="float">
            <text:p>0.356286</text:p>
          </table:table-cell>
          <table:table-cell office:value-type="float" office:value="0.440673424" calcext:value-type="float">
            <text:p>0.440673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6" calcext:value-type="float">
            <text:p>1.056</text:p>
          </table:table-cell>
          <table:table-cell office:value-type="float" office:value="6.358745" calcext:value-type="float">
            <text:p>6.358745</text:p>
          </table:table-cell>
          <table:table-cell office:value-type="float" office:value="0.356379" calcext:value-type="float">
            <text:p>0.356379</text:p>
          </table:table-cell>
          <table:table-cell office:value-type="float" office:value="0.440851647" calcext:value-type="float">
            <text:p>0.440851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6" calcext:value-type="float">
            <text:p>1.056</text:p>
          </table:table-cell>
          <table:table-cell office:value-type="float" office:value="6.359107" calcext:value-type="float">
            <text:p>6.359107</text:p>
          </table:table-cell>
          <table:table-cell office:value-type="float" office:value="0.356548" calcext:value-type="float">
            <text:p>0.356548</text:p>
          </table:table-cell>
          <table:table-cell office:value-type="float" office:value="0.440944737" calcext:value-type="float">
            <text:p>0.440944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office:value-type="float" office:value="6.363505" calcext:value-type="float">
            <text:p>6.363505</text:p>
          </table:table-cell>
          <table:table-cell office:value-type="float" office:value="0.356618" calcext:value-type="float">
            <text:p>0.356618</text:p>
          </table:table-cell>
          <table:table-cell office:value-type="float" office:value="0.443688682" calcext:value-type="float">
            <text:p>0.443688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4" calcext:value-type="float">
            <text:p>1.064</text:p>
          </table:table-cell>
          <table:table-cell office:value-type="float" office:value="6.369439" calcext:value-type="float">
            <text:p>6.369439</text:p>
          </table:table-cell>
          <table:table-cell office:value-type="float" office:value="0.356643" calcext:value-type="float">
            <text:p>0.356643</text:p>
          </table:table-cell>
          <table:table-cell office:value-type="float" office:value="0.443721306" calcext:value-type="float">
            <text:p>0.443721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8" calcext:value-type="float">
            <text:p>1.068</text:p>
          </table:table-cell>
          <table:table-cell office:value-type="float" office:value="6.373296" calcext:value-type="float">
            <text:p>6.373296</text:p>
          </table:table-cell>
          <table:table-cell office:value-type="float" office:value="0.356646" calcext:value-type="float">
            <text:p>0.356646</text:p>
          </table:table-cell>
          <table:table-cell office:value-type="float" office:value="0.443733313" calcext:value-type="float">
            <text:p>0.44373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8" calcext:value-type="float">
            <text:p>1.068</text:p>
          </table:table-cell>
          <table:table-cell office:value-type="float" office:value="6.376276" calcext:value-type="float">
            <text:p>6.376276</text:p>
          </table:table-cell>
          <table:table-cell office:value-type="float" office:value="0.356675" calcext:value-type="float">
            <text:p>0.356675</text:p>
          </table:table-cell>
          <table:table-cell office:value-type="float" office:value="0.444264125" calcext:value-type="float">
            <text:p>0.444264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72" calcext:value-type="float">
            <text:p>1.072</text:p>
          </table:table-cell>
          <table:table-cell office:value-type="float" office:value="6.377403" calcext:value-type="float">
            <text:p>6.377403</text:p>
          </table:table-cell>
          <table:table-cell office:value-type="float" office:value="0.356683" calcext:value-type="float">
            <text:p>0.356683</text:p>
          </table:table-cell>
          <table:table-cell office:value-type="float" office:value="0.444433518" calcext:value-type="float">
            <text:p>0.444433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72" calcext:value-type="float">
            <text:p>1.072</text:p>
          </table:table-cell>
          <table:table-cell office:value-type="float" office:value="6.395526" calcext:value-type="float">
            <text:p>6.395526</text:p>
          </table:table-cell>
          <table:table-cell office:value-type="float" office:value="0.356691" calcext:value-type="float">
            <text:p>0.356691</text:p>
          </table:table-cell>
          <table:table-cell office:value-type="float" office:value="0.445576604" calcext:value-type="float">
            <text:p>0.445576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72" calcext:value-type="float">
            <text:p>1.072</text:p>
          </table:table-cell>
          <table:table-cell office:value-type="float" office:value="6.399897" calcext:value-type="float">
            <text:p>6.399897</text:p>
          </table:table-cell>
          <table:table-cell office:value-type="float" office:value="0.356759" calcext:value-type="float">
            <text:p>0.356759</text:p>
          </table:table-cell>
          <table:table-cell office:value-type="float" office:value="0.446177082" calcext:value-type="float">
            <text:p>0.446177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office:value-type="float" office:value="6.401069" calcext:value-type="float">
            <text:p>6.401069</text:p>
          </table:table-cell>
          <table:table-cell office:value-type="float" office:value="0.356777" calcext:value-type="float">
            <text:p>0.356777</text:p>
          </table:table-cell>
          <table:table-cell office:value-type="float" office:value="0.446320492" calcext:value-type="float">
            <text:p>0.446320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84" calcext:value-type="float">
            <text:p>1.084</text:p>
          </table:table-cell>
          <table:table-cell office:value-type="float" office:value="6.404282" calcext:value-type="float">
            <text:p>6.404282</text:p>
          </table:table-cell>
          <table:table-cell office:value-type="float" office:value="0.356888" calcext:value-type="float">
            <text:p>0.356888</text:p>
          </table:table-cell>
          <table:table-cell office:value-type="float" office:value="0.446411498" calcext:value-type="float">
            <text:p>0.44641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88" calcext:value-type="float">
            <text:p>1.088</text:p>
          </table:table-cell>
          <table:table-cell office:value-type="float" office:value="6.414983" calcext:value-type="float">
            <text:p>6.414983</text:p>
          </table:table-cell>
          <table:table-cell office:value-type="float" office:value="0.356924" calcext:value-type="float">
            <text:p>0.356924</text:p>
          </table:table-cell>
          <table:table-cell office:value-type="float" office:value="0.446483506" calcext:value-type="float">
            <text:p>0.446483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88" calcext:value-type="float">
            <text:p>1.088</text:p>
          </table:table-cell>
          <table:table-cell office:value-type="float" office:value="6.419412" calcext:value-type="float">
            <text:p>6.419412</text:p>
          </table:table-cell>
          <table:table-cell office:value-type="float" office:value="0.356974" calcext:value-type="float">
            <text:p>0.356974</text:p>
          </table:table-cell>
          <table:table-cell office:value-type="float" office:value="0.446763465" calcext:value-type="float">
            <text:p>0.446763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88" calcext:value-type="float">
            <text:p>1.088</text:p>
          </table:table-cell>
          <table:table-cell office:value-type="float" office:value="6.42" calcext:value-type="float">
            <text:p>6.42</text:p>
          </table:table-cell>
          <table:table-cell office:value-type="float" office:value="0.357038" calcext:value-type="float">
            <text:p>0.357038</text:p>
          </table:table-cell>
          <table:table-cell office:value-type="float" office:value="0.447112509" calcext:value-type="float">
            <text:p>0.447112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92" calcext:value-type="float">
            <text:p>1.092</text:p>
          </table:table-cell>
          <table:table-cell office:value-type="float" office:value="6.439451" calcext:value-type="float">
            <text:p>6.439451</text:p>
          </table:table-cell>
          <table:table-cell office:value-type="float" office:value="0.357089" calcext:value-type="float">
            <text:p>0.357089</text:p>
          </table:table-cell>
          <table:table-cell office:value-type="float" office:value="0.447129978" calcext:value-type="float">
            <text:p>0.447129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92" calcext:value-type="float">
            <text:p>1.092</text:p>
          </table:table-cell>
          <table:table-cell office:value-type="float" office:value="6.440518" calcext:value-type="float">
            <text:p>6.440518</text:p>
          </table:table-cell>
          <table:table-cell office:value-type="float" office:value="0.35709" calcext:value-type="float">
            <text:p>0.35709</text:p>
          </table:table-cell>
          <table:table-cell office:value-type="float" office:value="0.447134206" calcext:value-type="float">
            <text:p>0.447134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96" calcext:value-type="float">
            <text:p>1.096</text:p>
          </table:table-cell>
          <table:table-cell office:value-type="float" office:value="6.452504" calcext:value-type="float">
            <text:p>6.452504</text:p>
          </table:table-cell>
          <table:table-cell office:value-type="float" office:value="0.357149" calcext:value-type="float">
            <text:p>0.357149</text:p>
          </table:table-cell>
          <table:table-cell office:value-type="float" office:value="0.447923157" calcext:value-type="float">
            <text:p>0.447923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462355" calcext:value-type="float">
            <text:p>6.462355</text:p>
          </table:table-cell>
          <table:table-cell office:value-type="float" office:value="0.357199" calcext:value-type="float">
            <text:p>0.357199</text:p>
          </table:table-cell>
          <table:table-cell office:value-type="float" office:value="0.447924552" calcext:value-type="float">
            <text:p>0.44792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4653" calcext:value-type="float">
            <text:p>6.4653</text:p>
          </table:table-cell>
          <table:table-cell office:value-type="float" office:value="0.357228" calcext:value-type="float">
            <text:p>0.357228</text:p>
          </table:table-cell>
          <table:table-cell office:value-type="float" office:value="0.448751099" calcext:value-type="float">
            <text:p>0.448751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488423" calcext:value-type="float">
            <text:p>6.488423</text:p>
          </table:table-cell>
          <table:table-cell office:value-type="float" office:value="0.357241" calcext:value-type="float">
            <text:p>0.357241</text:p>
          </table:table-cell>
          <table:table-cell office:value-type="float" office:value="0.449475473" calcext:value-type="float">
            <text:p>0.449475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490974" calcext:value-type="float">
            <text:p>6.490974</text:p>
          </table:table-cell>
          <table:table-cell office:value-type="float" office:value="0.35726" calcext:value-type="float">
            <text:p>0.35726</text:p>
          </table:table-cell>
          <table:table-cell office:value-type="float" office:value="0.451104957" calcext:value-type="float">
            <text:p>0.451104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494584" calcext:value-type="float">
            <text:p>6.494584</text:p>
          </table:table-cell>
          <table:table-cell office:value-type="float" office:value="0.357342" calcext:value-type="float">
            <text:p>0.357342</text:p>
          </table:table-cell>
          <table:table-cell office:value-type="float" office:value="0.451183937" calcext:value-type="float">
            <text:p>0.451183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501983" calcext:value-type="float">
            <text:p>6.501983</text:p>
          </table:table-cell>
          <table:table-cell office:value-type="float" office:value="0.35739" calcext:value-type="float">
            <text:p>0.35739</text:p>
          </table:table-cell>
          <table:table-cell office:value-type="float" office:value="0.45168348" calcext:value-type="float">
            <text:p>0.45168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50512" calcext:value-type="float">
            <text:p>6.50512</text:p>
          </table:table-cell>
          <table:table-cell office:value-type="float" office:value="0.357425" calcext:value-type="float">
            <text:p>0.357425</text:p>
          </table:table-cell>
          <table:table-cell office:value-type="float" office:value="0.452087622" calcext:value-type="float">
            <text:p>0.452087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516512" calcext:value-type="float">
            <text:p>6.516512</text:p>
          </table:table-cell>
          <table:table-cell office:value-type="float" office:value="0.357524" calcext:value-type="float">
            <text:p>0.357524</text:p>
          </table:table-cell>
          <table:table-cell office:value-type="float" office:value="0.452138899" calcext:value-type="float">
            <text:p>0.452138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519267" calcext:value-type="float">
            <text:p>6.519267</text:p>
          </table:table-cell>
          <table:table-cell office:value-type="float" office:value="0.357527" calcext:value-type="float">
            <text:p>0.357527</text:p>
          </table:table-cell>
          <table:table-cell office:value-type="float" office:value="0.452150257" calcext:value-type="float">
            <text:p>0.452150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524689" calcext:value-type="float">
            <text:p>6.524689</text:p>
          </table:table-cell>
          <table:table-cell office:value-type="float" office:value="0.357565" calcext:value-type="float">
            <text:p>0.357565</text:p>
          </table:table-cell>
          <table:table-cell office:value-type="float" office:value="0.452522265" calcext:value-type="float">
            <text:p>0.452522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6.526795" calcext:value-type="float">
            <text:p>6.526795</text:p>
          </table:table-cell>
          <table:table-cell office:value-type="float" office:value="0.357625" calcext:value-type="float">
            <text:p>0.357625</text:p>
          </table:table-cell>
          <table:table-cell office:value-type="float" office:value="0.453002397" calcext:value-type="float">
            <text:p>0.453002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4" calcext:value-type="float">
            <text:p>1.104</text:p>
          </table:table-cell>
          <table:table-cell office:value-type="float" office:value="6.536758" calcext:value-type="float">
            <text:p>6.536758</text:p>
          </table:table-cell>
          <table:table-cell office:value-type="float" office:value="0.357634" calcext:value-type="float">
            <text:p>0.357634</text:p>
          </table:table-cell>
          <table:table-cell office:value-type="float" office:value="0.453355723" calcext:value-type="float">
            <text:p>0.453355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4" calcext:value-type="float">
            <text:p>1.104</text:p>
          </table:table-cell>
          <table:table-cell office:value-type="float" office:value="6.53699" calcext:value-type="float">
            <text:p>6.53699</text:p>
          </table:table-cell>
          <table:table-cell office:value-type="float" office:value="0.35775" calcext:value-type="float">
            <text:p>0.35775</text:p>
          </table:table-cell>
          <table:table-cell office:value-type="float" office:value="0.453577977" calcext:value-type="float">
            <text:p>0.453577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4" calcext:value-type="float">
            <text:p>1.104</text:p>
          </table:table-cell>
          <table:table-cell office:value-type="float" office:value="6.544644" calcext:value-type="float">
            <text:p>6.544644</text:p>
          </table:table-cell>
          <table:table-cell office:value-type="float" office:value="0.357813" calcext:value-type="float">
            <text:p>0.357813</text:p>
          </table:table-cell>
          <table:table-cell office:value-type="float" office:value="0.454366071" calcext:value-type="float">
            <text:p>0.454366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4" calcext:value-type="float">
            <text:p>1.104</text:p>
          </table:table-cell>
          <table:table-cell office:value-type="float" office:value="6.550287" calcext:value-type="float">
            <text:p>6.550287</text:p>
          </table:table-cell>
          <table:table-cell office:value-type="float" office:value="0.357958" calcext:value-type="float">
            <text:p>0.357958</text:p>
          </table:table-cell>
          <table:table-cell office:value-type="float" office:value="0.454651377" calcext:value-type="float">
            <text:p>0.454651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4" calcext:value-type="float">
            <text:p>1.104</text:p>
          </table:table-cell>
          <table:table-cell office:value-type="float" office:value="6.553878" calcext:value-type="float">
            <text:p>6.553878</text:p>
          </table:table-cell>
          <table:table-cell office:value-type="float" office:value="0.357961" calcext:value-type="float">
            <text:p>0.357961</text:p>
          </table:table-cell>
          <table:table-cell office:value-type="float" office:value="0.455323524" calcext:value-type="float">
            <text:p>0.455323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8" calcext:value-type="float">
            <text:p>1.108</text:p>
          </table:table-cell>
          <table:table-cell office:value-type="float" office:value="6.553981" calcext:value-type="float">
            <text:p>6.553981</text:p>
          </table:table-cell>
          <table:table-cell office:value-type="float" office:value="0.357975" calcext:value-type="float">
            <text:p>0.357975</text:p>
          </table:table-cell>
          <table:table-cell office:value-type="float" office:value="0.455438928" calcext:value-type="float">
            <text:p>0.455438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8" calcext:value-type="float">
            <text:p>1.108</text:p>
          </table:table-cell>
          <table:table-cell office:value-type="float" office:value="6.554932" calcext:value-type="float">
            <text:p>6.554932</text:p>
          </table:table-cell>
          <table:table-cell office:value-type="float" office:value="0.358121" calcext:value-type="float">
            <text:p>0.358121</text:p>
          </table:table-cell>
          <table:table-cell office:value-type="float" office:value="0.455489075" calcext:value-type="float">
            <text:p>0.455489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8" calcext:value-type="float">
            <text:p>1.108</text:p>
          </table:table-cell>
          <table:table-cell office:value-type="float" office:value="6.57511" calcext:value-type="float">
            <text:p>6.57511</text:p>
          </table:table-cell>
          <table:table-cell office:value-type="float" office:value="0.358132" calcext:value-type="float">
            <text:p>0.358132</text:p>
          </table:table-cell>
          <table:table-cell office:value-type="float" office:value="0.455600436" calcext:value-type="float">
            <text:p>0.45560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8" calcext:value-type="float">
            <text:p>1.108</text:p>
          </table:table-cell>
          <table:table-cell office:value-type="float" office:value="6.575466" calcext:value-type="float">
            <text:p>6.575466</text:p>
          </table:table-cell>
          <table:table-cell office:value-type="float" office:value="0.358141" calcext:value-type="float">
            <text:p>0.358141</text:p>
          </table:table-cell>
          <table:table-cell office:value-type="float" office:value="0.455816485" calcext:value-type="float">
            <text:p>0.455816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8" calcext:value-type="float">
            <text:p>1.108</text:p>
          </table:table-cell>
          <table:table-cell office:value-type="float" office:value="6.59829" calcext:value-type="float">
            <text:p>6.59829</text:p>
          </table:table-cell>
          <table:table-cell office:value-type="float" office:value="0.358185" calcext:value-type="float">
            <text:p>0.358185</text:p>
          </table:table-cell>
          <table:table-cell office:value-type="float" office:value="0.456951455" calcext:value-type="float">
            <text:p>0.456951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12" calcext:value-type="float">
            <text:p>1.112</text:p>
          </table:table-cell>
          <table:table-cell office:value-type="float" office:value="6.598669" calcext:value-type="float">
            <text:p>6.598669</text:p>
          </table:table-cell>
          <table:table-cell office:value-type="float" office:value="0.358234" calcext:value-type="float">
            <text:p>0.358234</text:p>
          </table:table-cell>
          <table:table-cell office:value-type="float" office:value="0.457445021" calcext:value-type="float">
            <text:p>0.457445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12" calcext:value-type="float">
            <text:p>1.112</text:p>
          </table:table-cell>
          <table:table-cell office:value-type="float" office:value="6.623659" calcext:value-type="float">
            <text:p>6.623659</text:p>
          </table:table-cell>
          <table:table-cell office:value-type="float" office:value="0.358444" calcext:value-type="float">
            <text:p>0.358444</text:p>
          </table:table-cell>
          <table:table-cell office:value-type="float" office:value="0.458773081" calcext:value-type="float">
            <text:p>0.458773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12" calcext:value-type="float">
            <text:p>1.112</text:p>
          </table:table-cell>
          <table:table-cell office:value-type="float" office:value="6.626786" calcext:value-type="float">
            <text:p>6.626786</text:p>
          </table:table-cell>
          <table:table-cell office:value-type="float" office:value="0.358551" calcext:value-type="float">
            <text:p>0.358551</text:p>
          </table:table-cell>
          <table:table-cell office:value-type="float" office:value="0.459657436" calcext:value-type="float">
            <text:p>0.459657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12" calcext:value-type="float">
            <text:p>1.112</text:p>
          </table:table-cell>
          <table:table-cell office:value-type="float" office:value="6.65163" calcext:value-type="float">
            <text:p>6.65163</text:p>
          </table:table-cell>
          <table:table-cell office:value-type="float" office:value="0.35856" calcext:value-type="float">
            <text:p>0.35856</text:p>
          </table:table-cell>
          <table:table-cell office:value-type="float" office:value="0.459855904" calcext:value-type="float">
            <text:p>0.459855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16" calcext:value-type="float">
            <text:p>1.116</text:p>
          </table:table-cell>
          <table:table-cell office:value-type="float" office:value="6.660148" calcext:value-type="float">
            <text:p>6.660148</text:p>
          </table:table-cell>
          <table:table-cell office:value-type="float" office:value="0.358605" calcext:value-type="float">
            <text:p>0.358605</text:p>
          </table:table-cell>
          <table:table-cell office:value-type="float" office:value="0.459978336" calcext:value-type="float">
            <text:p>0.459978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16" calcext:value-type="float">
            <text:p>1.116</text:p>
          </table:table-cell>
          <table:table-cell office:value-type="float" office:value="6.700068" calcext:value-type="float">
            <text:p>6.700068</text:p>
          </table:table-cell>
          <table:table-cell office:value-type="float" office:value="0.358612" calcext:value-type="float">
            <text:p>0.358612</text:p>
          </table:table-cell>
          <table:table-cell office:value-type="float" office:value="0.460226758" calcext:value-type="float">
            <text:p>0.460226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16" calcext:value-type="float">
            <text:p>1.116</text:p>
          </table:table-cell>
          <table:table-cell office:value-type="float" office:value="6.709249" calcext:value-type="float">
            <text:p>6.709249</text:p>
          </table:table-cell>
          <table:table-cell office:value-type="float" office:value="0.358621" calcext:value-type="float">
            <text:p>0.358621</text:p>
          </table:table-cell>
          <table:table-cell office:value-type="float" office:value="0.460491599" calcext:value-type="float">
            <text:p>0.460491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6.722225" calcext:value-type="float">
            <text:p>6.722225</text:p>
          </table:table-cell>
          <table:table-cell office:value-type="float" office:value="0.358821" calcext:value-type="float">
            <text:p>0.358821</text:p>
          </table:table-cell>
          <table:table-cell office:value-type="float" office:value="0.46093491" calcext:value-type="float">
            <text:p>0.46093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6.727295" calcext:value-type="float">
            <text:p>6.727295</text:p>
          </table:table-cell>
          <table:table-cell office:value-type="float" office:value="0.35886" calcext:value-type="float">
            <text:p>0.35886</text:p>
          </table:table-cell>
          <table:table-cell office:value-type="float" office:value="0.461071922" calcext:value-type="float">
            <text:p>0.461071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6.733327" calcext:value-type="float">
            <text:p>6.733327</text:p>
          </table:table-cell>
          <table:table-cell office:value-type="float" office:value="0.359041" calcext:value-type="float">
            <text:p>0.359041</text:p>
          </table:table-cell>
          <table:table-cell office:value-type="float" office:value="0.461702869" calcext:value-type="float">
            <text:p>0.461702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6.743335" calcext:value-type="float">
            <text:p>6.743335</text:p>
          </table:table-cell>
          <table:table-cell office:value-type="float" office:value="0.360179" calcext:value-type="float">
            <text:p>0.360179</text:p>
          </table:table-cell>
          <table:table-cell office:value-type="float" office:value="0.462785121" calcext:value-type="float">
            <text:p>0.462785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6.762095" calcext:value-type="float">
            <text:p>6.762095</text:p>
          </table:table-cell>
          <table:table-cell office:value-type="float" office:value="0.36059" calcext:value-type="float">
            <text:p>0.36059</text:p>
          </table:table-cell>
          <table:table-cell office:value-type="float" office:value="0.463100954" calcext:value-type="float">
            <text:p>0.463100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4" calcext:value-type="float">
            <text:p>1.124</text:p>
          </table:table-cell>
          <table:table-cell office:value-type="float" office:value="6.76256" calcext:value-type="float">
            <text:p>6.76256</text:p>
          </table:table-cell>
          <table:table-cell office:value-type="float" office:value="0.361158" calcext:value-type="float">
            <text:p>0.361158</text:p>
          </table:table-cell>
          <table:table-cell office:value-type="float" office:value="0.463241056" calcext:value-type="float">
            <text:p>0.46324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4" calcext:value-type="float">
            <text:p>1.124</text:p>
          </table:table-cell>
          <table:table-cell office:value-type="float" office:value="6.765112" calcext:value-type="float">
            <text:p>6.765112</text:p>
          </table:table-cell>
          <table:table-cell office:value-type="float" office:value="0.371186" calcext:value-type="float">
            <text:p>0.371186</text:p>
          </table:table-cell>
          <table:table-cell office:value-type="float" office:value="0.463793452" calcext:value-type="float">
            <text:p>0.463793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4" calcext:value-type="float">
            <text:p>1.124</text:p>
          </table:table-cell>
          <table:table-cell office:value-type="float" office:value="6.76799" calcext:value-type="float">
            <text:p>6.76799</text:p>
          </table:table-cell>
          <table:table-cell office:value-type="float" office:value="0.37191" calcext:value-type="float">
            <text:p>0.37191</text:p>
          </table:table-cell>
          <table:table-cell office:value-type="float" office:value="0.464002544" calcext:value-type="float">
            <text:p>0.464002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4" calcext:value-type="float">
            <text:p>1.124</text:p>
          </table:table-cell>
          <table:table-cell office:value-type="float" office:value="6.777333" calcext:value-type="float">
            <text:p>6.777333</text:p>
          </table:table-cell>
          <table:table-cell office:value-type="float" office:value="0.373685" calcext:value-type="float">
            <text:p>0.373685</text:p>
          </table:table-cell>
          <table:table-cell office:value-type="float" office:value="0.464776484" calcext:value-type="float">
            <text:p>0.464776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4" calcext:value-type="float">
            <text:p>1.124</text:p>
          </table:table-cell>
          <table:table-cell office:value-type="float" office:value="6.783189" calcext:value-type="float">
            <text:p>6.783189</text:p>
          </table:table-cell>
          <table:table-cell office:value-type="float" office:value="0.373797" calcext:value-type="float">
            <text:p>0.373797</text:p>
          </table:table-cell>
          <table:table-cell office:value-type="float" office:value="0.465265833" calcext:value-type="float">
            <text:p>0.465265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4" calcext:value-type="float">
            <text:p>1.124</text:p>
          </table:table-cell>
          <table:table-cell office:value-type="float" office:value="6.783302" calcext:value-type="float">
            <text:p>6.783302</text:p>
          </table:table-cell>
          <table:table-cell office:value-type="float" office:value="0.374109" calcext:value-type="float">
            <text:p>0.374109</text:p>
          </table:table-cell>
          <table:table-cell office:value-type="float" office:value="0.466488383" calcext:value-type="float">
            <text:p>0.466488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8" calcext:value-type="float">
            <text:p>1.128</text:p>
          </table:table-cell>
          <table:table-cell office:value-type="float" office:value="6.7857" calcext:value-type="float">
            <text:p>6.7857</text:p>
          </table:table-cell>
          <table:table-cell office:value-type="float" office:value="0.374408" calcext:value-type="float">
            <text:p>0.374408</text:p>
          </table:table-cell>
          <table:table-cell office:value-type="float" office:value="0.466789612" calcext:value-type="float">
            <text:p>0.466789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8" calcext:value-type="float">
            <text:p>1.128</text:p>
          </table:table-cell>
          <table:table-cell office:value-type="float" office:value="6.804386" calcext:value-type="float">
            <text:p>6.804386</text:p>
          </table:table-cell>
          <table:table-cell office:value-type="float" office:value="0.374603" calcext:value-type="float">
            <text:p>0.374603</text:p>
          </table:table-cell>
          <table:table-cell office:value-type="float" office:value="0.466808495" calcext:value-type="float">
            <text:p>0.466808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32" calcext:value-type="float">
            <text:p>1.132</text:p>
          </table:table-cell>
          <table:table-cell office:value-type="float" office:value="6.813361" calcext:value-type="float">
            <text:p>6.813361</text:p>
          </table:table-cell>
          <table:table-cell office:value-type="float" office:value="0.374886" calcext:value-type="float">
            <text:p>0.374886</text:p>
          </table:table-cell>
          <table:table-cell office:value-type="float" office:value="0.467375878" calcext:value-type="float">
            <text:p>0.467375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32" calcext:value-type="float">
            <text:p>1.132</text:p>
          </table:table-cell>
          <table:table-cell office:value-type="float" office:value="6.814613" calcext:value-type="float">
            <text:p>6.814613</text:p>
          </table:table-cell>
          <table:table-cell office:value-type="float" office:value="0.374998" calcext:value-type="float">
            <text:p>0.374998</text:p>
          </table:table-cell>
          <table:table-cell office:value-type="float" office:value="0.468886341" calcext:value-type="float">
            <text:p>0.46888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32" calcext:value-type="float">
            <text:p>1.132</text:p>
          </table:table-cell>
          <table:table-cell office:value-type="float" office:value="6.817849" calcext:value-type="float">
            <text:p>6.817849</text:p>
          </table:table-cell>
          <table:table-cell office:value-type="float" office:value="0.375008" calcext:value-type="float">
            <text:p>0.375008</text:p>
          </table:table-cell>
          <table:table-cell office:value-type="float" office:value="0.471907927" calcext:value-type="float">
            <text:p>0.471907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32" calcext:value-type="float">
            <text:p>1.132</text:p>
          </table:table-cell>
          <table:table-cell office:value-type="float" office:value="6.842559" calcext:value-type="float">
            <text:p>6.842559</text:p>
          </table:table-cell>
          <table:table-cell office:value-type="float" office:value="0.375107" calcext:value-type="float">
            <text:p>0.375107</text:p>
          </table:table-cell>
          <table:table-cell office:value-type="float" office:value="0.471986072" calcext:value-type="float">
            <text:p>0.471986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36" calcext:value-type="float">
            <text:p>1.136</text:p>
          </table:table-cell>
          <table:table-cell office:value-type="float" office:value="6.850547" calcext:value-type="float">
            <text:p>6.850547</text:p>
          </table:table-cell>
          <table:table-cell office:value-type="float" office:value="0.375172" calcext:value-type="float">
            <text:p>0.375172</text:p>
          </table:table-cell>
          <table:table-cell office:value-type="float" office:value="0.477010854" calcext:value-type="float">
            <text:p>0.477010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36" calcext:value-type="float">
            <text:p>1.136</text:p>
          </table:table-cell>
          <table:table-cell office:value-type="float" office:value="6.860648" calcext:value-type="float">
            <text:p>6.860648</text:p>
          </table:table-cell>
          <table:table-cell office:value-type="float" office:value="0.375543" calcext:value-type="float">
            <text:p>0.375543</text:p>
          </table:table-cell>
          <table:table-cell office:value-type="float" office:value="0.478012942" calcext:value-type="float">
            <text:p>0.478012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36" calcext:value-type="float">
            <text:p>1.136</text:p>
          </table:table-cell>
          <table:table-cell office:value-type="float" office:value="6.863809" calcext:value-type="float">
            <text:p>6.863809</text:p>
          </table:table-cell>
          <table:table-cell office:value-type="float" office:value="0.376014" calcext:value-type="float">
            <text:p>0.376014</text:p>
          </table:table-cell>
          <table:table-cell office:value-type="float" office:value="0.478794518" calcext:value-type="float">
            <text:p>0.478794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52" calcext:value-type="float">
            <text:p>1.152</text:p>
          </table:table-cell>
          <table:table-cell office:value-type="float" office:value="6.888467" calcext:value-type="float">
            <text:p>6.888467</text:p>
          </table:table-cell>
          <table:table-cell office:value-type="float" office:value="0.376875" calcext:value-type="float">
            <text:p>0.376875</text:p>
          </table:table-cell>
          <table:table-cell office:value-type="float" office:value="0.479465462" calcext:value-type="float">
            <text:p>0.479465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76" calcext:value-type="float">
            <text:p>1.176</text:p>
          </table:table-cell>
          <table:table-cell office:value-type="float" office:value="6.907689" calcext:value-type="float">
            <text:p>6.907689</text:p>
          </table:table-cell>
          <table:table-cell office:value-type="float" office:value="0.37712" calcext:value-type="float">
            <text:p>0.37712</text:p>
          </table:table-cell>
          <table:table-cell office:value-type="float" office:value="0.483344312" calcext:value-type="float">
            <text:p>0.483344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32" calcext:value-type="float">
            <text:p>1.232</text:p>
          </table:table-cell>
          <table:table-cell office:value-type="float" office:value="6.993642" calcext:value-type="float">
            <text:p>6.993642</text:p>
          </table:table-cell>
          <table:table-cell office:value-type="float" office:value="0.381187" calcext:value-type="float">
            <text:p>0.381187</text:p>
          </table:table-cell>
          <table:table-cell office:value-type="float" office:value="0.536102585" calcext:value-type="float">
            <text:p>0.536102585</text:p>
          </table:table-cell>
          <table:table-cell table:number-columns-repeated="6"/>
        </table:table-row>
      </table:table>
      <table:table table:name="5000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6.348" calcext:value-type="float">
            <text:p>6.348</text:p>
          </table:table-cell>
          <table:table-cell office:value-type="float" office:value="94.250603" calcext:value-type="float">
            <text:p>94.250603</text:p>
          </table:table-cell>
          <table:table-cell office:value-type="float" office:value="5.4702" calcext:value-type="float">
            <text:p>5.4702</text:p>
          </table:table-cell>
          <table:table-cell office:value-type="float" office:value="4.533655634" calcext:value-type="float">
            <text:p>4.533655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.768" calcext:value-type="float">
            <text:p>6.768</text:p>
          </table:table-cell>
          <table:table-cell office:value-type="float" office:value="101.451138" calcext:value-type="float">
            <text:p>101.451138</text:p>
          </table:table-cell>
          <table:table-cell office:value-type="float" office:value="5.65616" calcext:value-type="float">
            <text:p>5.65616</text:p>
          </table:table-cell>
          <table:table-cell office:value-type="float" office:value="5.04936518" calcext:value-type="float">
            <text:p>5.04936518</text:p>
          </table:table-cell>
          <table:table-cell/>
          <table:table-cell office:value-type="string" calcext:value-type="string">
            <text:p>Min</text:p>
          </table:table-cell>
          <table:table-cell table:formula="of:=MIN([.B1:.B100])" office:value-type="float" office:value="6.348" calcext:value-type="float">
            <text:p>6.348</text:p>
          </table:table-cell>
          <table:table-cell table:formula="of:=MIN([.C1:.C100])" office:value-type="float" office:value="94.250603" calcext:value-type="float">
            <text:p>94.250603</text:p>
          </table:table-cell>
          <table:table-cell table:formula="of:=MIN([.D1:.D100])" office:value-type="float" office:value="5.4702" calcext:value-type="float">
            <text:p>5.4702</text:p>
          </table:table-cell>
          <table:table-cell table:formula="of:=MIN([.E1:.E100])" office:value-type="float" office:value="4.533655634" calcext:value-type="float">
            <text:p>4.533655634</text:p>
          </table:table-cell>
        </table:table-row>
        <table:table-row table:style-name="ro1">
          <table:table-cell/>
          <table:table-cell office:value-type="float" office:value="6.892" calcext:value-type="float">
            <text:p>6.892</text:p>
          </table:table-cell>
          <table:table-cell office:value-type="float" office:value="101.684146" calcext:value-type="float">
            <text:p>101.684146</text:p>
          </table:table-cell>
          <table:table-cell office:value-type="float" office:value="5.67926" calcext:value-type="float">
            <text:p>5.67926</text:p>
          </table:table-cell>
          <table:table-cell office:value-type="float" office:value="5.05786621" calcext:value-type="float">
            <text:p>5.05786621</text:p>
          </table:table-cell>
          <table:table-cell/>
          <table:table-cell office:value-type="string" calcext:value-type="string">
            <text:p>25% Quart</text:p>
          </table:table-cell>
          <table:table-cell table:formula="of:=QUARTILE([.B1:.B100]; 1)" office:value-type="float" office:value="11.826" calcext:value-type="float">
            <text:p>11.826</text:p>
          </table:table-cell>
          <table:table-cell table:formula="of:=QUARTILE([.C1:.C100]; 1)" office:value-type="float" office:value="112.63192775" calcext:value-type="float">
            <text:p>112.63192775</text:p>
          </table:table-cell>
          <table:table-cell table:formula="of:=QUARTILE([.D1:.D100]; 1)" office:value-type="float" office:value="7.513175" calcext:value-type="float">
            <text:p>7.513175</text:p>
          </table:table-cell>
          <table:table-cell table:formula="of:=QUARTILE([.E1:.E100]; 1)" office:value-type="float" office:value="6.53219816525" calcext:value-type="float">
            <text:p>6.5321981653</text:p>
          </table:table-cell>
        </table:table-row>
        <table:table-row table:style-name="ro1">
          <table:table-cell/>
          <table:table-cell office:value-type="float" office:value="7.712" calcext:value-type="float">
            <text:p>7.712</text:p>
          </table:table-cell>
          <table:table-cell office:value-type="float" office:value="102.238726" calcext:value-type="float">
            <text:p>102.238726</text:p>
          </table:table-cell>
          <table:table-cell office:value-type="float" office:value="5.68934" calcext:value-type="float">
            <text:p>5.68934</text:p>
          </table:table-cell>
          <table:table-cell office:value-type="float" office:value="5.067427931" calcext:value-type="float">
            <text:p>5.067427931</text:p>
          </table:table-cell>
          <table:table-cell/>
          <table:table-cell office:value-type="string" calcext:value-type="string">
            <text:p>Median</text:p>
          </table:table-cell>
          <table:table-cell table:formula="of:=MEDIAN([.B1:.B100])" office:value-type="float" office:value="12.14" calcext:value-type="float">
            <text:p>12.14</text:p>
          </table:table-cell>
          <table:table-cell table:formula="of:=MEDIAN([.C1:.C100])" office:value-type="float" office:value="125.2699485" calcext:value-type="float">
            <text:p>125.2699485</text:p>
          </table:table-cell>
          <table:table-cell table:formula="of:=MEDIAN([.D1:.D100])" office:value-type="float" office:value="8.846415" calcext:value-type="float">
            <text:p>8.846415</text:p>
          </table:table-cell>
          <table:table-cell table:formula="of:=MEDIAN([.E1:.E100])" office:value-type="float" office:value="6.939906951" calcext:value-type="float">
            <text:p>6.939906951</text:p>
          </table:table-cell>
        </table:table-row>
        <table:table-row table:style-name="ro1">
          <table:table-cell/>
          <table:table-cell office:value-type="float" office:value="8.048" calcext:value-type="float">
            <text:p>8.048</text:p>
          </table:table-cell>
          <table:table-cell office:value-type="float" office:value="102.946703" calcext:value-type="float">
            <text:p>102.946703</text:p>
          </table:table-cell>
          <table:table-cell office:value-type="float" office:value="5.74497" calcext:value-type="float">
            <text:p>5.74497</text:p>
          </table:table-cell>
          <table:table-cell office:value-type="float" office:value="5.127629511" calcext:value-type="float">
            <text:p>5.127629511</text:p>
          </table:table-cell>
          <table:table-cell/>
          <table:table-cell office:value-type="string" calcext:value-type="string">
            <text:p>75% Quart</text:p>
          </table:table-cell>
          <table:table-cell table:formula="of:=QUARTILE([.B1:.B100]; 3)" office:value-type="float" office:value="12.844" calcext:value-type="float">
            <text:p>12.844</text:p>
          </table:table-cell>
          <table:table-cell table:formula="of:=QUARTILE([.C1:.C100]; 3)" office:value-type="float" office:value="136.616385" calcext:value-type="float">
            <text:p>136.616385</text:p>
          </table:table-cell>
          <table:table-cell table:formula="of:=QUARTILE([.D1:.D100]; 3)" office:value-type="float" office:value="9.15474" calcext:value-type="float">
            <text:p>9.15474</text:p>
          </table:table-cell>
          <table:table-cell table:formula="of:=QUARTILE([.E1:.E100]; 3)" office:value-type="float" office:value="7.31321878425" calcext:value-type="float">
            <text:p>7.3132187843</text:p>
          </table:table-cell>
        </table:table-row>
        <table:table-row table:style-name="ro1">
          <table:table-cell/>
          <table:table-cell office:value-type="float" office:value="8.22" calcext:value-type="float">
            <text:p>8.22</text:p>
          </table:table-cell>
          <table:table-cell office:value-type="float" office:value="104.114678" calcext:value-type="float">
            <text:p>104.114678</text:p>
          </table:table-cell>
          <table:table-cell office:value-type="float" office:value="5.9379" calcext:value-type="float">
            <text:p>5.9379</text:p>
          </table:table-cell>
          <table:table-cell office:value-type="float" office:value="5.156230639" calcext:value-type="float">
            <text:p>5.156230639</text:p>
          </table:table-cell>
          <table:table-cell/>
          <table:table-cell office:value-type="string" calcext:value-type="string">
            <text:p>Max</text:p>
          </table:table-cell>
          <table:table-cell table:formula="of:=MAX([.B1:.B100])" office:value-type="float" office:value="15.48" calcext:value-type="float">
            <text:p>15.48</text:p>
          </table:table-cell>
          <table:table-cell table:formula="of:=MAX([.C1:.C100])" office:value-type="float" office:value="166.062316" calcext:value-type="float">
            <text:p>166.062316</text:p>
          </table:table-cell>
          <table:table-cell table:formula="of:=MAX([.D1:.D100])" office:value-type="float" office:value="9.93715" calcext:value-type="float">
            <text:p>9.93715</text:p>
          </table:table-cell>
          <table:table-cell table:formula="of:=MAX([.E1:.E100])" office:value-type="float" office:value="7.80204292" calcext:value-type="float">
            <text:p>7.80204292</text:p>
          </table:table-cell>
        </table:table-row>
        <table:table-row table:style-name="ro1">
          <table:table-cell/>
          <table:table-cell office:value-type="float" office:value="8.94" calcext:value-type="float">
            <text:p>8.94</text:p>
          </table:table-cell>
          <table:table-cell office:value-type="float" office:value="104.695345" calcext:value-type="float">
            <text:p>104.695345</text:p>
          </table:table-cell>
          <table:table-cell office:value-type="float" office:value="5.96472" calcext:value-type="float">
            <text:p>5.96472</text:p>
          </table:table-cell>
          <table:table-cell office:value-type="float" office:value="5.283262419" calcext:value-type="float">
            <text:p>5.283262419</text:p>
          </table:table-cell>
          <table:table-cell/>
          <table:table-cell office:value-type="string" calcext:value-type="string">
            <text:p>STD</text:p>
          </table:table-cell>
          <table:table-cell table:formula="of:=STDEV([.B1:.B100])" office:value-type="float" office:value="1.70017548280265" calcext:value-type="float">
            <text:p>1.7001754828</text:p>
          </table:table-cell>
          <table:table-cell table:formula="of:=STDEV([.C1:.C100])" office:value-type="float" office:value="16.3902616371876" calcext:value-type="float">
            <text:p>16.3902616372</text:p>
          </table:table-cell>
          <table:table-cell table:formula="of:=STDEV([.D1:.D100])" office:value-type="float" office:value="1.14716860212607" calcext:value-type="float">
            <text:p>1.1471686021</text:p>
          </table:table-cell>
          <table:table-cell table:formula="of:=STDEV([.E1:.E100])" office:value-type="float" office:value="0.742713346465809" calcext:value-type="float">
            <text:p>0.7427133465</text:p>
          </table:table-cell>
        </table:table-row>
        <table:table-row table:style-name="ro1">
          <table:table-cell/>
          <table:table-cell office:value-type="float" office:value="9.056" calcext:value-type="float">
            <text:p>9.056</text:p>
          </table:table-cell>
          <table:table-cell office:value-type="float" office:value="104.761278" calcext:value-type="float">
            <text:p>104.761278</text:p>
          </table:table-cell>
          <table:table-cell office:value-type="float" office:value="6.00348" calcext:value-type="float">
            <text:p>6.00348</text:p>
          </table:table-cell>
          <table:table-cell office:value-type="float" office:value="5.288316758" calcext:value-type="float">
            <text:p>5.288316758</text:p>
          </table:table-cell>
          <table:table-cell/>
          <table:table-cell office:value-type="string" calcext:value-type="string">
            <text:p>Mean</text:p>
          </table:table-cell>
          <table:table-cell table:formula="of:=AVERAGE([.B1:.B100])" office:value-type="float" office:value="12.06612" calcext:value-type="float">
            <text:p>12.06612</text:p>
          </table:table-cell>
          <table:table-cell table:formula="of:=AVERAGE([.C1:.C100])" office:value-type="float" office:value="126.1226524" calcext:value-type="float">
            <text:p>126.1226524</text:p>
          </table:table-cell>
          <table:table-cell table:formula="of:=AVERAGE([.D1:.D100])" office:value-type="float" office:value="8.3502946" calcext:value-type="float">
            <text:p>8.3502946</text:p>
          </table:table-cell>
          <table:table-cell table:formula="of:=AVERAGE([.E1:.E100])" office:value-type="float" office:value="6.7629950320125" calcext:value-type="float">
            <text:p>6.762995032</text:p>
          </table:table-cell>
        </table:table-row>
        <table:table-row table:style-name="ro1">
          <table:table-cell/>
          <table:table-cell office:value-type="float" office:value="9.616" calcext:value-type="float">
            <text:p>9.616</text:p>
          </table:table-cell>
          <table:table-cell office:value-type="float" office:value="106.301141" calcext:value-type="float">
            <text:p>106.301141</text:p>
          </table:table-cell>
          <table:table-cell office:value-type="float" office:value="6.46631" calcext:value-type="float">
            <text:p>6.46631</text:p>
          </table:table-cell>
          <table:table-cell office:value-type="float" office:value="5.553156582" calcext:value-type="float">
            <text:p>5.553156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848" calcext:value-type="float">
            <text:p>9.848</text:p>
          </table:table-cell>
          <table:table-cell office:value-type="float" office:value="107.126895" calcext:value-type="float">
            <text:p>107.126895</text:p>
          </table:table-cell>
          <table:table-cell office:value-type="float" office:value="6.59175" calcext:value-type="float">
            <text:p>6.59175</text:p>
          </table:table-cell>
          <table:table-cell office:value-type="float" office:value="5.615872314" calcext:value-type="float">
            <text:p>5.615872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896" calcext:value-type="float">
            <text:p>9.896</text:p>
          </table:table-cell>
          <table:table-cell office:value-type="float" office:value="107.450153" calcext:value-type="float">
            <text:p>107.450153</text:p>
          </table:table-cell>
          <table:table-cell office:value-type="float" office:value="6.68915" calcext:value-type="float">
            <text:p>6.68915</text:p>
          </table:table-cell>
          <table:table-cell office:value-type="float" office:value="5.711205001" calcext:value-type="float">
            <text:p>5.711205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52" calcext:value-type="float">
            <text:p>10.152</text:p>
          </table:table-cell>
          <table:table-cell office:value-type="float" office:value="107.750428" calcext:value-type="float">
            <text:p>107.750428</text:p>
          </table:table-cell>
          <table:table-cell office:value-type="float" office:value="6.69714" calcext:value-type="float">
            <text:p>6.69714</text:p>
          </table:table-cell>
          <table:table-cell office:value-type="float" office:value="5.848192304" calcext:value-type="float">
            <text:p>5.848192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484" calcext:value-type="float">
            <text:p>10.484</text:p>
          </table:table-cell>
          <table:table-cell office:value-type="float" office:value="107.791069" calcext:value-type="float">
            <text:p>107.791069</text:p>
          </table:table-cell>
          <table:table-cell office:value-type="float" office:value="6.84171" calcext:value-type="float">
            <text:p>6.84171</text:p>
          </table:table-cell>
          <table:table-cell office:value-type="float" office:value="5.983120828" calcext:value-type="float">
            <text:p>5.983120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84" calcext:value-type="float">
            <text:p>10.84</text:p>
          </table:table-cell>
          <table:table-cell office:value-type="float" office:value="107.940187" calcext:value-type="float">
            <text:p>107.940187</text:p>
          </table:table-cell>
          <table:table-cell office:value-type="float" office:value="6.88218" calcext:value-type="float">
            <text:p>6.88218</text:p>
          </table:table-cell>
          <table:table-cell office:value-type="float" office:value="6.048584167" calcext:value-type="float">
            <text:p>6.04858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032" calcext:value-type="float">
            <text:p>11.032</text:p>
          </table:table-cell>
          <table:table-cell office:value-type="float" office:value="108.204801" calcext:value-type="float">
            <text:p>108.204801</text:p>
          </table:table-cell>
          <table:table-cell office:value-type="float" office:value="7.05679" calcext:value-type="float">
            <text:p>7.05679</text:p>
          </table:table-cell>
          <table:table-cell office:value-type="float" office:value="6.298591158" calcext:value-type="float">
            <text:p>6.298591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052" calcext:value-type="float">
            <text:p>11.052</text:p>
          </table:table-cell>
          <table:table-cell office:value-type="float" office:value="108.301456" calcext:value-type="float">
            <text:p>108.301456</text:p>
          </table:table-cell>
          <table:table-cell office:value-type="float" office:value="7.07525" calcext:value-type="float">
            <text:p>7.07525</text:p>
          </table:table-cell>
          <table:table-cell office:value-type="float" office:value="6.415335724" calcext:value-type="float">
            <text:p>6.415335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164" calcext:value-type="float">
            <text:p>11.164</text:p>
          </table:table-cell>
          <table:table-cell office:value-type="float" office:value="109.370853" calcext:value-type="float">
            <text:p>109.370853</text:p>
          </table:table-cell>
          <table:table-cell office:value-type="float" office:value="7.11584" calcext:value-type="float">
            <text:p>7.11584</text:p>
          </table:table-cell>
          <table:table-cell office:value-type="float" office:value="6.428576664" calcext:value-type="float">
            <text:p>6.428576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316" calcext:value-type="float">
            <text:p>11.316</text:p>
          </table:table-cell>
          <table:table-cell office:value-type="float" office:value="109.489475" calcext:value-type="float">
            <text:p>109.489475</text:p>
          </table:table-cell>
          <table:table-cell office:value-type="float" office:value="7.23295" calcext:value-type="float">
            <text:p>7.23295</text:p>
          </table:table-cell>
          <table:table-cell office:value-type="float" office:value="6.443687487" calcext:value-type="float">
            <text:p>6.443687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376" calcext:value-type="float">
            <text:p>11.376</text:p>
          </table:table-cell>
          <table:table-cell office:value-type="float" office:value="109.663433" calcext:value-type="float">
            <text:p>109.663433</text:p>
          </table:table-cell>
          <table:table-cell office:value-type="float" office:value="7.24957" calcext:value-type="float">
            <text:p>7.24957</text:p>
          </table:table-cell>
          <table:table-cell office:value-type="float" office:value="6.473986238" calcext:value-type="float">
            <text:p>6.473986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488" calcext:value-type="float">
            <text:p>11.488</text:p>
          </table:table-cell>
          <table:table-cell office:value-type="float" office:value="109.818858" calcext:value-type="float">
            <text:p>109.818858</text:p>
          </table:table-cell>
          <table:table-cell office:value-type="float" office:value="7.27356" calcext:value-type="float">
            <text:p>7.27356</text:p>
          </table:table-cell>
          <table:table-cell office:value-type="float" office:value="6.503343542" calcext:value-type="float">
            <text:p>6.503343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624" calcext:value-type="float">
            <text:p>11.624</text:p>
          </table:table-cell>
          <table:table-cell office:value-type="float" office:value="109.873339" calcext:value-type="float">
            <text:p>109.873339</text:p>
          </table:table-cell>
          <table:table-cell office:value-type="float" office:value="7.29426" calcext:value-type="float">
            <text:p>7.29426</text:p>
          </table:table-cell>
          <table:table-cell office:value-type="float" office:value="6.541816373" calcext:value-type="float">
            <text:p>6.541816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644" calcext:value-type="float">
            <text:p>11.644</text:p>
          </table:table-cell>
          <table:table-cell office:value-type="float" office:value="111.028671" calcext:value-type="float">
            <text:p>111.028671</text:p>
          </table:table-cell>
          <table:table-cell office:value-type="float" office:value="7.32665" calcext:value-type="float">
            <text:p>7.32665</text:p>
          </table:table-cell>
          <table:table-cell office:value-type="float" office:value="6.569701399" calcext:value-type="float">
            <text:p>6.569701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704" calcext:value-type="float">
            <text:p>11.704</text:p>
          </table:table-cell>
          <table:table-cell office:value-type="float" office:value="111.362679" calcext:value-type="float">
            <text:p>111.362679</text:p>
          </table:table-cell>
          <table:table-cell office:value-type="float" office:value="7.38021" calcext:value-type="float">
            <text:p>7.38021</text:p>
          </table:table-cell>
          <table:table-cell office:value-type="float" office:value="6.582969388" calcext:value-type="float">
            <text:p>6.582969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16" calcext:value-type="float">
            <text:p>11.816</text:p>
          </table:table-cell>
          <table:table-cell office:value-type="float" office:value="111.978371" calcext:value-type="float">
            <text:p>111.978371</text:p>
          </table:table-cell>
          <table:table-cell office:value-type="float" office:value="7.44974" calcext:value-type="float">
            <text:p>7.44974</text:p>
          </table:table-cell>
          <table:table-cell office:value-type="float" office:value="6.585399504" calcext:value-type="float">
            <text:p>6.585399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2" calcext:value-type="float">
            <text:p>11.82</text:p>
          </table:table-cell>
          <table:table-cell office:value-type="float" office:value="112.503701" calcext:value-type="float">
            <text:p>112.503701</text:p>
          </table:table-cell>
          <table:table-cell office:value-type="float" office:value="7.45406" calcext:value-type="float">
            <text:p>7.45406</text:p>
          </table:table-cell>
          <table:table-cell office:value-type="float" office:value="6.592334491" calcext:value-type="float">
            <text:p>6.592334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28" calcext:value-type="float">
            <text:p>11.828</text:p>
          </table:table-cell>
          <table:table-cell office:value-type="float" office:value="112.67467" calcext:value-type="float">
            <text:p>112.67467</text:p>
          </table:table-cell>
          <table:table-cell office:value-type="float" office:value="7.53288" calcext:value-type="float">
            <text:p>7.53288</text:p>
          </table:table-cell>
          <table:table-cell office:value-type="float" office:value="6.661200484" calcext:value-type="float">
            <text:p>6.66120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32" calcext:value-type="float">
            <text:p>11.832</text:p>
          </table:table-cell>
          <table:table-cell office:value-type="float" office:value="112.790065" calcext:value-type="float">
            <text:p>112.790065</text:p>
          </table:table-cell>
          <table:table-cell office:value-type="float" office:value="7.59568" calcext:value-type="float">
            <text:p>7.59568</text:p>
          </table:table-cell>
          <table:table-cell office:value-type="float" office:value="6.677659506" calcext:value-type="float">
            <text:p>6.677659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48" calcext:value-type="float">
            <text:p>11.848</text:p>
          </table:table-cell>
          <table:table-cell office:value-type="float" office:value="113.408174" calcext:value-type="float">
            <text:p>113.408174</text:p>
          </table:table-cell>
          <table:table-cell office:value-type="float" office:value="7.60803" calcext:value-type="float">
            <text:p>7.60803</text:p>
          </table:table-cell>
          <table:table-cell office:value-type="float" office:value="6.713734965" calcext:value-type="float">
            <text:p>6.713734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52" calcext:value-type="float">
            <text:p>11.852</text:p>
          </table:table-cell>
          <table:table-cell office:value-type="float" office:value="113.454272" calcext:value-type="float">
            <text:p>113.454272</text:p>
          </table:table-cell>
          <table:table-cell office:value-type="float" office:value="7.71454" calcext:value-type="float">
            <text:p>7.71454</text:p>
          </table:table-cell>
          <table:table-cell office:value-type="float" office:value="6.729679775" calcext:value-type="float">
            <text:p>6.729679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6" calcext:value-type="float">
            <text:p>11.86</text:p>
          </table:table-cell>
          <table:table-cell office:value-type="float" office:value="113.534932" calcext:value-type="float">
            <text:p>113.534932</text:p>
          </table:table-cell>
          <table:table-cell office:value-type="float" office:value="7.78723" calcext:value-type="float">
            <text:p>7.78723</text:p>
          </table:table-cell>
          <table:table-cell office:value-type="float" office:value="6.746918977" calcext:value-type="float">
            <text:p>6.746918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72" calcext:value-type="float">
            <text:p>11.872</text:p>
          </table:table-cell>
          <table:table-cell office:value-type="float" office:value="113.690782" calcext:value-type="float">
            <text:p>113.690782</text:p>
          </table:table-cell>
          <table:table-cell office:value-type="float" office:value="7.98355" calcext:value-type="float">
            <text:p>7.98355</text:p>
          </table:table-cell>
          <table:table-cell office:value-type="float" office:value="6.762998304" calcext:value-type="float">
            <text:p>6.762998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76" calcext:value-type="float">
            <text:p>11.876</text:p>
          </table:table-cell>
          <table:table-cell office:value-type="float" office:value="113.764218" calcext:value-type="float">
            <text:p>113.764218</text:p>
          </table:table-cell>
          <table:table-cell office:value-type="float" office:value="8.01305" calcext:value-type="float">
            <text:p>8.01305</text:p>
          </table:table-cell>
          <table:table-cell office:value-type="float" office:value="6.772041693" calcext:value-type="float">
            <text:p>6.772041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76" calcext:value-type="float">
            <text:p>11.876</text:p>
          </table:table-cell>
          <table:table-cell office:value-type="float" office:value="115.271579" calcext:value-type="float">
            <text:p>115.271579</text:p>
          </table:table-cell>
          <table:table-cell office:value-type="float" office:value="8.12959" calcext:value-type="float">
            <text:p>8.12959</text:p>
          </table:table-cell>
          <table:table-cell office:value-type="float" office:value="6.773157088" calcext:value-type="float">
            <text:p>6.773157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84" calcext:value-type="float">
            <text:p>11.884</text:p>
          </table:table-cell>
          <table:table-cell office:value-type="float" office:value="116.373827" calcext:value-type="float">
            <text:p>116.373827</text:p>
          </table:table-cell>
          <table:table-cell office:value-type="float" office:value="8.18896" calcext:value-type="float">
            <text:p>8.18896</text:p>
          </table:table-cell>
          <table:table-cell office:value-type="float" office:value="6.80183654" calcext:value-type="float">
            <text:p>6.80183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888" calcext:value-type="float">
            <text:p>11.888</text:p>
          </table:table-cell>
          <table:table-cell office:value-type="float" office:value="116.623607" calcext:value-type="float">
            <text:p>116.623607</text:p>
          </table:table-cell>
          <table:table-cell office:value-type="float" office:value="8.24139" calcext:value-type="float">
            <text:p>8.24139</text:p>
          </table:table-cell>
          <table:table-cell office:value-type="float" office:value="6.805276209" calcext:value-type="float">
            <text:p>6.805276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904" calcext:value-type="float">
            <text:p>11.904</text:p>
          </table:table-cell>
          <table:table-cell office:value-type="float" office:value="116.869467" calcext:value-type="float">
            <text:p>116.869467</text:p>
          </table:table-cell>
          <table:table-cell office:value-type="float" office:value="8.25006" calcext:value-type="float">
            <text:p>8.25006</text:p>
          </table:table-cell>
          <table:table-cell office:value-type="float" office:value="6.841757246" calcext:value-type="float">
            <text:p>6.841757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908" calcext:value-type="float">
            <text:p>11.908</text:p>
          </table:table-cell>
          <table:table-cell office:value-type="float" office:value="117.301744" calcext:value-type="float">
            <text:p>117.301744</text:p>
          </table:table-cell>
          <table:table-cell office:value-type="float" office:value="8.29905" calcext:value-type="float">
            <text:p>8.29905</text:p>
          </table:table-cell>
          <table:table-cell office:value-type="float" office:value="6.85541258" calcext:value-type="float">
            <text:p>6.85541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912" calcext:value-type="float">
            <text:p>11.912</text:p>
          </table:table-cell>
          <table:table-cell office:value-type="float" office:value="117.748692" calcext:value-type="float">
            <text:p>117.748692</text:p>
          </table:table-cell>
          <table:table-cell office:value-type="float" office:value="8.30639" calcext:value-type="float">
            <text:p>8.30639</text:p>
          </table:table-cell>
          <table:table-cell office:value-type="float" office:value="6.896078872" calcext:value-type="float">
            <text:p>6.896078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924" calcext:value-type="float">
            <text:p>11.924</text:p>
          </table:table-cell>
          <table:table-cell office:value-type="float" office:value="118.255659" calcext:value-type="float">
            <text:p>118.255659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6.900290272" calcext:value-type="float">
            <text:p>6.900290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928" calcext:value-type="float">
            <text:p>11.928</text:p>
          </table:table-cell>
          <table:table-cell office:value-type="float" office:value="119.321414" calcext:value-type="float">
            <text:p>119.321414</text:p>
          </table:table-cell>
          <table:table-cell office:value-type="float" office:value="8.41348" calcext:value-type="float">
            <text:p>8.41348</text:p>
          </table:table-cell>
          <table:table-cell office:value-type="float" office:value="6.92373433" calcext:value-type="float">
            <text:p>6.92373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94" calcext:value-type="float">
            <text:p>11.94</text:p>
          </table:table-cell>
          <table:table-cell office:value-type="float" office:value="119.948556" calcext:value-type="float">
            <text:p>119.948556</text:p>
          </table:table-cell>
          <table:table-cell office:value-type="float" office:value="8.45819" calcext:value-type="float">
            <text:p>8.45819</text:p>
          </table:table-cell>
          <table:table-cell office:value-type="float" office:value="6.956079572" calcext:value-type="float">
            <text:p>6.956079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008" calcext:value-type="float">
            <text:p>12.008</text:p>
          </table:table-cell>
          <table:table-cell office:value-type="float" office:value="121.011713" calcext:value-type="float">
            <text:p>121.011713</text:p>
          </table:table-cell>
          <table:table-cell office:value-type="float" office:value="8.49917" calcext:value-type="float">
            <text:p>8.49917</text:p>
          </table:table-cell>
          <table:table-cell office:value-type="float" office:value="6.991674527" calcext:value-type="float">
            <text:p>6.991674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024" calcext:value-type="float">
            <text:p>12.024</text:p>
          </table:table-cell>
          <table:table-cell office:value-type="float" office:value="121.023439" calcext:value-type="float">
            <text:p>121.023439</text:p>
          </table:table-cell>
          <table:table-cell office:value-type="float" office:value="8.53677" calcext:value-type="float">
            <text:p>8.53677</text:p>
          </table:table-cell>
          <table:table-cell office:value-type="float" office:value="6.999730519" calcext:value-type="float">
            <text:p>6.999730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032" calcext:value-type="float">
            <text:p>12.032</text:p>
          </table:table-cell>
          <table:table-cell office:value-type="float" office:value="121.440632" calcext:value-type="float">
            <text:p>121.440632</text:p>
          </table:table-cell>
          <table:table-cell office:value-type="float" office:value="8.55204" calcext:value-type="float">
            <text:p>8.55204</text:p>
          </table:table-cell>
          <table:table-cell office:value-type="float" office:value="7.013531094" calcext:value-type="float">
            <text:p>7.013531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064" calcext:value-type="float">
            <text:p>12.064</text:p>
          </table:table-cell>
          <table:table-cell office:value-type="float" office:value="121.998457" calcext:value-type="float">
            <text:p>121.998457</text:p>
          </table:table-cell>
          <table:table-cell office:value-type="float" office:value="8.6919" calcext:value-type="float">
            <text:p>8.6919</text:p>
          </table:table-cell>
          <table:table-cell office:value-type="float" office:value="7.03543959" calcext:value-type="float">
            <text:p>7.03543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076" calcext:value-type="float">
            <text:p>12.076</text:p>
          </table:table-cell>
          <table:table-cell office:value-type="float" office:value="122.262027" calcext:value-type="float">
            <text:p>122.262027</text:p>
          </table:table-cell>
          <table:table-cell office:value-type="float" office:value="8.72319" calcext:value-type="float">
            <text:p>8.72319</text:p>
          </table:table-cell>
          <table:table-cell office:value-type="float" office:value="7.056791856" calcext:value-type="float">
            <text:p>7.056791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084" calcext:value-type="float">
            <text:p>12.084</text:p>
          </table:table-cell>
          <table:table-cell office:value-type="float" office:value="122.331638" calcext:value-type="float">
            <text:p>122.331638</text:p>
          </table:table-cell>
          <table:table-cell office:value-type="float" office:value="8.78812" calcext:value-type="float">
            <text:p>8.78812</text:p>
          </table:table-cell>
          <table:table-cell office:value-type="float" office:value="7.124825395" calcext:value-type="float">
            <text:p>7.124825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104" calcext:value-type="float">
            <text:p>12.104</text:p>
          </table:table-cell>
          <table:table-cell office:value-type="float" office:value="123.686131" calcext:value-type="float">
            <text:p>123.686131</text:p>
          </table:table-cell>
          <table:table-cell office:value-type="float" office:value="8.80835" calcext:value-type="float">
            <text:p>8.80835</text:p>
          </table:table-cell>
          <table:table-cell office:value-type="float" office:value="7.132592438" calcext:value-type="float">
            <text:p>7.132592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112" calcext:value-type="float">
            <text:p>12.112</text:p>
          </table:table-cell>
          <table:table-cell office:value-type="float" office:value="124.615183" calcext:value-type="float">
            <text:p>124.615183</text:p>
          </table:table-cell>
          <table:table-cell office:value-type="float" office:value="8.81678" calcext:value-type="float">
            <text:p>8.81678</text:p>
          </table:table-cell>
          <table:table-cell office:value-type="float" office:value="7.145102651" calcext:value-type="float">
            <text:p>7.145102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132" calcext:value-type="float">
            <text:p>12.132</text:p>
          </table:table-cell>
          <table:table-cell office:value-type="float" office:value="125.237101" calcext:value-type="float">
            <text:p>125.237101</text:p>
          </table:table-cell>
          <table:table-cell office:value-type="float" office:value="8.84108" calcext:value-type="float">
            <text:p>8.84108</text:p>
          </table:table-cell>
          <table:table-cell office:value-type="float" office:value="7.180954975" calcext:value-type="float">
            <text:p>7.180954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148" calcext:value-type="float">
            <text:p>12.148</text:p>
          </table:table-cell>
          <table:table-cell office:value-type="float" office:value="125.302796" calcext:value-type="float">
            <text:p>125.302796</text:p>
          </table:table-cell>
          <table:table-cell office:value-type="float" office:value="8.85175" calcext:value-type="float">
            <text:p>8.85175</text:p>
          </table:table-cell>
          <table:table-cell office:value-type="float" office:value="7.183625741" calcext:value-type="float">
            <text:p>7.18362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224" calcext:value-type="float">
            <text:p>12.224</text:p>
          </table:table-cell>
          <table:table-cell office:value-type="float" office:value="126.439851" calcext:value-type="float">
            <text:p>126.439851</text:p>
          </table:table-cell>
          <table:table-cell office:value-type="float" office:value="8.85454" calcext:value-type="float">
            <text:p>8.85454</text:p>
          </table:table-cell>
          <table:table-cell office:value-type="float" office:value="7.184821474" calcext:value-type="float">
            <text:p>7.184821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256" calcext:value-type="float">
            <text:p>12.256</text:p>
          </table:table-cell>
          <table:table-cell office:value-type="float" office:value="126.523561" calcext:value-type="float">
            <text:p>126.523561</text:p>
          </table:table-cell>
          <table:table-cell office:value-type="float" office:value="8.88569" calcext:value-type="float">
            <text:p>8.88569</text:p>
          </table:table-cell>
          <table:table-cell office:value-type="float" office:value="7.193137194" calcext:value-type="float">
            <text:p>7.193137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268" calcext:value-type="float">
            <text:p>12.268</text:p>
          </table:table-cell>
          <table:table-cell office:value-type="float" office:value="126.608386" calcext:value-type="float">
            <text:p>126.608386</text:p>
          </table:table-cell>
          <table:table-cell office:value-type="float" office:value="8.90096" calcext:value-type="float">
            <text:p>8.90096</text:p>
          </table:table-cell>
          <table:table-cell office:value-type="float" office:value="7.212686213" calcext:value-type="float">
            <text:p>7.212686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284" calcext:value-type="float">
            <text:p>12.284</text:p>
          </table:table-cell>
          <table:table-cell office:value-type="float" office:value="126.662709" calcext:value-type="float">
            <text:p>126.662709</text:p>
          </table:table-cell>
          <table:table-cell office:value-type="float" office:value="8.90606" calcext:value-type="float">
            <text:p>8.90606</text:p>
          </table:table-cell>
          <table:table-cell office:value-type="float" office:value="7.238887712" calcext:value-type="float">
            <text:p>7.238887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292" calcext:value-type="float">
            <text:p>12.292</text:p>
          </table:table-cell>
          <table:table-cell office:value-type="float" office:value="126.674098" calcext:value-type="float">
            <text:p>126.674098</text:p>
          </table:table-cell>
          <table:table-cell office:value-type="float" office:value="8.90815" calcext:value-type="float">
            <text:p>8.90815</text:p>
          </table:table-cell>
          <table:table-cell office:value-type="float" office:value="7.271310697" calcext:value-type="float">
            <text:p>7.271310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04" calcext:value-type="float">
            <text:p>12.304</text:p>
          </table:table-cell>
          <table:table-cell office:value-type="float" office:value="128.592628" calcext:value-type="float">
            <text:p>128.592628</text:p>
          </table:table-cell>
          <table:table-cell office:value-type="float" office:value="8.94104" calcext:value-type="float">
            <text:p>8.94104</text:p>
          </table:table-cell>
          <table:table-cell office:value-type="float" office:value="7.280338056" calcext:value-type="float">
            <text:p>7.28033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04" calcext:value-type="float">
            <text:p>12.304</text:p>
          </table:table-cell>
          <table:table-cell office:value-type="float" office:value="129.118812" calcext:value-type="float">
            <text:p>129.118812</text:p>
          </table:table-cell>
          <table:table-cell office:value-type="float" office:value="8.94592" calcext:value-type="float">
            <text:p>8.94592</text:p>
          </table:table-cell>
          <table:table-cell office:value-type="float" office:value="7.28309007" calcext:value-type="float">
            <text:p>7.28309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28" calcext:value-type="float">
            <text:p>12.328</text:p>
          </table:table-cell>
          <table:table-cell office:value-type="float" office:value="129.885448" calcext:value-type="float">
            <text:p>129.885448</text:p>
          </table:table-cell>
          <table:table-cell office:value-type="float" office:value="8.95947" calcext:value-type="float">
            <text:p>8.95947</text:p>
          </table:table-cell>
          <table:table-cell office:value-type="float" office:value="7.302478225" calcext:value-type="float">
            <text:p>7.302478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44" calcext:value-type="float">
            <text:p>12.344</text:p>
          </table:table-cell>
          <table:table-cell office:value-type="float" office:value="129.940486" calcext:value-type="float">
            <text:p>129.940486</text:p>
          </table:table-cell>
          <table:table-cell office:value-type="float" office:value="9.00829" calcext:value-type="float">
            <text:p>9.00829</text:p>
          </table:table-cell>
          <table:table-cell office:value-type="float" office:value="7.308915938" calcext:value-type="float">
            <text:p>7.308915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72" calcext:value-type="float">
            <text:p>12.372</text:p>
          </table:table-cell>
          <table:table-cell office:value-type="float" office:value="130.66616" calcext:value-type="float">
            <text:p>130.66616</text:p>
          </table:table-cell>
          <table:table-cell office:value-type="float" office:value="9.00994" calcext:value-type="float">
            <text:p>9.00994</text:p>
          </table:table-cell>
          <table:table-cell office:value-type="float" office:value="7.326127323" calcext:value-type="float">
            <text:p>7.32612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76" calcext:value-type="float">
            <text:p>12.376</text:p>
          </table:table-cell>
          <table:table-cell office:value-type="float" office:value="130.733111" calcext:value-type="float">
            <text:p>130.733111</text:p>
          </table:table-cell>
          <table:table-cell office:value-type="float" office:value="9.02789" calcext:value-type="float">
            <text:p>9.02789</text:p>
          </table:table-cell>
          <table:table-cell office:value-type="float" office:value="7.329856212" calcext:value-type="float">
            <text:p>7.329856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84" calcext:value-type="float">
            <text:p>12.384</text:p>
          </table:table-cell>
          <table:table-cell office:value-type="float" office:value="131.128002" calcext:value-type="float">
            <text:p>131.128002</text:p>
          </table:table-cell>
          <table:table-cell office:value-type="float" office:value="9.03847" calcext:value-type="float">
            <text:p>9.03847</text:p>
          </table:table-cell>
          <table:table-cell office:value-type="float" office:value="7.340917137" calcext:value-type="float">
            <text:p>7.340917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42" calcext:value-type="float">
            <text:p>12.42</text:p>
          </table:table-cell>
          <table:table-cell office:value-type="float" office:value="131.154713" calcext:value-type="float">
            <text:p>131.154713</text:p>
          </table:table-cell>
          <table:table-cell office:value-type="float" office:value="9.05405" calcext:value-type="float">
            <text:p>9.05405</text:p>
          </table:table-cell>
          <table:table-cell office:value-type="float" office:value="7.364201659" calcext:value-type="float">
            <text:p>7.364201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436" calcext:value-type="float">
            <text:p>12.436</text:p>
          </table:table-cell>
          <table:table-cell office:value-type="float" office:value="131.224078" calcext:value-type="float">
            <text:p>131.224078</text:p>
          </table:table-cell>
          <table:table-cell office:value-type="float" office:value="9.05945" calcext:value-type="float">
            <text:p>9.05945</text:p>
          </table:table-cell>
          <table:table-cell office:value-type="float" office:value="7.38238458" calcext:value-type="float">
            <text:p>7.38238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464" calcext:value-type="float">
            <text:p>12.464</text:p>
          </table:table-cell>
          <table:table-cell office:value-type="float" office:value="132.460885" calcext:value-type="float">
            <text:p>132.460885</text:p>
          </table:table-cell>
          <table:table-cell office:value-type="float" office:value="9.06897" calcext:value-type="float">
            <text:p>9.06897</text:p>
          </table:table-cell>
          <table:table-cell office:value-type="float" office:value="7.3907435" calcext:value-type="float">
            <text:p>7.390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468" calcext:value-type="float">
            <text:p>12.468</text:p>
          </table:table-cell>
          <table:table-cell office:value-type="float" office:value="132.654413" calcext:value-type="float">
            <text:p>132.654413</text:p>
          </table:table-cell>
          <table:table-cell office:value-type="float" office:value="9.07229" calcext:value-type="float">
            <text:p>9.07229</text:p>
          </table:table-cell>
          <table:table-cell office:value-type="float" office:value="7.402182111" calcext:value-type="float">
            <text:p>7.402182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496" calcext:value-type="float">
            <text:p>12.496</text:p>
          </table:table-cell>
          <table:table-cell office:value-type="float" office:value="132.899163" calcext:value-type="float">
            <text:p>132.899163</text:p>
          </table:table-cell>
          <table:table-cell office:value-type="float" office:value="9.07268" calcext:value-type="float">
            <text:p>9.07268</text:p>
          </table:table-cell>
          <table:table-cell office:value-type="float" office:value="7.409499808" calcext:value-type="float">
            <text:p>7.409499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524" calcext:value-type="float">
            <text:p>12.524</text:p>
          </table:table-cell>
          <table:table-cell office:value-type="float" office:value="133.861563" calcext:value-type="float">
            <text:p>133.861563</text:p>
          </table:table-cell>
          <table:table-cell office:value-type="float" office:value="9.09502" calcext:value-type="float">
            <text:p>9.09502</text:p>
          </table:table-cell>
          <table:table-cell office:value-type="float" office:value="7.417123868" calcext:value-type="float">
            <text:p>7.417123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592" calcext:value-type="float">
            <text:p>12.592</text:p>
          </table:table-cell>
          <table:table-cell office:value-type="float" office:value="134.255753" calcext:value-type="float">
            <text:p>134.255753</text:p>
          </table:table-cell>
          <table:table-cell office:value-type="float" office:value="9.09728" calcext:value-type="float">
            <text:p>9.09728</text:p>
          </table:table-cell>
          <table:table-cell office:value-type="float" office:value="7.448215249" calcext:value-type="float">
            <text:p>7.448215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696" calcext:value-type="float">
            <text:p>12.696</text:p>
          </table:table-cell>
          <table:table-cell office:value-type="float" office:value="135.211045" calcext:value-type="float">
            <text:p>135.211045</text:p>
          </table:table-cell>
          <table:table-cell office:value-type="float" office:value="9.10179" calcext:value-type="float">
            <text:p>9.10179</text:p>
          </table:table-cell>
          <table:table-cell office:value-type="float" office:value="7.466230742" calcext:value-type="float">
            <text:p>7.466230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756" calcext:value-type="float">
            <text:p>12.756</text:p>
          </table:table-cell>
          <table:table-cell office:value-type="float" office:value="135.286751" calcext:value-type="float">
            <text:p>135.286751</text:p>
          </table:table-cell>
          <table:table-cell office:value-type="float" office:value="9.11476" calcext:value-type="float">
            <text:p>9.11476</text:p>
          </table:table-cell>
          <table:table-cell office:value-type="float" office:value="7.469174976" calcext:value-type="float">
            <text:p>7.469174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756" calcext:value-type="float">
            <text:p>12.756</text:p>
          </table:table-cell>
          <table:table-cell office:value-type="float" office:value="135.466406" calcext:value-type="float">
            <text:p>135.466406</text:p>
          </table:table-cell>
          <table:table-cell office:value-type="float" office:value="9.1436" calcext:value-type="float">
            <text:p>9.1436</text:p>
          </table:table-cell>
          <table:table-cell office:value-type="float" office:value="7.478634701" calcext:value-type="float">
            <text:p>7.478634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78" calcext:value-type="float">
            <text:p>12.78</text:p>
          </table:table-cell>
          <table:table-cell office:value-type="float" office:value="135.901159" calcext:value-type="float">
            <text:p>135.901159</text:p>
          </table:table-cell>
          <table:table-cell office:value-type="float" office:value="9.14779" calcext:value-type="float">
            <text:p>9.14779</text:p>
          </table:table-cell>
          <table:table-cell office:value-type="float" office:value="7.493163799" calcext:value-type="float">
            <text:p>7.493163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796" calcext:value-type="float">
            <text:p>12.796</text:p>
          </table:table-cell>
          <table:table-cell office:value-type="float" office:value="136.569063" calcext:value-type="float">
            <text:p>136.569063</text:p>
          </table:table-cell>
          <table:table-cell office:value-type="float" office:value="9.15405" calcext:value-type="float">
            <text:p>9.15405</text:p>
          </table:table-cell>
          <table:table-cell office:value-type="float" office:value="7.544059641" calcext:value-type="float">
            <text:p>7.544059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988" calcext:value-type="float">
            <text:p>12.988</text:p>
          </table:table-cell>
          <table:table-cell office:value-type="float" office:value="136.758351" calcext:value-type="float">
            <text:p>136.758351</text:p>
          </table:table-cell>
          <table:table-cell office:value-type="float" office:value="9.15681" calcext:value-type="float">
            <text:p>9.15681</text:p>
          </table:table-cell>
          <table:table-cell office:value-type="float" office:value="7.548738031" calcext:value-type="float">
            <text:p>7.548738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004" calcext:value-type="float">
            <text:p>13.004</text:p>
          </table:table-cell>
          <table:table-cell office:value-type="float" office:value="138.265199" calcext:value-type="float">
            <text:p>138.265199</text:p>
          </table:table-cell>
          <table:table-cell office:value-type="float" office:value="9.16269" calcext:value-type="float">
            <text:p>9.16269</text:p>
          </table:table-cell>
          <table:table-cell office:value-type="float" office:value="7.559173676" calcext:value-type="float">
            <text:p>7.559173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052" calcext:value-type="float">
            <text:p>13.052</text:p>
          </table:table-cell>
          <table:table-cell office:value-type="float" office:value="138.929789" calcext:value-type="float">
            <text:p>138.929789</text:p>
          </table:table-cell>
          <table:table-cell office:value-type="float" office:value="9.16488" calcext:value-type="float">
            <text:p>9.16488</text:p>
          </table:table-cell>
          <table:table-cell office:value-type="float" office:value="7.562324749" calcext:value-type="float">
            <text:p>7.562324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168" calcext:value-type="float">
            <text:p>13.168</text:p>
          </table:table-cell>
          <table:table-cell office:value-type="float" office:value="138.961231" calcext:value-type="float">
            <text:p>138.961231</text:p>
          </table:table-cell>
          <table:table-cell office:value-type="float" office:value="9.16617" calcext:value-type="float">
            <text:p>9.16617</text:p>
          </table:table-cell>
          <table:table-cell office:value-type="float" office:value="7.587389655" calcext:value-type="float">
            <text:p>7.587389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24" calcext:value-type="float">
            <text:p>13.24</text:p>
          </table:table-cell>
          <table:table-cell office:value-type="float" office:value="140.255679" calcext:value-type="float">
            <text:p>140.255679</text:p>
          </table:table-cell>
          <table:table-cell office:value-type="float" office:value="9.22597" calcext:value-type="float">
            <text:p>9.22597</text:p>
          </table:table-cell>
          <table:table-cell office:value-type="float" office:value="7.80204292" calcext:value-type="float">
            <text:p>7.80204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252" calcext:value-type="float">
            <text:p>13.252</text:p>
          </table:table-cell>
          <table:table-cell office:value-type="float" office:value="140.413741" calcext:value-type="float">
            <text:p>140.413741</text:p>
          </table:table-cell>
          <table:table-cell office:value-type="float" office:value="9.24353" calcext:value-type="float">
            <text:p>9.24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456" calcext:value-type="float">
            <text:p>13.456</text:p>
          </table:table-cell>
          <table:table-cell office:value-type="float" office:value="142.08226" calcext:value-type="float">
            <text:p>142.08226</text:p>
          </table:table-cell>
          <table:table-cell office:value-type="float" office:value="9.27132" calcext:value-type="float">
            <text:p>9.27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548" calcext:value-type="float">
            <text:p>13.548</text:p>
          </table:table-cell>
          <table:table-cell office:value-type="float" office:value="142.164329" calcext:value-type="float">
            <text:p>142.164329</text:p>
          </table:table-cell>
          <table:table-cell office:value-type="float" office:value="9.31035" calcext:value-type="float">
            <text:p>9.3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592" calcext:value-type="float">
            <text:p>13.592</text:p>
          </table:table-cell>
          <table:table-cell office:value-type="float" office:value="142.631077" calcext:value-type="float">
            <text:p>142.631077</text:p>
          </table:table-cell>
          <table:table-cell office:value-type="float" office:value="9.31865" calcext:value-type="float">
            <text:p>9.318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636" calcext:value-type="float">
            <text:p>13.636</text:p>
          </table:table-cell>
          <table:table-cell office:value-type="float" office:value="143.296432" calcext:value-type="float">
            <text:p>143.296432</text:p>
          </table:table-cell>
          <table:table-cell office:value-type="float" office:value="9.34598" calcext:value-type="float">
            <text:p>9.345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712" calcext:value-type="float">
            <text:p>13.712</text:p>
          </table:table-cell>
          <table:table-cell office:value-type="float" office:value="145.292814" calcext:value-type="float">
            <text:p>145.292814</text:p>
          </table:table-cell>
          <table:table-cell office:value-type="float" office:value="9.37759" calcext:value-type="float">
            <text:p>9.377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744" calcext:value-type="float">
            <text:p>13.744</text:p>
          </table:table-cell>
          <table:table-cell office:value-type="float" office:value="145.62078" calcext:value-type="float">
            <text:p>145.62078</text:p>
          </table:table-cell>
          <table:table-cell office:value-type="float" office:value="9.3952" calcext:value-type="float">
            <text:p>9.39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812" calcext:value-type="float">
            <text:p>13.812</text:p>
          </table:table-cell>
          <table:table-cell office:value-type="float" office:value="146.666785" calcext:value-type="float">
            <text:p>146.666785</text:p>
          </table:table-cell>
          <table:table-cell office:value-type="float" office:value="9.40758" calcext:value-type="float">
            <text:p>9.407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824" calcext:value-type="float">
            <text:p>13.824</text:p>
          </table:table-cell>
          <table:table-cell office:value-type="float" office:value="148.864553" calcext:value-type="float">
            <text:p>148.864553</text:p>
          </table:table-cell>
          <table:table-cell office:value-type="float" office:value="9.46268" calcext:value-type="float">
            <text:p>9.462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928" calcext:value-type="float">
            <text:p>13.928</text:p>
          </table:table-cell>
          <table:table-cell office:value-type="float" office:value="149.549448" calcext:value-type="float">
            <text:p>149.549448</text:p>
          </table:table-cell>
          <table:table-cell office:value-type="float" office:value="9.49418" calcext:value-type="float">
            <text:p>9.494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064" calcext:value-type="float">
            <text:p>14.064</text:p>
          </table:table-cell>
          <table:table-cell office:value-type="float" office:value="150.351162" calcext:value-type="float">
            <text:p>150.351162</text:p>
          </table:table-cell>
          <table:table-cell office:value-type="float" office:value="9.52362" calcext:value-type="float">
            <text:p>9.523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228" calcext:value-type="float">
            <text:p>14.228</text:p>
          </table:table-cell>
          <table:table-cell office:value-type="float" office:value="153.812463" calcext:value-type="float">
            <text:p>153.812463</text:p>
          </table:table-cell>
          <table:table-cell office:value-type="float" office:value="9.53312" calcext:value-type="float">
            <text:p>9.533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228" calcext:value-type="float">
            <text:p>14.228</text:p>
          </table:table-cell>
          <table:table-cell office:value-type="float" office:value="153.829885" calcext:value-type="float">
            <text:p>153.829885</text:p>
          </table:table-cell>
          <table:table-cell office:value-type="float" office:value="9.54823" calcext:value-type="float">
            <text:p>9.548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416" calcext:value-type="float">
            <text:p>14.416</text:p>
          </table:table-cell>
          <table:table-cell office:value-type="float" office:value="153.993719" calcext:value-type="float">
            <text:p>153.993719</text:p>
          </table:table-cell>
          <table:table-cell office:value-type="float" office:value="9.56829" calcext:value-type="float">
            <text:p>9.568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488" calcext:value-type="float">
            <text:p>14.488</text:p>
          </table:table-cell>
          <table:table-cell office:value-type="float" office:value="154.746601" calcext:value-type="float">
            <text:p>154.746601</text:p>
          </table:table-cell>
          <table:table-cell office:value-type="float" office:value="9.57815" calcext:value-type="float">
            <text:p>9.578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492" calcext:value-type="float">
            <text:p>14.492</text:p>
          </table:table-cell>
          <table:table-cell office:value-type="float" office:value="156.82048" calcext:value-type="float">
            <text:p>156.82048</text:p>
          </table:table-cell>
          <table:table-cell office:value-type="float" office:value="9.64773" calcext:value-type="float">
            <text:p>9.64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54" calcext:value-type="float">
            <text:p>14.54</text:p>
          </table:table-cell>
          <table:table-cell office:value-type="float" office:value="156.854517" calcext:value-type="float">
            <text:p>156.854517</text:p>
          </table:table-cell>
          <table:table-cell office:value-type="float" office:value="9.74979" calcext:value-type="float">
            <text:p>9.749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696" calcext:value-type="float">
            <text:p>14.696</text:p>
          </table:table-cell>
          <table:table-cell office:value-type="float" office:value="160.137395" calcext:value-type="float">
            <text:p>160.137395</text:p>
          </table:table-cell>
          <table:table-cell office:value-type="float" office:value="9.78208" calcext:value-type="float">
            <text:p>9.78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332" calcext:value-type="float">
            <text:p>15.332</text:p>
          </table:table-cell>
          <table:table-cell office:value-type="float" office:value="163.947088" calcext:value-type="float">
            <text:p>163.947088</text:p>
          </table:table-cell>
          <table:table-cell office:value-type="float" office:value="9.91418" calcext:value-type="float">
            <text:p>9.914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48" calcext:value-type="float">
            <text:p>15.48</text:p>
          </table:table-cell>
          <table:table-cell office:value-type="float" office:value="166.062316" calcext:value-type="float">
            <text:p>166.062316</text:p>
          </table:table-cell>
          <table:table-cell office:value-type="float" office:value="9.93715" calcext:value-type="float">
            <text:p>9.93715</text:p>
          </table:table-cell>
          <table:table-cell table:number-columns-repeated="7"/>
        </table:table-row>
      </table:table>
      <table:table table:name="10000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24.68" calcext:value-type="float">
            <text:p>24.68</text:p>
          </table:table-cell>
          <table:table-cell office:value-type="float" office:value="118.255659" calcext:value-type="float">
            <text:p>118.255659</text:p>
          </table:table-cell>
          <table:table-cell office:value-type="float" office:value="22.4997" calcext:value-type="float">
            <text:p>22.4997</text:p>
          </table:table-cell>
          <table:table-cell office:value-type="float" office:value="13.407652643" calcext:value-type="float">
            <text:p>13.407652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.344" calcext:value-type="float">
            <text:p>25.344</text:p>
          </table:table-cell>
          <table:table-cell office:value-type="float" office:value="119.321414" calcext:value-type="float">
            <text:p>119.321414</text:p>
          </table:table-cell>
          <table:table-cell office:value-type="float" office:value="22.5294" calcext:value-type="float">
            <text:p>22.5294</text:p>
          </table:table-cell>
          <table:table-cell office:value-type="float" office:value="13.582040812" calcext:value-type="float">
            <text:p>13.582040812</text:p>
          </table:table-cell>
          <table:table-cell/>
          <table:table-cell office:value-type="string" calcext:value-type="string">
            <text:p>Min</text:p>
          </table:table-cell>
          <table:table-cell table:formula="of:=MIN([.B1:.B100])" office:value-type="float" office:value="24.68" calcext:value-type="float">
            <text:p>24.68</text:p>
          </table:table-cell>
          <table:table-cell table:formula="of:=MIN([.C1:.C100])" office:value-type="float" office:value="118.255659" calcext:value-type="float">
            <text:p>118.255659</text:p>
          </table:table-cell>
          <table:table-cell table:formula="of:=MIN([.D1:.D100])" office:value-type="float" office:value="22.4997" calcext:value-type="float">
            <text:p>22.4997</text:p>
          </table:table-cell>
          <table:table-cell table:formula="of:=MIN([.E1:.E100])" office:value-type="float" office:value="13.407652643" calcext:value-type="float">
            <text:p>13.407652643</text:p>
          </table:table-cell>
        </table:table-row>
        <table:table-row table:style-name="ro1">
          <table:table-cell/>
          <table:table-cell office:value-type="float" office:value="26.244" calcext:value-type="float">
            <text:p>26.244</text:p>
          </table:table-cell>
          <table:table-cell office:value-type="float" office:value="119.948556" calcext:value-type="float">
            <text:p>119.948556</text:p>
          </table:table-cell>
          <table:table-cell office:value-type="float" office:value="22.5472" calcext:value-type="float">
            <text:p>22.5472</text:p>
          </table:table-cell>
          <table:table-cell office:value-type="float" office:value="13.691557042" calcext:value-type="float">
            <text:p>13.691557042</text:p>
          </table:table-cell>
          <table:table-cell/>
          <table:table-cell office:value-type="string" calcext:value-type="string">
            <text:p>25% Quart</text:p>
          </table:table-cell>
          <table:table-cell table:formula="of:=QUARTILE([.B1:.B100]; 1)" office:value-type="float" office:value="35.706" calcext:value-type="float">
            <text:p>35.706</text:p>
          </table:table-cell>
          <table:table-cell table:formula="of:=QUARTILE([.C1:.C100]; 1)" office:value-type="float" office:value="131.14803525" calcext:value-type="float">
            <text:p>131.14803525</text:p>
          </table:table-cell>
          <table:table-cell table:formula="of:=QUARTILE([.D1:.D100]; 1)" office:value-type="float" office:value="22.758275" calcext:value-type="float">
            <text:p>22.758275</text:p>
          </table:table-cell>
          <table:table-cell table:formula="of:=QUARTILE([.E1:.E100]; 1)" office:value-type="float" office:value="14.29385410525" calcext:value-type="float">
            <text:p>14.2938541053</text:p>
          </table:table-cell>
        </table:table-row>
        <table:table-row table:style-name="ro1">
          <table:table-cell/>
          <table:table-cell office:value-type="float" office:value="26.328" calcext:value-type="float">
            <text:p>26.328</text:p>
          </table:table-cell>
          <table:table-cell office:value-type="float" office:value="121.011713" calcext:value-type="float">
            <text:p>121.011713</text:p>
          </table:table-cell>
          <table:table-cell office:value-type="float" office:value="22.5564" calcext:value-type="float">
            <text:p>22.5564</text:p>
          </table:table-cell>
          <table:table-cell office:value-type="float" office:value="13.942818366" calcext:value-type="float">
            <text:p>13.942818366</text:p>
          </table:table-cell>
          <table:table-cell/>
          <table:table-cell office:value-type="string" calcext:value-type="string">
            <text:p>Median</text:p>
          </table:table-cell>
          <table:table-cell table:formula="of:=MEDIAN([.B1:.B100])" office:value-type="float" office:value="41.966" calcext:value-type="float">
            <text:p>41.966</text:p>
          </table:table-cell>
          <table:table-cell table:formula="of:=MEDIAN([.C1:.C100])" office:value-type="float" office:value="147.765669" calcext:value-type="float">
            <text:p>147.765669</text:p>
          </table:table-cell>
          <table:table-cell table:formula="of:=MEDIAN([.D1:.D100])" office:value-type="float" office:value="23.2788" calcext:value-type="float">
            <text:p>23.2788</text:p>
          </table:table-cell>
          <table:table-cell table:formula="of:=MEDIAN([.E1:.E100])" office:value-type="float" office:value="14.470967425" calcext:value-type="float">
            <text:p>14.470967425</text:p>
          </table:table-cell>
        </table:table-row>
        <table:table-row table:style-name="ro1">
          <table:table-cell/>
          <table:table-cell office:value-type="float" office:value="28.148" calcext:value-type="float">
            <text:p>28.148</text:p>
          </table:table-cell>
          <table:table-cell office:value-type="float" office:value="121.023439" calcext:value-type="float">
            <text:p>121.023439</text:p>
          </table:table-cell>
          <table:table-cell office:value-type="float" office:value="22.5784" calcext:value-type="float">
            <text:p>22.5784</text:p>
          </table:table-cell>
          <table:table-cell office:value-type="float" office:value="14.11813492" calcext:value-type="float">
            <text:p>14.11813492</text:p>
          </table:table-cell>
          <table:table-cell/>
          <table:table-cell office:value-type="string" calcext:value-type="string">
            <text:p>75% Quart</text:p>
          </table:table-cell>
          <table:table-cell table:formula="of:=QUARTILE([.B1:.B100]; 3)" office:value-type="float" office:value="46.795" calcext:value-type="float">
            <text:p>46.795</text:p>
          </table:table-cell>
          <table:table-cell table:formula="of:=QUARTILE([.C1:.C100]; 3)" office:value-type="float" office:value="369.1795835" calcext:value-type="float">
            <text:p>369.1795835</text:p>
          </table:table-cell>
          <table:table-cell table:formula="of:=QUARTILE([.D1:.D100]; 3)" office:value-type="float" office:value="24.16695" calcext:value-type="float">
            <text:p>24.16695</text:p>
          </table:table-cell>
          <table:table-cell table:formula="of:=QUARTILE([.E1:.E100]; 3)" office:value-type="float" office:value="14.78077501375" calcext:value-type="float">
            <text:p>14.7807750138</text:p>
          </table:table-cell>
        </table:table-row>
        <table:table-row table:style-name="ro1">
          <table:table-cell/>
          <table:table-cell office:value-type="float" office:value="28.232" calcext:value-type="float">
            <text:p>28.232</text:p>
          </table:table-cell>
          <table:table-cell office:value-type="float" office:value="121.440632" calcext:value-type="float">
            <text:p>121.440632</text:p>
          </table:table-cell>
          <table:table-cell office:value-type="float" office:value="22.5904" calcext:value-type="float">
            <text:p>22.5904</text:p>
          </table:table-cell>
          <table:table-cell office:value-type="float" office:value="14.14636249" calcext:value-type="float">
            <text:p>14.14636249</text:p>
          </table:table-cell>
          <table:table-cell/>
          <table:table-cell office:value-type="string" calcext:value-type="string">
            <text:p>Max</text:p>
          </table:table-cell>
          <table:table-cell table:formula="of:=MAX([.B1:.B100])" office:value-type="float" office:value="55.572" calcext:value-type="float">
            <text:p>55.572</text:p>
          </table:table-cell>
          <table:table-cell table:formula="of:=MAX([.C1:.C100])" office:value-type="float" office:value="570.270756" calcext:value-type="float">
            <text:p>570.270756</text:p>
          </table:table-cell>
          <table:table-cell table:formula="of:=MAX([.D1:.D100])" office:value-type="float" office:value="25.7299" calcext:value-type="float">
            <text:p>25.7299</text:p>
          </table:table-cell>
          <table:table-cell table:formula="of:=MAX([.E1:.E100])" office:value-type="float" office:value="18.571408429" calcext:value-type="float">
            <text:p>18.571408429</text:p>
          </table:table-cell>
        </table:table-row>
        <table:table-row table:style-name="ro1">
          <table:table-cell/>
          <table:table-cell office:value-type="float" office:value="28.416" calcext:value-type="float">
            <text:p>28.416</text:p>
          </table:table-cell>
          <table:table-cell office:value-type="float" office:value="121.998457" calcext:value-type="float">
            <text:p>121.998457</text:p>
          </table:table-cell>
          <table:table-cell office:value-type="float" office:value="22.6017" calcext:value-type="float">
            <text:p>22.6017</text:p>
          </table:table-cell>
          <table:table-cell office:value-type="float" office:value="14.158234751" calcext:value-type="float">
            <text:p>14.158234751</text:p>
          </table:table-cell>
          <table:table-cell/>
          <table:table-cell office:value-type="string" calcext:value-type="string">
            <text:p>STD</text:p>
          </table:table-cell>
          <table:table-cell table:formula="of:=STDEV([.B1:.B100])" office:value-type="float" office:value="7.54959126658691" calcext:value-type="float">
            <text:p>7.5495912666</text:p>
          </table:table-cell>
          <table:table-cell table:formula="of:=STDEV([.C1:.C100])" office:value-type="float" office:value="142.136662035033" calcext:value-type="float">
            <text:p>142.136662035</text:p>
          </table:table-cell>
          <table:table-cell table:formula="of:=STDEV([.D1:.D100])" office:value-type="float" office:value="0.900469241285348" calcext:value-type="float">
            <text:p>0.9004692413</text:p>
          </table:table-cell>
          <table:table-cell table:formula="of:=STDEV([.E1:.E100])" office:value-type="float" office:value="0.969309775169365" calcext:value-type="float">
            <text:p>0.9693097752</text:p>
          </table:table-cell>
        </table:table-row>
        <table:table-row table:style-name="ro1">
          <table:table-cell/>
          <table:table-cell office:value-type="float" office:value="28.504" calcext:value-type="float">
            <text:p>28.504</text:p>
          </table:table-cell>
          <table:table-cell office:value-type="float" office:value="122.262027" calcext:value-type="float">
            <text:p>122.262027</text:p>
          </table:table-cell>
          <table:table-cell office:value-type="float" office:value="22.6138" calcext:value-type="float">
            <text:p>22.6138</text:p>
          </table:table-cell>
          <table:table-cell office:value-type="float" office:value="14.186425385" calcext:value-type="float">
            <text:p>14.186425385</text:p>
          </table:table-cell>
          <table:table-cell/>
          <table:table-cell office:value-type="string" calcext:value-type="string">
            <text:p>Mean</text:p>
          </table:table-cell>
          <table:table-cell table:formula="of:=AVERAGE([.B1:.B100])" office:value-type="float" office:value="41.05452" calcext:value-type="float">
            <text:p>41.05452</text:p>
          </table:table-cell>
          <table:table-cell table:formula="of:=AVERAGE([.C1:.C100])" office:value-type="float" office:value="241.542661" calcext:value-type="float">
            <text:p>241.542661</text:p>
          </table:table-cell>
          <table:table-cell table:formula="of:=AVERAGE([.D1:.D100])" office:value-type="float" office:value="23.532062" calcext:value-type="float">
            <text:p>23.532062</text:p>
          </table:table-cell>
          <table:table-cell table:formula="of:=AVERAGE([.E1:.E100])" office:value-type="float" office:value="14.8302231568333" calcext:value-type="float">
            <text:p>14.8302231568</text:p>
          </table:table-cell>
        </table:table-row>
        <table:table-row table:style-name="ro1">
          <table:table-cell/>
          <table:table-cell office:value-type="float" office:value="28.908" calcext:value-type="float">
            <text:p>28.908</text:p>
          </table:table-cell>
          <table:table-cell office:value-type="float" office:value="122.331638" calcext:value-type="float">
            <text:p>122.331638</text:p>
          </table:table-cell>
          <table:table-cell office:value-type="float" office:value="22.6315" calcext:value-type="float">
            <text:p>22.6315</text:p>
          </table:table-cell>
          <table:table-cell office:value-type="float" office:value="14.215202932" calcext:value-type="float">
            <text:p>14.215202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.056" calcext:value-type="float">
            <text:p>29.056</text:p>
          </table:table-cell>
          <table:table-cell office:value-type="float" office:value="123.686131" calcext:value-type="float">
            <text:p>123.686131</text:p>
          </table:table-cell>
          <table:table-cell office:value-type="float" office:value="22.6563" calcext:value-type="float">
            <text:p>22.6563</text:p>
          </table:table-cell>
          <table:table-cell office:value-type="float" office:value="14.226289417" calcext:value-type="float">
            <text:p>14.226289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.776" calcext:value-type="float">
            <text:p>30.776</text:p>
          </table:table-cell>
          <table:table-cell office:value-type="float" office:value="124.615183" calcext:value-type="float">
            <text:p>124.615183</text:p>
          </table:table-cell>
          <table:table-cell office:value-type="float" office:value="22.6593" calcext:value-type="float">
            <text:p>22.6593</text:p>
          </table:table-cell>
          <table:table-cell office:value-type="float" office:value="14.246420133" calcext:value-type="float">
            <text:p>14.246420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.86" calcext:value-type="float">
            <text:p>30.86</text:p>
          </table:table-cell>
          <table:table-cell office:value-type="float" office:value="125.237101" calcext:value-type="float">
            <text:p>125.237101</text:p>
          </table:table-cell>
          <table:table-cell office:value-type="float" office:value="22.6639" calcext:value-type="float">
            <text:p>22.6639</text:p>
          </table:table-cell>
          <table:table-cell office:value-type="float" office:value="14.248704839" calcext:value-type="float">
            <text:p>14.248704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.244" calcext:value-type="float">
            <text:p>31.244</text:p>
          </table:table-cell>
          <table:table-cell office:value-type="float" office:value="125.302796" calcext:value-type="float">
            <text:p>125.302796</text:p>
          </table:table-cell>
          <table:table-cell office:value-type="float" office:value="22.6698" calcext:value-type="float">
            <text:p>22.6698</text:p>
          </table:table-cell>
          <table:table-cell office:value-type="float" office:value="14.249768068" calcext:value-type="float">
            <text:p>14.249768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.248" calcext:value-type="float">
            <text:p>31.248</text:p>
          </table:table-cell>
          <table:table-cell office:value-type="float" office:value="126.439851" calcext:value-type="float">
            <text:p>126.439851</text:p>
          </table:table-cell>
          <table:table-cell office:value-type="float" office:value="22.6729" calcext:value-type="float">
            <text:p>22.6729</text:p>
          </table:table-cell>
          <table:table-cell office:value-type="float" office:value="14.263589748" calcext:value-type="float">
            <text:p>14.263589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.392" calcext:value-type="float">
            <text:p>31.392</text:p>
          </table:table-cell>
          <table:table-cell office:value-type="float" office:value="126.523561" calcext:value-type="float">
            <text:p>126.523561</text:p>
          </table:table-cell>
          <table:table-cell office:value-type="float" office:value="22.6773" calcext:value-type="float">
            <text:p>22.6773</text:p>
          </table:table-cell>
          <table:table-cell office:value-type="float" office:value="14.269253488" calcext:value-type="float">
            <text:p>14.269253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.692" calcext:value-type="float">
            <text:p>31.692</text:p>
          </table:table-cell>
          <table:table-cell office:value-type="float" office:value="126.608386" calcext:value-type="float">
            <text:p>126.608386</text:p>
          </table:table-cell>
          <table:table-cell office:value-type="float" office:value="22.6886" calcext:value-type="float">
            <text:p>22.6886</text:p>
          </table:table-cell>
          <table:table-cell office:value-type="float" office:value="14.269450819" calcext:value-type="float">
            <text:p>14.26945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.184" calcext:value-type="float">
            <text:p>32.184</text:p>
          </table:table-cell>
          <table:table-cell office:value-type="float" office:value="126.662709" calcext:value-type="float">
            <text:p>126.662709</text:p>
          </table:table-cell>
          <table:table-cell office:value-type="float" office:value="22.6901" calcext:value-type="float">
            <text:p>22.6901</text:p>
          </table:table-cell>
          <table:table-cell office:value-type="float" office:value="14.27020854" calcext:value-type="float">
            <text:p>14.27020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.724" calcext:value-type="float">
            <text:p>33.724</text:p>
          </table:table-cell>
          <table:table-cell office:value-type="float" office:value="126.674098" calcext:value-type="float">
            <text:p>126.674098</text:p>
          </table:table-cell>
          <table:table-cell office:value-type="float" office:value="22.6968" calcext:value-type="float">
            <text:p>22.6968</text:p>
          </table:table-cell>
          <table:table-cell office:value-type="float" office:value="14.271283323" calcext:value-type="float">
            <text:p>14.271283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.436" calcext:value-type="float">
            <text:p>34.436</text:p>
          </table:table-cell>
          <table:table-cell office:value-type="float" office:value="128.592628" calcext:value-type="float">
            <text:p>128.592628</text:p>
          </table:table-cell>
          <table:table-cell office:value-type="float" office:value="22.7088" calcext:value-type="float">
            <text:p>22.7088</text:p>
          </table:table-cell>
          <table:table-cell office:value-type="float" office:value="14.278563245" calcext:value-type="float">
            <text:p>14.278563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.104" calcext:value-type="float">
            <text:p>35.104</text:p>
          </table:table-cell>
          <table:table-cell office:value-type="float" office:value="129.118812" calcext:value-type="float">
            <text:p>129.118812</text:p>
          </table:table-cell>
          <table:table-cell office:value-type="float" office:value="22.7187" calcext:value-type="float">
            <text:p>22.7187</text:p>
          </table:table-cell>
          <table:table-cell office:value-type="float" office:value="14.283495719" calcext:value-type="float">
            <text:p>14.283495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.176" calcext:value-type="float">
            <text:p>35.176</text:p>
          </table:table-cell>
          <table:table-cell office:value-type="float" office:value="129.885448" calcext:value-type="float">
            <text:p>129.885448</text:p>
          </table:table-cell>
          <table:table-cell office:value-type="float" office:value="22.7366" calcext:value-type="float">
            <text:p>22.7366</text:p>
          </table:table-cell>
          <table:table-cell office:value-type="float" office:value="14.284914381" calcext:value-type="float">
            <text:p>14.284914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.18" calcext:value-type="float">
            <text:p>35.18</text:p>
          </table:table-cell>
          <table:table-cell office:value-type="float" office:value="129.940486" calcext:value-type="float">
            <text:p>129.940486</text:p>
          </table:table-cell>
          <table:table-cell office:value-type="float" office:value="22.738" calcext:value-type="float">
            <text:p>22.738</text:p>
          </table:table-cell>
          <table:table-cell office:value-type="float" office:value="14.287947456" calcext:value-type="float">
            <text:p>14.287947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.268" calcext:value-type="float">
            <text:p>35.268</text:p>
          </table:table-cell>
          <table:table-cell office:value-type="float" office:value="130.66616" calcext:value-type="float">
            <text:p>130.66616</text:p>
          </table:table-cell>
          <table:table-cell office:value-type="float" office:value="22.7408" calcext:value-type="float">
            <text:p>22.7408</text:p>
          </table:table-cell>
          <table:table-cell office:value-type="float" office:value="14.291023698" calcext:value-type="float">
            <text:p>14.291023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.336" calcext:value-type="float">
            <text:p>35.336</text:p>
          </table:table-cell>
          <table:table-cell office:value-type="float" office:value="130.733111" calcext:value-type="float">
            <text:p>130.733111</text:p>
          </table:table-cell>
          <table:table-cell office:value-type="float" office:value="22.7473" calcext:value-type="float">
            <text:p>22.7473</text:p>
          </table:table-cell>
          <table:table-cell office:value-type="float" office:value="14.302345327" calcext:value-type="float">
            <text:p>14.302345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.676" calcext:value-type="float">
            <text:p>35.676</text:p>
          </table:table-cell>
          <table:table-cell office:value-type="float" office:value="131.128002" calcext:value-type="float">
            <text:p>131.128002</text:p>
          </table:table-cell>
          <table:table-cell office:value-type="float" office:value="22.7501" calcext:value-type="float">
            <text:p>22.7501</text:p>
          </table:table-cell>
          <table:table-cell office:value-type="float" office:value="14.310353302" calcext:value-type="float">
            <text:p>14.310353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.716" calcext:value-type="float">
            <text:p>35.716</text:p>
          </table:table-cell>
          <table:table-cell office:value-type="float" office:value="131.154713" calcext:value-type="float">
            <text:p>131.154713</text:p>
          </table:table-cell>
          <table:table-cell office:value-type="float" office:value="22.761" calcext:value-type="float">
            <text:p>22.761</text:p>
          </table:table-cell>
          <table:table-cell office:value-type="float" office:value="14.326743486" calcext:value-type="float">
            <text:p>14.326743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.792" calcext:value-type="float">
            <text:p>35.792</text:p>
          </table:table-cell>
          <table:table-cell office:value-type="float" office:value="131.224078" calcext:value-type="float">
            <text:p>131.224078</text:p>
          </table:table-cell>
          <table:table-cell office:value-type="float" office:value="22.7825" calcext:value-type="float">
            <text:p>22.7825</text:p>
          </table:table-cell>
          <table:table-cell office:value-type="float" office:value="14.344106663" calcext:value-type="float">
            <text:p>14.344106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.844" calcext:value-type="float">
            <text:p>35.844</text:p>
          </table:table-cell>
          <table:table-cell office:value-type="float" office:value="132.460885" calcext:value-type="float">
            <text:p>132.460885</text:p>
          </table:table-cell>
          <table:table-cell office:value-type="float" office:value="22.7834" calcext:value-type="float">
            <text:p>22.7834</text:p>
          </table:table-cell>
          <table:table-cell office:value-type="float" office:value="14.355782012" calcext:value-type="float">
            <text:p>14.355782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.036" calcext:value-type="float">
            <text:p>36.036</text:p>
          </table:table-cell>
          <table:table-cell office:value-type="float" office:value="132.654413" calcext:value-type="float">
            <text:p>132.654413</text:p>
          </table:table-cell>
          <table:table-cell office:value-type="float" office:value="22.8177" calcext:value-type="float">
            <text:p>22.8177</text:p>
          </table:table-cell>
          <table:table-cell office:value-type="float" office:value="14.356229311" calcext:value-type="float">
            <text:p>14.356229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.044" calcext:value-type="float">
            <text:p>36.044</text:p>
          </table:table-cell>
          <table:table-cell office:value-type="float" office:value="132.899163" calcext:value-type="float">
            <text:p>132.899163</text:p>
          </table:table-cell>
          <table:table-cell office:value-type="float" office:value="22.8214" calcext:value-type="float">
            <text:p>22.8214</text:p>
          </table:table-cell>
          <table:table-cell office:value-type="float" office:value="14.359089526" calcext:value-type="float">
            <text:p>14.359089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.204" calcext:value-type="float">
            <text:p>36.204</text:p>
          </table:table-cell>
          <table:table-cell office:value-type="float" office:value="133.861563" calcext:value-type="float">
            <text:p>133.861563</text:p>
          </table:table-cell>
          <table:table-cell office:value-type="float" office:value="22.8259" calcext:value-type="float">
            <text:p>22.8259</text:p>
          </table:table-cell>
          <table:table-cell office:value-type="float" office:value="14.362937731" calcext:value-type="float">
            <text:p>14.362937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.344" calcext:value-type="float">
            <text:p>36.344</text:p>
          </table:table-cell>
          <table:table-cell office:value-type="float" office:value="134.255753" calcext:value-type="float">
            <text:p>134.255753</text:p>
          </table:table-cell>
          <table:table-cell office:value-type="float" office:value="22.8326" calcext:value-type="float">
            <text:p>22.8326</text:p>
          </table:table-cell>
          <table:table-cell office:value-type="float" office:value="14.366657481" calcext:value-type="float">
            <text:p>14.366657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.644" calcext:value-type="float">
            <text:p>36.644</text:p>
          </table:table-cell>
          <table:table-cell office:value-type="float" office:value="135.211045" calcext:value-type="float">
            <text:p>135.211045</text:p>
          </table:table-cell>
          <table:table-cell office:value-type="float" office:value="22.8549" calcext:value-type="float">
            <text:p>22.8549</text:p>
          </table:table-cell>
          <table:table-cell office:value-type="float" office:value="14.367245664" calcext:value-type="float">
            <text:p>14.367245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.684" calcext:value-type="float">
            <text:p>36.684</text:p>
          </table:table-cell>
          <table:table-cell office:value-type="float" office:value="135.286751" calcext:value-type="float">
            <text:p>135.286751</text:p>
          </table:table-cell>
          <table:table-cell office:value-type="float" office:value="22.8775" calcext:value-type="float">
            <text:p>22.8775</text:p>
          </table:table-cell>
          <table:table-cell office:value-type="float" office:value="14.370865716" calcext:value-type="float">
            <text:p>14.370865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.16" calcext:value-type="float">
            <text:p>37.16</text:p>
          </table:table-cell>
          <table:table-cell office:value-type="float" office:value="135.466406" calcext:value-type="float">
            <text:p>135.466406</text:p>
          </table:table-cell>
          <table:table-cell office:value-type="float" office:value="22.9428" calcext:value-type="float">
            <text:p>22.9428</text:p>
          </table:table-cell>
          <table:table-cell office:value-type="float" office:value="14.373594292" calcext:value-type="float">
            <text:p>14.373594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.488" calcext:value-type="float">
            <text:p>38.488</text:p>
          </table:table-cell>
          <table:table-cell office:value-type="float" office:value="135.901159" calcext:value-type="float">
            <text:p>135.901159</text:p>
          </table:table-cell>
          <table:table-cell office:value-type="float" office:value="22.9659" calcext:value-type="float">
            <text:p>22.9659</text:p>
          </table:table-cell>
          <table:table-cell office:value-type="float" office:value="14.3746836" calcext:value-type="float">
            <text:p>14.3746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.768" calcext:value-type="float">
            <text:p>38.768</text:p>
          </table:table-cell>
          <table:table-cell office:value-type="float" office:value="136.569063" calcext:value-type="float">
            <text:p>136.569063</text:p>
          </table:table-cell>
          <table:table-cell office:value-type="float" office:value="23.0486" calcext:value-type="float">
            <text:p>23.0486</text:p>
          </table:table-cell>
          <table:table-cell office:value-type="float" office:value="14.380654103" calcext:value-type="float">
            <text:p>14.380654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.84" calcext:value-type="float">
            <text:p>38.84</text:p>
          </table:table-cell>
          <table:table-cell office:value-type="float" office:value="136.758351" calcext:value-type="float">
            <text:p>136.758351</text:p>
          </table:table-cell>
          <table:table-cell office:value-type="float" office:value="23.0872" calcext:value-type="float">
            <text:p>23.0872</text:p>
          </table:table-cell>
          <table:table-cell office:value-type="float" office:value="14.393417052" calcext:value-type="float">
            <text:p>14.393417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.008" calcext:value-type="float">
            <text:p>39.008</text:p>
          </table:table-cell>
          <table:table-cell office:value-type="float" office:value="138.265199" calcext:value-type="float">
            <text:p>138.265199</text:p>
          </table:table-cell>
          <table:table-cell office:value-type="float" office:value="23.1774" calcext:value-type="float">
            <text:p>23.1774</text:p>
          </table:table-cell>
          <table:table-cell office:value-type="float" office:value="14.4056662" calcext:value-type="float">
            <text:p>14.4056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.708" calcext:value-type="float">
            <text:p>39.708</text:p>
          </table:table-cell>
          <table:table-cell office:value-type="float" office:value="138.929789" calcext:value-type="float">
            <text:p>138.929789</text:p>
          </table:table-cell>
          <table:table-cell office:value-type="float" office:value="23.1898" calcext:value-type="float">
            <text:p>23.1898</text:p>
          </table:table-cell>
          <table:table-cell office:value-type="float" office:value="14.414877187" calcext:value-type="float">
            <text:p>14.414877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.888" calcext:value-type="float">
            <text:p>39.888</text:p>
          </table:table-cell>
          <table:table-cell office:value-type="float" office:value="138.961231" calcext:value-type="float">
            <text:p>138.961231</text:p>
          </table:table-cell>
          <table:table-cell office:value-type="float" office:value="23.2058" calcext:value-type="float">
            <text:p>23.2058</text:p>
          </table:table-cell>
          <table:table-cell office:value-type="float" office:value="14.419772958" calcext:value-type="float">
            <text:p>14.419772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14" calcext:value-type="float">
            <text:p>40.14</text:p>
          </table:table-cell>
          <table:table-cell office:value-type="float" office:value="140.255679" calcext:value-type="float">
            <text:p>140.255679</text:p>
          </table:table-cell>
          <table:table-cell office:value-type="float" office:value="23.2219" calcext:value-type="float">
            <text:p>23.2219</text:p>
          </table:table-cell>
          <table:table-cell office:value-type="float" office:value="14.42756803" calcext:value-type="float">
            <text:p>14.42756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316" calcext:value-type="float">
            <text:p>40.316</text:p>
          </table:table-cell>
          <table:table-cell office:value-type="float" office:value="140.413741" calcext:value-type="float">
            <text:p>140.413741</text:p>
          </table:table-cell>
          <table:table-cell office:value-type="float" office:value="23.2341" calcext:value-type="float">
            <text:p>23.2341</text:p>
          </table:table-cell>
          <table:table-cell office:value-type="float" office:value="14.452894641" calcext:value-type="float">
            <text:p>14.452894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office:value-type="float" office:value="142.08226" calcext:value-type="float">
            <text:p>142.08226</text:p>
          </table:table-cell>
          <table:table-cell office:value-type="float" office:value="23.2358" calcext:value-type="float">
            <text:p>23.2358</text:p>
          </table:table-cell>
          <table:table-cell office:value-type="float" office:value="14.469825237" calcext:value-type="float">
            <text:p>14.469825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732" calcext:value-type="float">
            <text:p>40.732</text:p>
          </table:table-cell>
          <table:table-cell office:value-type="float" office:value="142.164329" calcext:value-type="float">
            <text:p>142.164329</text:p>
          </table:table-cell>
          <table:table-cell office:value-type="float" office:value="23.2415" calcext:value-type="float">
            <text:p>23.2415</text:p>
          </table:table-cell>
          <table:table-cell office:value-type="float" office:value="14.470284139" calcext:value-type="float">
            <text:p>14.470284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736" calcext:value-type="float">
            <text:p>40.736</text:p>
          </table:table-cell>
          <table:table-cell office:value-type="float" office:value="142.631077" calcext:value-type="float">
            <text:p>142.631077</text:p>
          </table:table-cell>
          <table:table-cell office:value-type="float" office:value="23.2428" calcext:value-type="float">
            <text:p>23.2428</text:p>
          </table:table-cell>
          <table:table-cell office:value-type="float" office:value="14.471650711" calcext:value-type="float">
            <text:p>14.471650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944" calcext:value-type="float">
            <text:p>40.944</text:p>
          </table:table-cell>
          <table:table-cell office:value-type="float" office:value="143.296432" calcext:value-type="float">
            <text:p>143.296432</text:p>
          </table:table-cell>
          <table:table-cell office:value-type="float" office:value="23.2469" calcext:value-type="float">
            <text:p>23.2469</text:p>
          </table:table-cell>
          <table:table-cell office:value-type="float" office:value="14.472180177" calcext:value-type="float">
            <text:p>14.472180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96" calcext:value-type="float">
            <text:p>40.96</text:p>
          </table:table-cell>
          <table:table-cell office:value-type="float" office:value="145.292814" calcext:value-type="float">
            <text:p>145.292814</text:p>
          </table:table-cell>
          <table:table-cell office:value-type="float" office:value="23.2558" calcext:value-type="float">
            <text:p>23.2558</text:p>
          </table:table-cell>
          <table:table-cell office:value-type="float" office:value="14.4867642" calcext:value-type="float">
            <text:p>14.4867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.052" calcext:value-type="float">
            <text:p>41.052</text:p>
          </table:table-cell>
          <table:table-cell office:value-type="float" office:value="145.62078" calcext:value-type="float">
            <text:p>145.62078</text:p>
          </table:table-cell>
          <table:table-cell office:value-type="float" office:value="23.2581" calcext:value-type="float">
            <text:p>23.2581</text:p>
          </table:table-cell>
          <table:table-cell office:value-type="float" office:value="14.491007678" calcext:value-type="float">
            <text:p>14.491007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.392" calcext:value-type="float">
            <text:p>41.392</text:p>
          </table:table-cell>
          <table:table-cell office:value-type="float" office:value="146.666785" calcext:value-type="float">
            <text:p>146.666785</text:p>
          </table:table-cell>
          <table:table-cell office:value-type="float" office:value="23.2761" calcext:value-type="float">
            <text:p>23.2761</text:p>
          </table:table-cell>
          <table:table-cell office:value-type="float" office:value="14.507603329" calcext:value-type="float">
            <text:p>14.507603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.54" calcext:value-type="float">
            <text:p>42.54</text:p>
          </table:table-cell>
          <table:table-cell office:value-type="float" office:value="148.864553" calcext:value-type="float">
            <text:p>148.864553</text:p>
          </table:table-cell>
          <table:table-cell office:value-type="float" office:value="23.2815" calcext:value-type="float">
            <text:p>23.2815</text:p>
          </table:table-cell>
          <table:table-cell office:value-type="float" office:value="14.518086946" calcext:value-type="float">
            <text:p>14.518086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.968" calcext:value-type="float">
            <text:p>42.968</text:p>
          </table:table-cell>
          <table:table-cell office:value-type="float" office:value="149.549448" calcext:value-type="float">
            <text:p>149.549448</text:p>
          </table:table-cell>
          <table:table-cell office:value-type="float" office:value="23.2914" calcext:value-type="float">
            <text:p>23.2914</text:p>
          </table:table-cell>
          <table:table-cell office:value-type="float" office:value="14.545978623" calcext:value-type="float">
            <text:p>14.545978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.996" calcext:value-type="float">
            <text:p>42.996</text:p>
          </table:table-cell>
          <table:table-cell office:value-type="float" office:value="150.351162" calcext:value-type="float">
            <text:p>150.351162</text:p>
          </table:table-cell>
          <table:table-cell office:value-type="float" office:value="23.3243" calcext:value-type="float">
            <text:p>23.3243</text:p>
          </table:table-cell>
          <table:table-cell office:value-type="float" office:value="14.546636059" calcext:value-type="float">
            <text:p>14.54663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.036" calcext:value-type="float">
            <text:p>43.036</text:p>
          </table:table-cell>
          <table:table-cell office:value-type="float" office:value="153.812463" calcext:value-type="float">
            <text:p>153.812463</text:p>
          </table:table-cell>
          <table:table-cell office:value-type="float" office:value="23.3309" calcext:value-type="float">
            <text:p>23.3309</text:p>
          </table:table-cell>
          <table:table-cell office:value-type="float" office:value="14.547617869" calcext:value-type="float">
            <text:p>14.547617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.316" calcext:value-type="float">
            <text:p>43.316</text:p>
          </table:table-cell>
          <table:table-cell office:value-type="float" office:value="153.829885" calcext:value-type="float">
            <text:p>153.829885</text:p>
          </table:table-cell>
          <table:table-cell office:value-type="float" office:value="23.3342" calcext:value-type="float">
            <text:p>23.3342</text:p>
          </table:table-cell>
          <table:table-cell office:value-type="float" office:value="14.599010817" calcext:value-type="float">
            <text:p>14.599010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.324" calcext:value-type="float">
            <text:p>43.324</text:p>
          </table:table-cell>
          <table:table-cell office:value-type="float" office:value="153.993719" calcext:value-type="float">
            <text:p>153.993719</text:p>
          </table:table-cell>
          <table:table-cell office:value-type="float" office:value="23.3402" calcext:value-type="float">
            <text:p>23.3402</text:p>
          </table:table-cell>
          <table:table-cell office:value-type="float" office:value="14.599381041" calcext:value-type="float">
            <text:p>14.599381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.348" calcext:value-type="float">
            <text:p>43.348</text:p>
          </table:table-cell>
          <table:table-cell office:value-type="float" office:value="154.746601" calcext:value-type="float">
            <text:p>154.746601</text:p>
          </table:table-cell>
          <table:table-cell office:value-type="float" office:value="23.3469" calcext:value-type="float">
            <text:p>23.3469</text:p>
          </table:table-cell>
          <table:table-cell office:value-type="float" office:value="14.604771952" calcext:value-type="float">
            <text:p>14.604771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.408" calcext:value-type="float">
            <text:p>43.408</text:p>
          </table:table-cell>
          <table:table-cell office:value-type="float" office:value="156.82048" calcext:value-type="float">
            <text:p>156.82048</text:p>
          </table:table-cell>
          <table:table-cell office:value-type="float" office:value="23.3474" calcext:value-type="float">
            <text:p>23.3474</text:p>
          </table:table-cell>
          <table:table-cell office:value-type="float" office:value="14.621922528" calcext:value-type="float">
            <text:p>14.62192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.684" calcext:value-type="float">
            <text:p>43.684</text:p>
          </table:table-cell>
          <table:table-cell office:value-type="float" office:value="156.854517" calcext:value-type="float">
            <text:p>156.854517</text:p>
          </table:table-cell>
          <table:table-cell office:value-type="float" office:value="23.3478" calcext:value-type="float">
            <text:p>23.3478</text:p>
          </table:table-cell>
          <table:table-cell office:value-type="float" office:value="14.637468362" calcext:value-type="float">
            <text:p>14.637468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.836" calcext:value-type="float">
            <text:p>43.836</text:p>
          </table:table-cell>
          <table:table-cell office:value-type="float" office:value="160.137395" calcext:value-type="float">
            <text:p>160.137395</text:p>
          </table:table-cell>
          <table:table-cell office:value-type="float" office:value="23.3839" calcext:value-type="float">
            <text:p>23.3839</text:p>
          </table:table-cell>
          <table:table-cell office:value-type="float" office:value="14.654875353" calcext:value-type="float">
            <text:p>14.654875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.924" calcext:value-type="float">
            <text:p>43.924</text:p>
          </table:table-cell>
          <table:table-cell office:value-type="float" office:value="163.947088" calcext:value-type="float">
            <text:p>163.947088</text:p>
          </table:table-cell>
          <table:table-cell office:value-type="float" office:value="23.3904" calcext:value-type="float">
            <text:p>23.3904</text:p>
          </table:table-cell>
          <table:table-cell office:value-type="float" office:value="14.662677662" calcext:value-type="float">
            <text:p>14.662677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.504" calcext:value-type="float">
            <text:p>44.504</text:p>
          </table:table-cell>
          <table:table-cell office:value-type="float" office:value="166.062316" calcext:value-type="float">
            <text:p>166.062316</text:p>
          </table:table-cell>
          <table:table-cell office:value-type="float" office:value="23.4004" calcext:value-type="float">
            <text:p>23.4004</text:p>
          </table:table-cell>
          <table:table-cell office:value-type="float" office:value="14.670545743" calcext:value-type="float">
            <text:p>14.670545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.752" calcext:value-type="float">
            <text:p>44.752</text:p>
          </table:table-cell>
          <table:table-cell office:value-type="float" office:value="334.372304" calcext:value-type="float">
            <text:p>334.372304</text:p>
          </table:table-cell>
          <table:table-cell office:value-type="float" office:value="23.4064" calcext:value-type="float">
            <text:p>23.4064</text:p>
          </table:table-cell>
          <table:table-cell office:value-type="float" office:value="14.672441019" calcext:value-type="float">
            <text:p>14.672441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.844" calcext:value-type="float">
            <text:p>44.844</text:p>
          </table:table-cell>
          <table:table-cell office:value-type="float" office:value="364.959234" calcext:value-type="float">
            <text:p>364.959234</text:p>
          </table:table-cell>
          <table:table-cell office:value-type="float" office:value="23.428" calcext:value-type="float">
            <text:p>23.428</text:p>
          </table:table-cell>
          <table:table-cell office:value-type="float" office:value="14.678956688" calcext:value-type="float">
            <text:p>14.678956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.624" calcext:value-type="float">
            <text:p>45.624</text:p>
          </table:table-cell>
          <table:table-cell office:value-type="float" office:value="365.143463" calcext:value-type="float">
            <text:p>365.143463</text:p>
          </table:table-cell>
          <table:table-cell office:value-type="float" office:value="23.4288" calcext:value-type="float">
            <text:p>23.4288</text:p>
          </table:table-cell>
          <table:table-cell office:value-type="float" office:value="14.680893012" calcext:value-type="float">
            <text:p>14.68089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.888" calcext:value-type="float">
            <text:p>45.888</text:p>
          </table:table-cell>
          <table:table-cell office:value-type="float" office:value="365.44811" calcext:value-type="float">
            <text:p>365.44811</text:p>
          </table:table-cell>
          <table:table-cell office:value-type="float" office:value="23.4347" calcext:value-type="float">
            <text:p>23.4347</text:p>
          </table:table-cell>
          <table:table-cell office:value-type="float" office:value="14.764920165" calcext:value-type="float">
            <text:p>14.764920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.944" calcext:value-type="float">
            <text:p>45.944</text:p>
          </table:table-cell>
          <table:table-cell office:value-type="float" office:value="365.889646" calcext:value-type="float">
            <text:p>365.889646</text:p>
          </table:table-cell>
          <table:table-cell office:value-type="float" office:value="23.4371" calcext:value-type="float">
            <text:p>23.4371</text:p>
          </table:table-cell>
          <table:table-cell office:value-type="float" office:value="14.777756995" calcext:value-type="float">
            <text:p>14.777756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.052" calcext:value-type="float">
            <text:p>46.052</text:p>
          </table:table-cell>
          <table:table-cell office:value-type="float" office:value="366.113882" calcext:value-type="float">
            <text:p>366.113882</text:p>
          </table:table-cell>
          <table:table-cell office:value-type="float" office:value="23.4374" calcext:value-type="float">
            <text:p>23.4374</text:p>
          </table:table-cell>
          <table:table-cell office:value-type="float" office:value="14.78178102" calcext:value-type="float">
            <text:p>14.78178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.076" calcext:value-type="float">
            <text:p>46.076</text:p>
          </table:table-cell>
          <table:table-cell office:value-type="float" office:value="366.418242" calcext:value-type="float">
            <text:p>366.418242</text:p>
          </table:table-cell>
          <table:table-cell office:value-type="float" office:value="23.4455" calcext:value-type="float">
            <text:p>23.4455</text:p>
          </table:table-cell>
          <table:table-cell office:value-type="float" office:value="14.822787293" calcext:value-type="float">
            <text:p>14.822787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.104" calcext:value-type="float">
            <text:p>46.104</text:p>
          </table:table-cell>
          <table:table-cell office:value-type="float" office:value="366.545969" calcext:value-type="float">
            <text:p>366.545969</text:p>
          </table:table-cell>
          <table:table-cell office:value-type="float" office:value="23.5403" calcext:value-type="float">
            <text:p>23.5403</text:p>
          </table:table-cell>
          <table:table-cell office:value-type="float" office:value="14.837972857" calcext:value-type="float">
            <text:p>14.83797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.156" calcext:value-type="float">
            <text:p>46.156</text:p>
          </table:table-cell>
          <table:table-cell office:value-type="float" office:value="367.145732" calcext:value-type="float">
            <text:p>367.145732</text:p>
          </table:table-cell>
          <table:table-cell office:value-type="float" office:value="23.679" calcext:value-type="float">
            <text:p>23.679</text:p>
          </table:table-cell>
          <table:table-cell office:value-type="float" office:value="14.906345343" calcext:value-type="float">
            <text:p>14.90634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.184" calcext:value-type="float">
            <text:p>46.184</text:p>
          </table:table-cell>
          <table:table-cell office:value-type="float" office:value="368.632158" calcext:value-type="float">
            <text:p>368.632158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14.913621657" calcext:value-type="float">
            <text:p>14.913621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.332" calcext:value-type="float">
            <text:p>46.332</text:p>
          </table:table-cell>
          <table:table-cell office:value-type="float" office:value="368.872643" calcext:value-type="float">
            <text:p>368.872643</text:p>
          </table:table-cell>
          <table:table-cell office:value-type="float" office:value="23.8872" calcext:value-type="float">
            <text:p>23.8872</text:p>
          </table:table-cell>
          <table:table-cell office:value-type="float" office:value="14.970265447" calcext:value-type="float">
            <text:p>14.970265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.504" calcext:value-type="float">
            <text:p>46.504</text:p>
          </table:table-cell>
          <table:table-cell office:value-type="float" office:value="368.99377" calcext:value-type="float">
            <text:p>368.99377</text:p>
          </table:table-cell>
          <table:table-cell office:value-type="float" office:value="24.1105" calcext:value-type="float">
            <text:p>24.1105</text:p>
          </table:table-cell>
          <table:table-cell office:value-type="float" office:value="15.001384458" calcext:value-type="float">
            <text:p>15.00138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.784" calcext:value-type="float">
            <text:p>46.784</text:p>
          </table:table-cell>
          <table:table-cell office:value-type="float" office:value="369.158588" calcext:value-type="float">
            <text:p>369.158588</text:p>
          </table:table-cell>
          <table:table-cell office:value-type="float" office:value="24.159" calcext:value-type="float">
            <text:p>24.159</text:p>
          </table:table-cell>
          <table:table-cell office:value-type="float" office:value="15.500865197" calcext:value-type="float">
            <text:p>15.50086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.828" calcext:value-type="float">
            <text:p>46.828</text:p>
          </table:table-cell>
          <table:table-cell office:value-type="float" office:value="369.24257" calcext:value-type="float">
            <text:p>369.24257</text:p>
          </table:table-cell>
          <table:table-cell office:value-type="float" office:value="24.1908" calcext:value-type="float">
            <text:p>24.1908</text:p>
          </table:table-cell>
          <table:table-cell office:value-type="float" office:value="15.917708607" calcext:value-type="float">
            <text:p>15.91770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.16" calcext:value-type="float">
            <text:p>47.16</text:p>
          </table:table-cell>
          <table:table-cell office:value-type="float" office:value="371.809744" calcext:value-type="float">
            <text:p>371.809744</text:p>
          </table:table-cell>
          <table:table-cell office:value-type="float" office:value="24.4631" calcext:value-type="float">
            <text:p>24.4631</text:p>
          </table:table-cell>
          <table:table-cell office:value-type="float" office:value="16.113222259" calcext:value-type="float">
            <text:p>16.113222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.696" calcext:value-type="float">
            <text:p>47.696</text:p>
          </table:table-cell>
          <table:table-cell office:value-type="float" office:value="371.836771" calcext:value-type="float">
            <text:p>371.836771</text:p>
          </table:table-cell>
          <table:table-cell office:value-type="float" office:value="24.476" calcext:value-type="float">
            <text:p>24.476</text:p>
          </table:table-cell>
          <table:table-cell office:value-type="float" office:value="16.235430353" calcext:value-type="float">
            <text:p>16.23543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.712" calcext:value-type="float">
            <text:p>47.712</text:p>
          </table:table-cell>
          <table:table-cell office:value-type="float" office:value="373.552077" calcext:value-type="float">
            <text:p>373.552077</text:p>
          </table:table-cell>
          <table:table-cell office:value-type="float" office:value="24.4836" calcext:value-type="float">
            <text:p>24.4836</text:p>
          </table:table-cell>
          <table:table-cell office:value-type="float" office:value="16.281871759" calcext:value-type="float">
            <text:p>16.281871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.896" calcext:value-type="float">
            <text:p>47.896</text:p>
          </table:table-cell>
          <table:table-cell office:value-type="float" office:value="378.090357" calcext:value-type="float">
            <text:p>378.090357</text:p>
          </table:table-cell>
          <table:table-cell office:value-type="float" office:value="24.5235" calcext:value-type="float">
            <text:p>24.5235</text:p>
          </table:table-cell>
          <table:table-cell office:value-type="float" office:value="16.299756084" calcext:value-type="float">
            <text:p>16.299756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.068" calcext:value-type="float">
            <text:p>48.068</text:p>
          </table:table-cell>
          <table:table-cell office:value-type="float" office:value="383.739161" calcext:value-type="float">
            <text:p>383.739161</text:p>
          </table:table-cell>
          <table:table-cell office:value-type="float" office:value="24.5362" calcext:value-type="float">
            <text:p>24.5362</text:p>
          </table:table-cell>
          <table:table-cell office:value-type="float" office:value="16.445135874" calcext:value-type="float">
            <text:p>16.445135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.16" calcext:value-type="float">
            <text:p>48.16</text:p>
          </table:table-cell>
          <table:table-cell office:value-type="float" office:value="384.175835" calcext:value-type="float">
            <text:p>384.175835</text:p>
          </table:table-cell>
          <table:table-cell office:value-type="float" office:value="24.5757" calcext:value-type="float">
            <text:p>24.5757</text:p>
          </table:table-cell>
          <table:table-cell office:value-type="float" office:value="16.622012292" calcext:value-type="float">
            <text:p>16.622012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.28" calcext:value-type="float">
            <text:p>48.28</text:p>
          </table:table-cell>
          <table:table-cell office:value-type="float" office:value="384.530963" calcext:value-type="float">
            <text:p>384.530963</text:p>
          </table:table-cell>
          <table:table-cell office:value-type="float" office:value="24.6117" calcext:value-type="float">
            <text:p>24.6117</text:p>
          </table:table-cell>
          <table:table-cell office:value-type="float" office:value="16.999840281" calcext:value-type="float">
            <text:p>16.999840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.46" calcext:value-type="float">
            <text:p>48.46</text:p>
          </table:table-cell>
          <table:table-cell office:value-type="float" office:value="385.205739" calcext:value-type="float">
            <text:p>385.205739</text:p>
          </table:table-cell>
          <table:table-cell office:value-type="float" office:value="24.76" calcext:value-type="float">
            <text:p>24.76</text:p>
          </table:table-cell>
          <table:table-cell office:value-type="float" office:value="17.001042505" calcext:value-type="float">
            <text:p>17.001042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.604" calcext:value-type="float">
            <text:p>48.604</text:p>
          </table:table-cell>
          <table:table-cell office:value-type="float" office:value="385.356705" calcext:value-type="float">
            <text:p>385.356705</text:p>
          </table:table-cell>
          <table:table-cell office:value-type="float" office:value="24.8218" calcext:value-type="float">
            <text:p>24.8218</text:p>
          </table:table-cell>
          <table:table-cell office:value-type="float" office:value="17.01651192" calcext:value-type="float">
            <text:p>17.01651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.856" calcext:value-type="float">
            <text:p>48.856</text:p>
          </table:table-cell>
          <table:table-cell office:value-type="float" office:value="390.404319" calcext:value-type="float">
            <text:p>390.404319</text:p>
          </table:table-cell>
          <table:table-cell office:value-type="float" office:value="24.8385" calcext:value-type="float">
            <text:p>24.8385</text:p>
          </table:table-cell>
          <table:table-cell office:value-type="float" office:value="17.042795602" calcext:value-type="float">
            <text:p>17.042795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.888" calcext:value-type="float">
            <text:p>48.888</text:p>
          </table:table-cell>
          <table:table-cell office:value-type="float" office:value="391.458075" calcext:value-type="float">
            <text:p>391.458075</text:p>
          </table:table-cell>
          <table:table-cell office:value-type="float" office:value="24.9474" calcext:value-type="float">
            <text:p>24.9474</text:p>
          </table:table-cell>
          <table:table-cell office:value-type="float" office:value="17.11760589" calcext:value-type="float">
            <text:p>17.11760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.1" calcext:value-type="float">
            <text:p>49.1</text:p>
          </table:table-cell>
          <table:table-cell office:value-type="float" office:value="393.751509" calcext:value-type="float">
            <text:p>393.751509</text:p>
          </table:table-cell>
          <table:table-cell office:value-type="float" office:value="24.9831" calcext:value-type="float">
            <text:p>24.9831</text:p>
          </table:table-cell>
          <table:table-cell office:value-type="float" office:value="17.235543008" calcext:value-type="float">
            <text:p>17.23554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.224" calcext:value-type="float">
            <text:p>49.224</text:p>
          </table:table-cell>
          <table:table-cell office:value-type="float" office:value="393.973218" calcext:value-type="float">
            <text:p>393.973218</text:p>
          </table:table-cell>
          <table:table-cell office:value-type="float" office:value="24.9876" calcext:value-type="float">
            <text:p>24.9876</text:p>
          </table:table-cell>
          <table:table-cell office:value-type="float" office:value="17.277093178" calcext:value-type="float">
            <text:p>17.277093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.344" calcext:value-type="float">
            <text:p>49.344</text:p>
          </table:table-cell>
          <table:table-cell office:value-type="float" office:value="394.537547" calcext:value-type="float">
            <text:p>394.537547</text:p>
          </table:table-cell>
          <table:table-cell office:value-type="float" office:value="25.0261" calcext:value-type="float">
            <text:p>25.0261</text:p>
          </table:table-cell>
          <table:table-cell office:value-type="float" office:value="18.571408429" calcext:value-type="float">
            <text:p>18.571408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.552" calcext:value-type="float">
            <text:p>50.552</text:p>
          </table:table-cell>
          <table:table-cell office:value-type="float" office:value="408.917252" calcext:value-type="float">
            <text:p>408.917252</text:p>
          </table:table-cell>
          <table:table-cell office:value-type="float" office:value="25.0604" calcext:value-type="float">
            <text:p>25.06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684" calcext:value-type="float">
            <text:p>50.684</text:p>
          </table:table-cell>
          <table:table-cell office:value-type="float" office:value="508.024592" calcext:value-type="float">
            <text:p>508.024592</text:p>
          </table:table-cell>
          <table:table-cell office:value-type="float" office:value="25.0698" calcext:value-type="float">
            <text:p>25.06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152" calcext:value-type="float">
            <text:p>51.152</text:p>
          </table:table-cell>
          <table:table-cell office:value-type="float" office:value="513.883323" calcext:value-type="float">
            <text:p>513.883323</text:p>
          </table:table-cell>
          <table:table-cell office:value-type="float" office:value="25.0863" calcext:value-type="float">
            <text:p>25.08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232" calcext:value-type="float">
            <text:p>51.232</text:p>
          </table:table-cell>
          <table:table-cell office:value-type="float" office:value="516.060877" calcext:value-type="float">
            <text:p>516.060877</text:p>
          </table:table-cell>
          <table:table-cell office:value-type="float" office:value="25.2056" calcext:value-type="float">
            <text:p>25.20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364" calcext:value-type="float">
            <text:p>52.364</text:p>
          </table:table-cell>
          <table:table-cell office:value-type="float" office:value="530.701056" calcext:value-type="float">
            <text:p>530.701056</text:p>
          </table:table-cell>
          <table:table-cell office:value-type="float" office:value="25.2423" calcext:value-type="float">
            <text:p>25.24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6" calcext:value-type="float">
            <text:p>52.6</text:p>
          </table:table-cell>
          <table:table-cell office:value-type="float" office:value="534.662873" calcext:value-type="float">
            <text:p>534.662873</text:p>
          </table:table-cell>
          <table:table-cell office:value-type="float" office:value="25.279" calcext:value-type="float">
            <text:p>25.2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724" calcext:value-type="float">
            <text:p>52.724</text:p>
          </table:table-cell>
          <table:table-cell office:value-type="float" office:value="535.067428" calcext:value-type="float">
            <text:p>535.067428</text:p>
          </table:table-cell>
          <table:table-cell office:value-type="float" office:value="25.3218" calcext:value-type="float">
            <text:p>25.3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024" calcext:value-type="float">
            <text:p>54.024</text:p>
          </table:table-cell>
          <table:table-cell office:value-type="float" office:value="540.968892" calcext:value-type="float">
            <text:p>540.968892</text:p>
          </table:table-cell>
          <table:table-cell office:value-type="float" office:value="25.3663" calcext:value-type="float">
            <text:p>25.36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948" calcext:value-type="float">
            <text:p>54.948</text:p>
          </table:table-cell>
          <table:table-cell office:value-type="float" office:value="559.689636" calcext:value-type="float">
            <text:p>559.689636</text:p>
          </table:table-cell>
          <table:table-cell office:value-type="float" office:value="25.6821" calcext:value-type="float">
            <text:p>25.6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.572" calcext:value-type="float">
            <text:p>55.572</text:p>
          </table:table-cell>
          <table:table-cell office:value-type="float" office:value="570.270756" calcext:value-type="float">
            <text:p>570.270756</text:p>
          </table:table-cell>
          <table:table-cell office:value-type="float" office:value="25.7299" calcext:value-type="float">
            <text:p>25.7299</text:p>
          </table:table-cell>
          <table:table-cell table:number-columns-repeated="7"/>
        </table:table-row>
      </table:table>
      <table:table table:name="15000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87.704" calcext:value-type="float">
            <text:p>87.704</text:p>
          </table:table-cell>
          <table:table-cell/>
          <table:table-cell office:value-type="float" office:value="64.0632" calcext:value-type="float">
            <text:p>64.0632</text:p>
          </table:table-cell>
          <table:table-cell office:value-type="float" office:value="33.550192079" calcext:value-type="float">
            <text:p>33.550192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6.76" calcext:value-type="float">
            <text:p>126.76</text:p>
          </table:table-cell>
          <table:table-cell/>
          <table:table-cell office:value-type="float" office:value="65.5199" calcext:value-type="float">
            <text:p>65.5199</text:p>
          </table:table-cell>
          <table:table-cell office:value-type="float" office:value="34.063533081" calcext:value-type="float">
            <text:p>34.063533081</text:p>
          </table:table-cell>
          <table:table-cell/>
          <table:table-cell office:value-type="string" calcext:value-type="string">
            <text:p>Min</text:p>
          </table:table-cell>
          <table:table-cell table:formula="of:=MIN([.B1:.B100])" office:value-type="float" office:value="59.832" calcext:value-type="float">
            <text:p>59.832</text:p>
          </table:table-cell>
          <table:table-cell table:formula="of:=MIN([.C1:.C100])" office:value-type="float" office:value="0" calcext:value-type="float">
            <text:p>0</text:p>
          </table:table-cell>
          <table:table-cell table:formula="of:=MIN([.D1:.D100])" office:value-type="float" office:value="59.4691" calcext:value-type="float">
            <text:p>59.4691</text:p>
          </table:table-cell>
          <table:table-cell table:formula="of:=MIN([.E1:.E100])" office:value-type="float" office:value="30.88090864" calcext:value-type="float">
            <text:p>30.88090864</text:p>
          </table:table-cell>
        </table:table-row>
        <table:table-row table:style-name="ro1">
          <table:table-cell/>
          <table:table-cell office:value-type="float" office:value="125.676" calcext:value-type="float">
            <text:p>125.676</text:p>
          </table:table-cell>
          <table:table-cell/>
          <table:table-cell office:value-type="float" office:value="61.3218" calcext:value-type="float">
            <text:p>61.3218</text:p>
          </table:table-cell>
          <table:table-cell office:value-type="float" office:value="33.126893795" calcext:value-type="float">
            <text:p>33.126893795</text:p>
          </table:table-cell>
          <table:table-cell/>
          <table:table-cell office:value-type="string" calcext:value-type="string">
            <text:p>25% Quart</text:p>
          </table:table-cell>
          <table:table-cell table:formula="of:=QUARTILE([.B1:.B100]; 1)" office:value-type="float" office:value="81.996" calcext:value-type="float">
            <text:p>81.996</text:p>
          </table:table-cell>
          <table:table-cell table:formula="of:=QUARTILE([.C1:.C100]; 1)" office:value-type="string" office:string-value="" calcext:value-type="error">
            <text:p>#VALUE!</text:p>
          </table:table-cell>
          <table:table-cell table:formula="of:=QUARTILE([.D1:.D100]; 1)" office:value-type="float" office:value="59.859625" calcext:value-type="float">
            <text:p>59.859625</text:p>
          </table:table-cell>
          <table:table-cell table:formula="of:=QUARTILE([.E1:.E100]; 1)" office:value-type="float" office:value="32.968723243" calcext:value-type="float">
            <text:p>32.968723243</text:p>
          </table:table-cell>
        </table:table-row>
        <table:table-row table:style-name="ro1">
          <table:table-cell/>
          <table:table-cell office:value-type="float" office:value="115.404" calcext:value-type="float">
            <text:p>115.404</text:p>
          </table:table-cell>
          <table:table-cell/>
          <table:table-cell office:value-type="float" office:value="65.1448" calcext:value-type="float">
            <text:p>65.1448</text:p>
          </table:table-cell>
          <table:table-cell office:value-type="float" office:value="33.171152648" calcext:value-type="float">
            <text:p>33.171152648</text:p>
          </table:table-cell>
          <table:table-cell/>
          <table:table-cell office:value-type="string" calcext:value-type="string">
            <text:p>Median</text:p>
          </table:table-cell>
          <table:table-cell table:formula="of:=MEDIAN([.B1:.B100])" office:value-type="float" office:value="88.624" calcext:value-type="float">
            <text:p>88.624</text:p>
          </table:table-cell>
          <table:table-cell table:formula="of:=MEDIAN([.C1:.C100])" office:value-type="string" office:string-value="" calcext:value-type="error">
            <text:p>#VALUE!</text:p>
          </table:table-cell>
          <table:table-cell table:formula="of:=MEDIAN([.D1:.D100])" office:value-type="float" office:value="61.43715" calcext:value-type="float">
            <text:p>61.43715</text:p>
          </table:table-cell>
          <table:table-cell table:formula="of:=MEDIAN([.E1:.E100])" office:value-type="float" office:value="33.172758907" calcext:value-type="float">
            <text:p>33.172758907</text:p>
          </table:table-cell>
        </table:table-row>
        <table:table-row table:style-name="ro1">
          <table:table-cell/>
          <table:table-cell office:value-type="float" office:value="115.176" calcext:value-type="float">
            <text:p>115.176</text:p>
          </table:table-cell>
          <table:table-cell/>
          <table:table-cell office:value-type="float" office:value="59.8305" calcext:value-type="float">
            <text:p>59.8305</text:p>
          </table:table-cell>
          <table:table-cell office:value-type="float" office:value="32.98799298" calcext:value-type="float">
            <text:p>32.98799298</text:p>
          </table:table-cell>
          <table:table-cell/>
          <table:table-cell office:value-type="string" calcext:value-type="string">
            <text:p>75% Quart</text:p>
          </table:table-cell>
          <table:table-cell table:formula="of:=QUARTILE([.B1:.B100]; 3)" office:value-type="float" office:value="97.368" calcext:value-type="float">
            <text:p>97.368</text:p>
          </table:table-cell>
          <table:table-cell table:formula="of:=QUARTILE([.C1:.C100]; 3)" office:value-type="string" office:string-value="" calcext:value-type="error">
            <text:p>#VALUE!</text:p>
          </table:table-cell>
          <table:table-cell table:formula="of:=QUARTILE([.D1:.D100]; 3)" office:value-type="float" office:value="64.3605" calcext:value-type="float">
            <text:p>64.3605</text:p>
          </table:table-cell>
          <table:table-cell table:formula="of:=QUARTILE([.E1:.E100]; 3)" office:value-type="float" office:value="33.56577096325" calcext:value-type="float">
            <text:p>33.5657709633</text:p>
          </table:table-cell>
        </table:table-row>
        <table:table-row table:style-name="ro1">
          <table:table-cell/>
          <table:table-cell office:value-type="float" office:value="118.604" calcext:value-type="float">
            <text:p>118.604</text:p>
          </table:table-cell>
          <table:table-cell/>
          <table:table-cell office:value-type="float" office:value="59.8671" calcext:value-type="float">
            <text:p>59.8671</text:p>
          </table:table-cell>
          <table:table-cell office:value-type="float" office:value="33.28557213" calcext:value-type="float">
            <text:p>33.28557213</text:p>
          </table:table-cell>
          <table:table-cell/>
          <table:table-cell office:value-type="string" calcext:value-type="string">
            <text:p>Max</text:p>
          </table:table-cell>
          <table:table-cell table:formula="of:=MAX([.B1:.B100])" office:value-type="float" office:value="127.48" calcext:value-type="float">
            <text:p>127.48</text:p>
          </table:table-cell>
          <table:table-cell table:formula="of:=MAX([.C1:.C100])" office:value-type="float" office:value="0" calcext:value-type="float">
            <text:p>0</text:p>
          </table:table-cell>
          <table:table-cell table:formula="of:=MAX([.D1:.D100])" office:value-type="float" office:value="70.2538" calcext:value-type="float">
            <text:p>70.2538</text:p>
          </table:table-cell>
          <table:table-cell table:formula="of:=MAX([.E1:.E100])" office:value-type="float" office:value="37.520671494" calcext:value-type="float">
            <text:p>37.520671494</text:p>
          </table:table-cell>
        </table:table-row>
        <table:table-row table:style-name="ro1">
          <table:table-cell/>
          <table:table-cell office:value-type="float" office:value="114.904" calcext:value-type="float">
            <text:p>114.904</text:p>
          </table:table-cell>
          <table:table-cell/>
          <table:table-cell office:value-type="float" office:value="63.813" calcext:value-type="float">
            <text:p>63.813</text:p>
          </table:table-cell>
          <table:table-cell office:value-type="float" office:value="33.482333671" calcext:value-type="float">
            <text:p>33.482333671</text:p>
          </table:table-cell>
          <table:table-cell/>
          <table:table-cell office:value-type="string" calcext:value-type="string">
            <text:p>STD</text:p>
          </table:table-cell>
          <table:table-cell table:formula="of:=STDEV([.B1:.B100])" office:value-type="float" office:value="13.7649537230012" calcext:value-type="float">
            <text:p>13.764953723</text:p>
          </table:table-cell>
          <table:table-cell table:formula="of:=STDEV([.C1:.C100])" office:value-type="string" office:string-value="" calcext:value-type="error">
            <text:p>#DIV/0!</text:p>
          </table:table-cell>
          <table:table-cell table:formula="of:=STDEV([.D1:.D100])" office:value-type="float" office:value="2.38704850565706" calcext:value-type="float">
            <text:p>2.3870485057</text:p>
          </table:table-cell>
          <table:table-cell table:formula="of:=STDEV([.E1:.E100])" office:value-type="float" office:value="1.19696341357592" calcext:value-type="float">
            <text:p>1.1969634136</text:p>
          </table:table-cell>
        </table:table-row>
        <table:table-row table:style-name="ro1">
          <table:table-cell/>
          <table:table-cell office:value-type="float" office:value="115.248" calcext:value-type="float">
            <text:p>115.248</text:p>
          </table:table-cell>
          <table:table-cell/>
          <table:table-cell office:value-type="float" office:value="61.3016" calcext:value-type="float">
            <text:p>61.3016</text:p>
          </table:table-cell>
          <table:table-cell office:value-type="float" office:value="30.88090864" calcext:value-type="float">
            <text:p>30.88090864</text:p>
          </table:table-cell>
          <table:table-cell/>
          <table:table-cell office:value-type="string" calcext:value-type="string">
            <text:p>Mean</text:p>
          </table:table-cell>
          <table:table-cell table:formula="of:=AVERAGE([.B1:.B100])" office:value-type="float" office:value="89.44044" calcext:value-type="float">
            <text:p>89.44044</text:p>
          </table:table-cell>
          <table:table-cell table:formula="of:=AVERAGE([.C1:.C100])" office:value-type="string" office:string-value="" calcext:value-type="error">
            <text:p>#DIV/0!</text:p>
          </table:table-cell>
          <table:table-cell table:formula="of:=AVERAGE([.D1:.D100])" office:value-type="float" office:value="62.376518" calcext:value-type="float">
            <text:p>62.376518</text:p>
          </table:table-cell>
          <table:table-cell table:formula="of:=AVERAGE([.E1:.E100])" office:value-type="float" office:value="33.45738690402" calcext:value-type="float">
            <text:p>33.457386904</text:p>
          </table:table-cell>
        </table:table-row>
        <table:table-row table:style-name="ro1">
          <table:table-cell/>
          <table:table-cell office:value-type="float" office:value="127.48" calcext:value-type="float">
            <text:p>127.48</text:p>
          </table:table-cell>
          <table:table-cell/>
          <table:table-cell office:value-type="float" office:value="61.3535" calcext:value-type="float">
            <text:p>61.3535</text:p>
          </table:table-cell>
          <table:table-cell office:value-type="float" office:value="33.205992133" calcext:value-type="float">
            <text:p>33.20599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.144" calcext:value-type="float">
            <text:p>100.144</text:p>
          </table:table-cell>
          <table:table-cell/>
          <table:table-cell office:value-type="float" office:value="68.3406" calcext:value-type="float">
            <text:p>68.3406</text:p>
          </table:table-cell>
          <table:table-cell office:value-type="float" office:value="36.020602918" calcext:value-type="float">
            <text:p>36.020602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.104" calcext:value-type="float">
            <text:p>89.104</text:p>
          </table:table-cell>
          <table:table-cell/>
          <table:table-cell office:value-type="float" office:value="59.8267" calcext:value-type="float">
            <text:p>59.8267</text:p>
          </table:table-cell>
          <table:table-cell office:value-type="float" office:value="33.438078656" calcext:value-type="float">
            <text:p>33.43807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.784" calcext:value-type="float">
            <text:p>85.784</text:p>
          </table:table-cell>
          <table:table-cell/>
          <table:table-cell office:value-type="float" office:value="64.2311" calcext:value-type="float">
            <text:p>64.2311</text:p>
          </table:table-cell>
          <table:table-cell office:value-type="float" office:value="33.311963239" calcext:value-type="float">
            <text:p>33.311963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.38" calcext:value-type="float">
            <text:p>86.38</text:p>
          </table:table-cell>
          <table:table-cell/>
          <table:table-cell office:value-type="float" office:value="64.7643" calcext:value-type="float">
            <text:p>64.7643</text:p>
          </table:table-cell>
          <table:table-cell office:value-type="float" office:value="33.269489571" calcext:value-type="float">
            <text:p>33.269489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1.172" calcext:value-type="float">
            <text:p>91.172</text:p>
          </table:table-cell>
          <table:table-cell/>
          <table:table-cell office:value-type="float" office:value="61.4042" calcext:value-type="float">
            <text:p>61.4042</text:p>
          </table:table-cell>
          <table:table-cell office:value-type="float" office:value="33.483100446" calcext:value-type="float">
            <text:p>33.483100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.62" calcext:value-type="float">
            <text:p>63.62</text:p>
          </table:table-cell>
          <table:table-cell/>
          <table:table-cell office:value-type="float" office:value="61.2133" calcext:value-type="float">
            <text:p>61.2133</text:p>
          </table:table-cell>
          <table:table-cell office:value-type="float" office:value="32.979582532" calcext:value-type="float">
            <text:p>32.97958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.832" calcext:value-type="float">
            <text:p>59.832</text:p>
          </table:table-cell>
          <table:table-cell/>
          <table:table-cell office:value-type="float" office:value="64.1171" calcext:value-type="float">
            <text:p>64.1171</text:p>
          </table:table-cell>
          <table:table-cell office:value-type="float" office:value="33.085293756" calcext:value-type="float">
            <text:p>33.085293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.144" calcext:value-type="float">
            <text:p>88.144</text:p>
          </table:table-cell>
          <table:table-cell/>
          <table:table-cell office:value-type="float" office:value="59.8811" calcext:value-type="float">
            <text:p>59.8811</text:p>
          </table:table-cell>
          <table:table-cell office:value-type="float" office:value="32.217752184" calcext:value-type="float">
            <text:p>32.217752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.42" calcext:value-type="float">
            <text:p>73.42</text:p>
          </table:table-cell>
          <table:table-cell/>
          <table:table-cell office:value-type="float" office:value="60.0965" calcext:value-type="float">
            <text:p>60.0965</text:p>
          </table:table-cell>
          <table:table-cell office:value-type="float" office:value="32.980892371" calcext:value-type="float">
            <text:p>32.980892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.992" calcext:value-type="float">
            <text:p>96.992</text:p>
          </table:table-cell>
          <table:table-cell/>
          <table:table-cell office:value-type="float" office:value="64.7647" calcext:value-type="float">
            <text:p>64.7647</text:p>
          </table:table-cell>
          <table:table-cell office:value-type="float" office:value="33.388308729" calcext:value-type="float">
            <text:p>33.388308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.076" calcext:value-type="float">
            <text:p>68.076</text:p>
          </table:table-cell>
          <table:table-cell/>
          <table:table-cell office:value-type="float" office:value="62.6429" calcext:value-type="float">
            <text:p>62.6429</text:p>
          </table:table-cell>
          <table:table-cell office:value-type="float" office:value="36.272749231" calcext:value-type="float">
            <text:p>36.272749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.252" calcext:value-type="float">
            <text:p>70.252</text:p>
          </table:table-cell>
          <table:table-cell/>
          <table:table-cell office:value-type="float" office:value="62.4399" calcext:value-type="float">
            <text:p>62.4399</text:p>
          </table:table-cell>
          <table:table-cell office:value-type="float" office:value="33.57860527" calcext:value-type="float">
            <text:p>33.57860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.736" calcext:value-type="float">
            <text:p>67.736</text:p>
          </table:table-cell>
          <table:table-cell/>
          <table:table-cell office:value-type="float" office:value="64.786" calcext:value-type="float">
            <text:p>64.786</text:p>
          </table:table-cell>
          <table:table-cell office:value-type="float" office:value="32.737443994" calcext:value-type="float">
            <text:p>32.737443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.348" calcext:value-type="float">
            <text:p>100.348</text:p>
          </table:table-cell>
          <table:table-cell/>
          <table:table-cell office:value-type="float" office:value="59.7636" calcext:value-type="float">
            <text:p>59.7636</text:p>
          </table:table-cell>
          <table:table-cell office:value-type="float" office:value="34.082547833" calcext:value-type="float">
            <text:p>34.08254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.184" calcext:value-type="float">
            <text:p>94.184</text:p>
          </table:table-cell>
          <table:table-cell/>
          <table:table-cell office:value-type="float" office:value="59.7743" calcext:value-type="float">
            <text:p>59.7743</text:p>
          </table:table-cell>
          <table:table-cell office:value-type="float" office:value="33.185964101" calcext:value-type="float">
            <text:p>33.185964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.176" calcext:value-type="float">
            <text:p>64.176</text:p>
          </table:table-cell>
          <table:table-cell/>
          <table:table-cell office:value-type="float" office:value="63.5371" calcext:value-type="float">
            <text:p>63.5371</text:p>
          </table:table-cell>
          <table:table-cell office:value-type="float" office:value="34.520545154" calcext:value-type="float">
            <text:p>34.520545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2.524" calcext:value-type="float">
            <text:p>82.524</text:p>
          </table:table-cell>
          <table:table-cell/>
          <table:table-cell office:value-type="float" office:value="65.1745" calcext:value-type="float">
            <text:p>65.1745</text:p>
          </table:table-cell>
          <table:table-cell office:value-type="float" office:value="33.024130128" calcext:value-type="float">
            <text:p>33.024130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.736" calcext:value-type="float">
            <text:p>90.736</text:p>
          </table:table-cell>
          <table:table-cell/>
          <table:table-cell office:value-type="float" office:value="61.0083" calcext:value-type="float">
            <text:p>61.0083</text:p>
          </table:table-cell>
          <table:table-cell office:value-type="float" office:value="36.693659718" calcext:value-type="float">
            <text:p>36.693659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.264" calcext:value-type="float">
            <text:p>83.264</text:p>
          </table:table-cell>
          <table:table-cell/>
          <table:table-cell office:value-type="float" office:value="64.7549" calcext:value-type="float">
            <text:p>64.7549</text:p>
          </table:table-cell>
          <table:table-cell office:value-type="float" office:value="34.10300373" calcext:value-type="float">
            <text:p>34.10300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4.536" calcext:value-type="float">
            <text:p>104.536</text:p>
          </table:table-cell>
          <table:table-cell/>
          <table:table-cell office:value-type="float" office:value="64.108" calcext:value-type="float">
            <text:p>64.108</text:p>
          </table:table-cell>
          <table:table-cell office:value-type="float" office:value="34.035879975" calcext:value-type="float">
            <text:p>34.035879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.712" calcext:value-type="float">
            <text:p>76.712</text:p>
          </table:table-cell>
          <table:table-cell/>
          <table:table-cell office:value-type="float" office:value="59.7087" calcext:value-type="float">
            <text:p>59.7087</text:p>
          </table:table-cell>
          <table:table-cell office:value-type="float" office:value="33.561492861" calcext:value-type="float">
            <text:p>33.5614928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.428" calcext:value-type="float">
            <text:p>90.428</text:p>
          </table:table-cell>
          <table:table-cell/>
          <table:table-cell office:value-type="float" office:value="59.7101" calcext:value-type="float">
            <text:p>59.7101</text:p>
          </table:table-cell>
          <table:table-cell office:value-type="float" office:value="37.114182259" calcext:value-type="float">
            <text:p>37.114182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.036" calcext:value-type="float">
            <text:p>87.036</text:p>
          </table:table-cell>
          <table:table-cell/>
          <table:table-cell office:value-type="float" office:value="61.3914" calcext:value-type="float">
            <text:p>61.3914</text:p>
          </table:table-cell>
          <table:table-cell office:value-type="float" office:value="33.048941037" calcext:value-type="float">
            <text:p>33.048941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.384" calcext:value-type="float">
            <text:p>78.384</text:p>
          </table:table-cell>
          <table:table-cell/>
          <table:table-cell office:value-type="float" office:value="61.4277" calcext:value-type="float">
            <text:p>61.4277</text:p>
          </table:table-cell>
          <table:table-cell office:value-type="float" office:value="34.838786417" calcext:value-type="float">
            <text:p>34.838786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.8" calcext:value-type="float">
            <text:p>85.8</text:p>
          </table:table-cell>
          <table:table-cell/>
          <table:table-cell office:value-type="float" office:value="65.1012" calcext:value-type="float">
            <text:p>65.1012</text:p>
          </table:table-cell>
          <table:table-cell office:value-type="float" office:value="33.680293307" calcext:value-type="float">
            <text:p>33.680293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.964" calcext:value-type="float">
            <text:p>86.964</text:p>
          </table:table-cell>
          <table:table-cell/>
          <table:table-cell office:value-type="float" office:value="59.4691" calcext:value-type="float">
            <text:p>59.4691</text:p>
          </table:table-cell>
          <table:table-cell office:value-type="float" office:value="31.568342021" calcext:value-type="float">
            <text:p>31.568342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1.38" calcext:value-type="float">
            <text:p>101.38</text:p>
          </table:table-cell>
          <table:table-cell/>
          <table:table-cell office:value-type="float" office:value="59.67" calcext:value-type="float">
            <text:p>59.67</text:p>
          </table:table-cell>
          <table:table-cell office:value-type="float" office:value="34.41855384" calcext:value-type="float">
            <text:p>34.41855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.732" calcext:value-type="float">
            <text:p>102.732</text:p>
          </table:table-cell>
          <table:table-cell/>
          <table:table-cell office:value-type="float" office:value="59.5689" calcext:value-type="float">
            <text:p>59.5689</text:p>
          </table:table-cell>
          <table:table-cell office:value-type="float" office:value="33.285870732" calcext:value-type="float">
            <text:p>33.285870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.132" calcext:value-type="float">
            <text:p>84.132</text:p>
          </table:table-cell>
          <table:table-cell/>
          <table:table-cell office:value-type="float" office:value="61.2311" calcext:value-type="float">
            <text:p>61.2311</text:p>
          </table:table-cell>
          <table:table-cell office:value-type="float" office:value="31.56195436" calcext:value-type="float">
            <text:p>31.5619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.464" calcext:value-type="float">
            <text:p>89.464</text:p>
          </table:table-cell>
          <table:table-cell/>
          <table:table-cell office:value-type="float" office:value="61.0833" calcext:value-type="float">
            <text:p>61.0833</text:p>
          </table:table-cell>
          <table:table-cell office:value-type="float" office:value="32.579330235" calcext:value-type="float">
            <text:p>32.579330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.188" calcext:value-type="float">
            <text:p>65.188</text:p>
          </table:table-cell>
          <table:table-cell/>
          <table:table-cell office:value-type="float" office:value="64.8481" calcext:value-type="float">
            <text:p>64.8481</text:p>
          </table:table-cell>
          <table:table-cell office:value-type="float" office:value="35.879937648" calcext:value-type="float">
            <text:p>35.879937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.792" calcext:value-type="float">
            <text:p>71.792</text:p>
          </table:table-cell>
          <table:table-cell/>
          <table:table-cell office:value-type="float" office:value="59.7142" calcext:value-type="float">
            <text:p>59.7142</text:p>
          </table:table-cell>
          <table:table-cell office:value-type="float" office:value="33.2671259" calcext:value-type="float">
            <text:p>33.2671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.892" calcext:value-type="float">
            <text:p>79.892</text:p>
          </table:table-cell>
          <table:table-cell/>
          <table:table-cell office:value-type="float" office:value="63.9502" calcext:value-type="float">
            <text:p>63.9502</text:p>
          </table:table-cell>
          <table:table-cell office:value-type="float" office:value="32.92774949" calcext:value-type="float">
            <text:p>32.92774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.992" calcext:value-type="float">
            <text:p>83.992</text:p>
          </table:table-cell>
          <table:table-cell/>
          <table:table-cell office:value-type="float" office:value="59.661" calcext:value-type="float">
            <text:p>59.661</text:p>
          </table:table-cell>
          <table:table-cell office:value-type="float" office:value="32.994549677" calcext:value-type="float">
            <text:p>32.994549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.276" calcext:value-type="float">
            <text:p>87.276</text:p>
          </table:table-cell>
          <table:table-cell/>
          <table:table-cell office:value-type="float" office:value="65.7366" calcext:value-type="float">
            <text:p>65.7366</text:p>
          </table:table-cell>
          <table:table-cell office:value-type="float" office:value="31.129090674" calcext:value-type="float">
            <text:p>31.129090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.592" calcext:value-type="float">
            <text:p>65.592</text:p>
          </table:table-cell>
          <table:table-cell/>
          <table:table-cell office:value-type="float" office:value="61.2052" calcext:value-type="float">
            <text:p>61.2052</text:p>
          </table:table-cell>
          <table:table-cell office:value-type="float" office:value="33.275234839" calcext:value-type="float">
            <text:p>33.275234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.692" calcext:value-type="float">
            <text:p>89.692</text:p>
          </table:table-cell>
          <table:table-cell/>
          <table:table-cell office:value-type="float" office:value="64.6237" calcext:value-type="float">
            <text:p>64.6237</text:p>
          </table:table-cell>
          <table:table-cell office:value-type="float" office:value="35.231803672" calcext:value-type="float">
            <text:p>35.231803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.572" calcext:value-type="float">
            <text:p>80.572</text:p>
          </table:table-cell>
          <table:table-cell/>
          <table:table-cell office:value-type="float" office:value="63.8942" calcext:value-type="float">
            <text:p>63.8942</text:p>
          </table:table-cell>
          <table:table-cell office:value-type="float" office:value="33.405795342" calcext:value-type="float">
            <text:p>33.405795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1.288" calcext:value-type="float">
            <text:p>101.288</text:p>
          </table:table-cell>
          <table:table-cell/>
          <table:table-cell office:value-type="float" office:value="59.7745" calcext:value-type="float">
            <text:p>59.7745</text:p>
          </table:table-cell>
          <table:table-cell office:value-type="float" office:value="32.917398503" calcext:value-type="float">
            <text:p>32.917398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.348" calcext:value-type="float">
            <text:p>80.348</text:p>
          </table:table-cell>
          <table:table-cell/>
          <table:table-cell office:value-type="float" office:value="59.6865" calcext:value-type="float">
            <text:p>59.6865</text:p>
          </table:table-cell>
          <table:table-cell office:value-type="float" office:value="34.108608209" calcext:value-type="float">
            <text:p>34.108608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.6" calcext:value-type="float">
            <text:p>71.6</text:p>
          </table:table-cell>
          <table:table-cell/>
          <table:table-cell office:value-type="float" office:value="65.689" calcext:value-type="float">
            <text:p>65.689</text:p>
          </table:table-cell>
          <table:table-cell office:value-type="float" office:value="32.735119404" calcext:value-type="float">
            <text:p>32.735119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.052" calcext:value-type="float">
            <text:p>74.052</text:p>
          </table:table-cell>
          <table:table-cell/>
          <table:table-cell office:value-type="float" office:value="65.4294" calcext:value-type="float">
            <text:p>65.4294</text:p>
          </table:table-cell>
          <table:table-cell office:value-type="float" office:value="33.116246384" calcext:value-type="float">
            <text:p>33.116246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.988" calcext:value-type="float">
            <text:p>73.988</text:p>
          </table:table-cell>
          <table:table-cell/>
          <table:table-cell office:value-type="float" office:value="64.2945" calcext:value-type="float">
            <text:p>64.2945</text:p>
          </table:table-cell>
          <table:table-cell office:value-type="float" office:value="32.078427238" calcext:value-type="float">
            <text:p>32.078427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.428" calcext:value-type="float">
            <text:p>97.428</text:p>
          </table:table-cell>
          <table:table-cell/>
          <table:table-cell office:value-type="float" office:value="59.7701" calcext:value-type="float">
            <text:p>59.7701</text:p>
          </table:table-cell>
          <table:table-cell office:value-type="float" office:value="33.096221014" calcext:value-type="float">
            <text:p>33.096221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.22" calcext:value-type="float">
            <text:p>89.22</text:p>
          </table:table-cell>
          <table:table-cell/>
          <table:table-cell office:value-type="float" office:value="59.7118" calcext:value-type="float">
            <text:p>59.7118</text:p>
          </table:table-cell>
          <table:table-cell office:value-type="float" office:value="32.967366583" calcext:value-type="float">
            <text:p>32.967366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.792" calcext:value-type="float">
            <text:p>78.792</text:p>
          </table:table-cell>
          <table:table-cell/>
          <table:table-cell office:value-type="float" office:value="64.5829" calcext:value-type="float">
            <text:p>64.5829</text:p>
          </table:table-cell>
          <table:table-cell office:value-type="float" office:value="33.052611039" calcext:value-type="float">
            <text:p>33.052611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.928" calcext:value-type="float">
            <text:p>85.928</text:p>
          </table:table-cell>
          <table:table-cell/>
          <table:table-cell office:value-type="float" office:value="61.631" calcext:value-type="float">
            <text:p>61.631</text:p>
          </table:table-cell>
          <table:table-cell office:value-type="float" office:value="32.225566133" calcext:value-type="float">
            <text:p>32.225566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.436" calcext:value-type="float">
            <text:p>99.436</text:p>
          </table:table-cell>
          <table:table-cell/>
          <table:table-cell office:value-type="float" office:value="62.3507" calcext:value-type="float">
            <text:p>62.3507</text:p>
          </table:table-cell>
          <table:table-cell office:value-type="float" office:value="32.564460959" calcext:value-type="float">
            <text:p>32.564460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.76" calcext:value-type="float">
            <text:p>98.76</text:p>
          </table:table-cell>
          <table:table-cell/>
          <table:table-cell office:value-type="float" office:value="64.5585" calcext:value-type="float">
            <text:p>64.5585</text:p>
          </table:table-cell>
          <table:table-cell office:value-type="float" office:value="32.979076866" calcext:value-type="float">
            <text:p>32.979076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.776" calcext:value-type="float">
            <text:p>96.776</text:p>
          </table:table-cell>
          <table:table-cell/>
          <table:table-cell office:value-type="float" office:value="63.9905" calcext:value-type="float">
            <text:p>63.9905</text:p>
          </table:table-cell>
          <table:table-cell office:value-type="float" office:value="33.071095785" calcext:value-type="float">
            <text:p>33.07109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.308" calcext:value-type="float">
            <text:p>71.308</text:p>
          </table:table-cell>
          <table:table-cell/>
          <table:table-cell office:value-type="float" office:value="59.6804" calcext:value-type="float">
            <text:p>59.6804</text:p>
          </table:table-cell>
          <table:table-cell office:value-type="float" office:value="34.964813144" calcext:value-type="float">
            <text:p>34.964813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.748" calcext:value-type="float">
            <text:p>94.748</text:p>
          </table:table-cell>
          <table:table-cell/>
          <table:table-cell office:value-type="float" office:value="60.8023" calcext:value-type="float">
            <text:p>60.8023</text:p>
          </table:table-cell>
          <table:table-cell office:value-type="float" office:value="33.017632535" calcext:value-type="float">
            <text:p>33.017632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.408" calcext:value-type="float">
            <text:p>78.408</text:p>
          </table:table-cell>
          <table:table-cell/>
          <table:table-cell office:value-type="float" office:value="65.4577" calcext:value-type="float">
            <text:p>65.4577</text:p>
          </table:table-cell>
          <table:table-cell office:value-type="float" office:value="33.709905633" calcext:value-type="float">
            <text:p>33.709905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.104" calcext:value-type="float">
            <text:p>88.104</text:p>
          </table:table-cell>
          <table:table-cell/>
          <table:table-cell office:value-type="float" office:value="61.2978" calcext:value-type="float">
            <text:p>61.2978</text:p>
          </table:table-cell>
          <table:table-cell office:value-type="float" office:value="32.081116912" calcext:value-type="float">
            <text:p>32.08111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.896" calcext:value-type="float">
            <text:p>83.896</text:p>
          </table:table-cell>
          <table:table-cell/>
          <table:table-cell office:value-type="float" office:value="64.0798" calcext:value-type="float">
            <text:p>64.0798</text:p>
          </table:table-cell>
          <table:table-cell office:value-type="float" office:value="35.354089084" calcext:value-type="float">
            <text:p>35.354089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.216" calcext:value-type="float">
            <text:p>94.216</text:p>
          </table:table-cell>
          <table:table-cell/>
          <table:table-cell office:value-type="float" office:value="59.7433" calcext:value-type="float">
            <text:p>59.7433</text:p>
          </table:table-cell>
          <table:table-cell office:value-type="float" office:value="32.915200396" calcext:value-type="float">
            <text:p>32.915200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.66" calcext:value-type="float">
            <text:p>87.66</text:p>
          </table:table-cell>
          <table:table-cell/>
          <table:table-cell office:value-type="float" office:value="59.6532" calcext:value-type="float">
            <text:p>59.6532</text:p>
          </table:table-cell>
          <table:table-cell office:value-type="float" office:value="33.035418897" calcext:value-type="float">
            <text:p>33.035418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.348" calcext:value-type="float">
            <text:p>97.348</text:p>
          </table:table-cell>
          <table:table-cell/>
          <table:table-cell office:value-type="float" office:value="60.66" calcext:value-type="float">
            <text:p>60.66</text:p>
          </table:table-cell>
          <table:table-cell office:value-type="float" office:value="34.536433961" calcext:value-type="float">
            <text:p>34.536433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.444" calcext:value-type="float">
            <text:p>81.444</text:p>
          </table:table-cell>
          <table:table-cell/>
          <table:table-cell office:value-type="float" office:value="61.2863" calcext:value-type="float">
            <text:p>61.2863</text:p>
          </table:table-cell>
          <table:table-cell office:value-type="float" office:value="33.469827618" calcext:value-type="float">
            <text:p>33.469827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1.312" calcext:value-type="float">
            <text:p>101.312</text:p>
          </table:table-cell>
          <table:table-cell/>
          <table:table-cell office:value-type="float" office:value="61.4466" calcext:value-type="float">
            <text:p>61.4466</text:p>
          </table:table-cell>
          <table:table-cell office:value-type="float" office:value="32.976352075" calcext:value-type="float">
            <text:p>32.97635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.276" calcext:value-type="float">
            <text:p>94.276</text:p>
          </table:table-cell>
          <table:table-cell/>
          <table:table-cell office:value-type="float" office:value="65.5219" calcext:value-type="float">
            <text:p>65.5219</text:p>
          </table:table-cell>
          <table:table-cell office:value-type="float" office:value="33.079984572" calcext:value-type="float">
            <text:p>33.079984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.056" calcext:value-type="float">
            <text:p>86.056</text:p>
          </table:table-cell>
          <table:table-cell/>
          <table:table-cell office:value-type="float" office:value="59.7502" calcext:value-type="float">
            <text:p>59.7502</text:p>
          </table:table-cell>
          <table:table-cell office:value-type="float" office:value="32.930899617" calcext:value-type="float">
            <text:p>32.930899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.064" calcext:value-type="float">
            <text:p>97.064</text:p>
          </table:table-cell>
          <table:table-cell/>
          <table:table-cell office:value-type="float" office:value="59.7743" calcext:value-type="float">
            <text:p>59.7743</text:p>
          </table:table-cell>
          <table:table-cell office:value-type="float" office:value="33.397555225" calcext:value-type="float">
            <text:p>33.397555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2.424" calcext:value-type="float">
            <text:p>92.424</text:p>
          </table:table-cell>
          <table:table-cell/>
          <table:table-cell office:value-type="float" office:value="66.4965" calcext:value-type="float">
            <text:p>66.4965</text:p>
          </table:table-cell>
          <table:table-cell office:value-type="float" office:value="32.940326468" calcext:value-type="float">
            <text:p>32.940326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.992" calcext:value-type="float">
            <text:p>98.992</text:p>
          </table:table-cell>
          <table:table-cell/>
          <table:table-cell office:value-type="float" office:value="61.2532" calcext:value-type="float">
            <text:p>61.2532</text:p>
          </table:table-cell>
          <table:table-cell office:value-type="float" office:value="33.507180326" calcext:value-type="float">
            <text:p>33.507180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.644" calcext:value-type="float">
            <text:p>87.644</text:p>
          </table:table-cell>
          <table:table-cell/>
          <table:table-cell office:value-type="float" office:value="66.2331" calcext:value-type="float">
            <text:p>66.2331</text:p>
          </table:table-cell>
          <table:table-cell office:value-type="float" office:value="33.508532085" calcext:value-type="float">
            <text:p>33.508532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.684" calcext:value-type="float">
            <text:p>96.684</text:p>
          </table:table-cell>
          <table:table-cell/>
          <table:table-cell office:value-type="float" office:value="63.8657" calcext:value-type="float">
            <text:p>63.8657</text:p>
          </table:table-cell>
          <table:table-cell office:value-type="float" office:value="32.745760397" calcext:value-type="float">
            <text:p>32.74576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.14" calcext:value-type="float">
            <text:p>109.14</text:p>
          </table:table-cell>
          <table:table-cell/>
          <table:table-cell office:value-type="float" office:value="59.6824" calcext:value-type="float">
            <text:p>59.6824</text:p>
          </table:table-cell>
          <table:table-cell office:value-type="float" office:value="32.727529052" calcext:value-type="float">
            <text:p>32.727529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.548" calcext:value-type="float">
            <text:p>93.548</text:p>
          </table:table-cell>
          <table:table-cell/>
          <table:table-cell office:value-type="float" office:value="60.055" calcext:value-type="float">
            <text:p>60.055</text:p>
          </table:table-cell>
          <table:table-cell office:value-type="float" office:value="33.37923333" calcext:value-type="float">
            <text:p>33.3792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.736" calcext:value-type="float">
            <text:p>83.736</text:p>
          </table:table-cell>
          <table:table-cell/>
          <table:table-cell office:value-type="float" office:value="65.4324" calcext:value-type="float">
            <text:p>65.4324</text:p>
          </table:table-cell>
          <table:table-cell office:value-type="float" office:value="33.192723551" calcext:value-type="float">
            <text:p>33.192723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.824" calcext:value-type="float">
            <text:p>87.824</text:p>
          </table:table-cell>
          <table:table-cell/>
          <table:table-cell office:value-type="float" office:value="61.175" calcext:value-type="float">
            <text:p>61.175</text:p>
          </table:table-cell>
          <table:table-cell office:value-type="float" office:value="33.507116749" calcext:value-type="float">
            <text:p>33.507116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.392" calcext:value-type="float">
            <text:p>85.392</text:p>
          </table:table-cell>
          <table:table-cell/>
          <table:table-cell office:value-type="float" office:value="62.4183" calcext:value-type="float">
            <text:p>62.4183</text:p>
          </table:table-cell>
          <table:table-cell office:value-type="float" office:value="32.969175463" calcext:value-type="float">
            <text:p>32.969175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.836" calcext:value-type="float">
            <text:p>98.836</text:p>
          </table:table-cell>
          <table:table-cell/>
          <table:table-cell office:value-type="float" office:value="63.8595" calcext:value-type="float">
            <text:p>63.8595</text:p>
          </table:table-cell>
          <table:table-cell office:value-type="float" office:value="37.520671494" calcext:value-type="float">
            <text:p>37.520671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.552" calcext:value-type="float">
            <text:p>89.552</text:p>
          </table:table-cell>
          <table:table-cell/>
          <table:table-cell office:value-type="float" office:value="59.6351" calcext:value-type="float">
            <text:p>59.6351</text:p>
          </table:table-cell>
          <table:table-cell office:value-type="float" office:value="32.813736746" calcext:value-type="float">
            <text:p>32.813736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.56" calcext:value-type="float">
            <text:p>73.56</text:p>
          </table:table-cell>
          <table:table-cell/>
          <table:table-cell office:value-type="float" office:value="61.1049" calcext:value-type="float">
            <text:p>61.1049</text:p>
          </table:table-cell>
          <table:table-cell office:value-type="float" office:value="36.723607833" calcext:value-type="float">
            <text:p>36.72360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.392" calcext:value-type="float">
            <text:p>84.392</text:p>
          </table:table-cell>
          <table:table-cell/>
          <table:table-cell office:value-type="float" office:value="61.7208" calcext:value-type="float">
            <text:p>61.7208</text:p>
          </table:table-cell>
          <table:table-cell office:value-type="float" office:value="33.049620182" calcext:value-type="float">
            <text:p>33.049620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.48" calcext:value-type="float">
            <text:p>98.48</text:p>
          </table:table-cell>
          <table:table-cell/>
          <table:table-cell office:value-type="float" office:value="61.272" calcext:value-type="float">
            <text:p>61.272</text:p>
          </table:table-cell>
          <table:table-cell office:value-type="float" office:value="32.884851169" calcext:value-type="float">
            <text:p>32.884851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.552" calcext:value-type="float">
            <text:p>98.552</text:p>
          </table:table-cell>
          <table:table-cell/>
          <table:table-cell office:value-type="float" office:value="62.0563" calcext:value-type="float">
            <text:p>62.0563</text:p>
          </table:table-cell>
          <table:table-cell office:value-type="float" office:value="33.091783262" calcext:value-type="float">
            <text:p>33.09178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1.336" calcext:value-type="float">
            <text:p>91.336</text:p>
          </table:table-cell>
          <table:table-cell/>
          <table:table-cell office:value-type="float" office:value="64.2764" calcext:value-type="float">
            <text:p>64.2764</text:p>
          </table:table-cell>
          <table:table-cell office:value-type="float" office:value="32.997837693" calcext:value-type="float">
            <text:p>32.997837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.648" calcext:value-type="float">
            <text:p>93.648</text:p>
          </table:table-cell>
          <table:table-cell/>
          <table:table-cell office:value-type="float" office:value="64.6241" calcext:value-type="float">
            <text:p>64.6241</text:p>
          </table:table-cell>
          <table:table-cell office:value-type="float" office:value="33.83764988" calcext:value-type="float">
            <text:p>33.8376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2.768" calcext:value-type="float">
            <text:p>82.768</text:p>
          </table:table-cell>
          <table:table-cell/>
          <table:table-cell office:value-type="float" office:value="59.6545" calcext:value-type="float">
            <text:p>59.6545</text:p>
          </table:table-cell>
          <table:table-cell office:value-type="float" office:value="33.174365166" calcext:value-type="float">
            <text:p>33.174365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.332" calcext:value-type="float">
            <text:p>83.332</text:p>
          </table:table-cell>
          <table:table-cell/>
          <table:table-cell office:value-type="float" office:value="65.8858" calcext:value-type="float">
            <text:p>65.8858</text:p>
          </table:table-cell>
          <table:table-cell office:value-type="float" office:value="33.346860763" calcext:value-type="float">
            <text:p>33.346860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.02" calcext:value-type="float">
            <text:p>100.02</text:p>
          </table:table-cell>
          <table:table-cell/>
          <table:table-cell office:value-type="float" office:value="61.3152" calcext:value-type="float">
            <text:p>61.3152</text:p>
          </table:table-cell>
          <table:table-cell office:value-type="float" office:value="32.978267362" calcext:value-type="float">
            <text:p>32.978267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2.18" calcext:value-type="float">
            <text:p>82.18</text:p>
          </table:table-cell>
          <table:table-cell/>
          <table:table-cell office:value-type="float" office:value="63.3551" calcext:value-type="float">
            <text:p>63.3551</text:p>
          </table:table-cell>
          <table:table-cell office:value-type="float" office:value="31.060725168" calcext:value-type="float">
            <text:p>31.060725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.964" calcext:value-type="float">
            <text:p>70.964</text:p>
          </table:table-cell>
          <table:table-cell/>
          <table:table-cell office:value-type="float" office:value="62.7256" calcext:value-type="float">
            <text:p>62.7256</text:p>
          </table:table-cell>
          <table:table-cell office:value-type="float" office:value="32.518228163" calcext:value-type="float">
            <text:p>32.518228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.328" calcext:value-type="float">
            <text:p>78.328</text:p>
          </table:table-cell>
          <table:table-cell/>
          <table:table-cell office:value-type="float" office:value="59.8372" calcext:value-type="float">
            <text:p>59.8372</text:p>
          </table:table-cell>
          <table:table-cell office:value-type="float" office:value="33.727854251" calcext:value-type="float">
            <text:p>33.727854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1.08" calcext:value-type="float">
            <text:p>101.08</text:p>
          </table:table-cell>
          <table:table-cell/>
          <table:table-cell office:value-type="float" office:value="59.7504" calcext:value-type="float">
            <text:p>59.7504</text:p>
          </table:table-cell>
          <table:table-cell office:value-type="float" office:value="32.994692098" calcext:value-type="float">
            <text:p>32.994692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.276" calcext:value-type="float">
            <text:p>90.276</text:p>
          </table:table-cell>
          <table:table-cell/>
          <table:table-cell office:value-type="float" office:value="61.5838" calcext:value-type="float">
            <text:p>61.5838</text:p>
          </table:table-cell>
          <table:table-cell office:value-type="float" office:value="33.160243953" calcext:value-type="float">
            <text:p>33.160243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.272" calcext:value-type="float">
            <text:p>94.272</text:p>
          </table:table-cell>
          <table:table-cell/>
          <table:table-cell office:value-type="float" office:value="65.3711" calcext:value-type="float">
            <text:p>65.3711</text:p>
          </table:table-cell>
          <table:table-cell office:value-type="float" office:value="32.954288634" calcext:value-type="float">
            <text:p>32.954288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.196" calcext:value-type="float">
            <text:p>89.196</text:p>
          </table:table-cell>
          <table:table-cell/>
          <table:table-cell office:value-type="float" office:value="70.2538" calcext:value-type="float">
            <text:p>70.2538</text:p>
          </table:table-cell>
          <table:table-cell office:value-type="float" office:value="36.638017854" calcext:value-type="float">
            <text:p>36.638017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.024" calcext:value-type="float">
            <text:p>90.024</text:p>
          </table:table-cell>
          <table:table-cell/>
          <table:table-cell office:value-type="float" office:value="61.2962" calcext:value-type="float">
            <text:p>61.2962</text:p>
          </table:table-cell>
          <table:table-cell office:value-type="float" office:value="33.47318452" calcext:value-type="float">
            <text:p>33.4731845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1000'.E1:'1000'.E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5000'.E1:'5000'.E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10000'.E1:'10000'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21:55.456773011</meta:creation-date>
    <dc:date>2016-06-01T10:34:33.014521880</dc:date>
    <meta:editing-duration>PT36M50S</meta:editing-duration>
    <meta:editing-cycles>1</meta:editing-cycles>
    <meta:document-statistic meta:table-count="4" meta:cell-count="1610" meta:object-count="0"/>
    <meta:generator>LibreOffice/5.1.2.2$Linux_X86_64 LibreOffice_project/10m0$Build-2</meta:generator>
  </office:meta>
</office:document-meta>
</file>